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F" svg:font-family="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Πίνακας1" style:family="table">
      <style:table-properties style:width="6.5611in" fo:margin-left="0.0389in" fo:margin-right="0.0931in" table:align="margins"/>
    </style:style>
    <style:style style:name="Πίνακας1.A" style:family="table-column">
      <style:table-column-properties/>
    </style:style>
    <style:style style:name="Πίνακας1.B" style:family="table-column">
      <style:table-column-properties style:column-width="0.0778in" style:rel-column-width="112*"/>
    </style:style>
    <style:style style:name="Πίνακας1.C" style:family="table-column">
      <style:table-column-properties style:column-width="0.0764in" style:rel-column-width="110*"/>
    </style:style>
    <style:style style:name="Πίνακας1.D" style:family="table-column">
      <style:table-column-properties style:column-width="0.0771in" style:rel-column-width="111*"/>
    </style:style>
    <style:style style:name="Πίνακας1.A1" style:family="table-cell">
      <style:table-cell-properties fo:padding="0.0382in" fo:border-left="0.05pt solid #000000" fo:border-right="none" fo:border-top="0.05pt solid #000000" fo:border-bottom="0.05pt solid #000000"/>
    </style:style>
    <style:style style:name="Πίνακας1.Ah1" style:family="table-cell">
      <style:table-cell-properties fo:padding="0.0382in" fo:border="0.05pt solid #000000"/>
    </style:style>
    <style:style style:name="Πίνακας2" style:family="table">
      <style:table-properties style:width="6.5611in" fo:margin-left="0.0389in" fo:margin-right="0.0931in" table:align="margins"/>
    </style:style>
    <style:style style:name="Πίνακας2.A" style:family="table-column">
      <style:table-column-properties/>
    </style:style>
    <style:style style:name="Πίνακας2.B" style:family="table-column">
      <style:table-column-properties style:column-width="0.0778in" style:rel-column-width="112*"/>
    </style:style>
    <style:style style:name="Πίνακας2.C" style:family="table-column">
      <style:table-column-properties style:column-width="0.0764in" style:rel-column-width="110*"/>
    </style:style>
    <style:style style:name="Πίνακας2.D" style:family="table-column">
      <style:table-column-properties style:column-width="0.0771in" style:rel-column-width="111*"/>
    </style:style>
    <style:style style:name="Πίνακας2.A1" style:family="table-cell">
      <style:table-cell-properties fo:padding="0.0382in" fo:border-left="0.05pt solid #000000" fo:border-right="none" fo:border-top="0.05pt solid #000000" fo:border-bottom="0.05pt solid #000000"/>
    </style:style>
    <style:style style:name="Πίνακας2.Ah1" style:family="table-cell">
      <style:table-cell-properties fo:padding="0.0382in" fo:border="0.05pt solid #000000"/>
    </style:style>
    <style:style style:name="P1" style:family="paragraph" style:parent-style-name="List_20_Paragraph">
      <style:text-properties style:font-name="Calibri" fo:font-size="12pt" fo:language="el" fo:country="GR" officeooo:paragraph-rsid="0020af6c" style:font-size-asian="12pt" style:font-size-complex="12pt"/>
    </style:style>
    <style:style style:name="P2" style:family="paragraph" style:parent-style-name="List_20_Paragraph" style:list-style-name="WWNum33">
      <style:text-properties style:font-name="Calibri" fo:font-size="12pt" fo:language="el" fo:country="GR" officeooo:paragraph-rsid="0020af6c" style:font-size-asian="12pt" style:font-size-complex="12pt"/>
    </style:style>
    <style:style style:name="P3" style:family="paragraph" style:parent-style-name="List_20_Paragraph" style:list-style-name="WWNum33">
      <style:text-properties style:font-name="Calibri" fo:font-size="12pt" fo:language="el" fo:country="GR" officeooo:rsid="001f82b3" officeooo:paragraph-rsid="0020af6c" style:font-size-asian="12pt" style:font-size-complex="12pt"/>
    </style:style>
    <style:style style:name="P4" style:family="paragraph" style:parent-style-name="List_20_Paragraph">
      <style:text-properties style:font-name="Calibri" fo:font-size="12pt" fo:language="el" fo:country="GR" officeooo:rsid="001f82b3" officeooo:paragraph-rsid="0020af6c" style:font-size-asian="12pt" style:font-size-complex="12pt"/>
    </style:style>
    <style:style style:name="P5" style:family="paragraph" style:parent-style-name="List_20_Paragraph" style:list-style-name="WWNum33">
      <style:text-properties style:font-name="Calibri" fo:font-size="12pt" fo:language="el" fo:country="GR" officeooo:rsid="0022772c" officeooo:paragraph-rsid="0022772c" style:font-size-asian="12pt" style:font-size-complex="12pt"/>
    </style:style>
    <style:style style:name="P6" style:family="paragraph" style:parent-style-name="List_20_Paragraph" style:list-style-name="WWNum1">
      <style:text-properties style:font-name="Calibri" fo:font-size="12pt" fo:language="el" fo:country="GR" officeooo:paragraph-rsid="0020af6c" style:font-size-asian="12pt" style:font-size-complex="12pt"/>
    </style:style>
    <style:style style:name="P7" style:family="paragraph" style:parent-style-name="List_20_Paragraph" style:list-style-name="WWNum10">
      <style:text-properties style:font-name="Calibri" fo:font-size="12pt" fo:language="el" fo:country="GR" officeooo:rsid="000400c6" officeooo:paragraph-rsid="0020af6c" style:font-size-asian="12pt" style:font-size-complex="12pt"/>
    </style:style>
    <style:style style:name="P8" style:family="paragraph" style:parent-style-name="List_20_Paragraph" style:list-style-name="WWNum16">
      <style:text-properties style:font-name="Calibri" fo:font-size="12pt" fo:language="el" fo:country="GR" officeooo:rsid="000400c6" officeooo:paragraph-rsid="0020af6c" style:font-size-asian="12pt" style:font-size-complex="12pt"/>
    </style:style>
    <style:style style:name="P9" style:family="paragraph" style:parent-style-name="List_20_Paragraph" style:list-style-name="WWNum10">
      <style:text-properties style:font-name="Calibri" fo:font-size="12pt" fo:language="el" fo:country="GR" officeooo:paragraph-rsid="0020af6c" style:font-size-asian="12pt" style:font-size-complex="12pt"/>
    </style:style>
    <style:style style:name="P10" style:family="paragraph" style:parent-style-name="List_20_Paragraph" style:list-style-name="WWNum16">
      <style:text-properties style:font-name="Calibri" fo:font-size="12pt" fo:language="el" fo:country="GR" officeooo:paragraph-rsid="0020af6c" style:font-size-asian="12pt" style:font-size-complex="12pt"/>
    </style:style>
    <style:style style:name="P11" style:family="paragraph" style:parent-style-name="List_20_Paragraph" style:list-style-name="WWNum16">
      <style:text-properties style:font-name="Calibri" fo:font-size="12pt" fo:language="el" fo:country="GR" officeooo:rsid="000a073b" officeooo:paragraph-rsid="0020af6c" style:font-size-asian="12pt" style:font-size-complex="12pt"/>
    </style:style>
    <style:style style:name="P12" style:family="paragraph" style:parent-style-name="List_20_Paragraph" style:list-style-name="WWNum31">
      <style:text-properties style:font-name="Calibri" fo:font-size="12pt" fo:language="el" fo:country="GR" officeooo:rsid="000dccde" officeooo:paragraph-rsid="0020af6c" style:font-size-asian="12pt" style:font-size-complex="12pt"/>
    </style:style>
    <style:style style:name="P13" style:family="paragraph" style:parent-style-name="List_20_Paragraph" style:list-style-name="WWNum33">
      <style:text-properties style:font-name="Calibri" fo:font-size="12pt" officeooo:paragraph-rsid="0020af6c" style:font-size-asian="12pt" style:font-size-complex="12pt"/>
    </style:style>
    <style:style style:name="P14" style:family="paragraph" style:parent-style-name="List_20_Paragraph" style:list-style-name="WWNum1">
      <style:text-properties style:font-name="Calibri" fo:font-size="12pt" officeooo:paragraph-rsid="0020af6c" style:font-size-asian="12pt" style:font-size-complex="12pt"/>
    </style:style>
    <style:style style:name="P15" style:family="paragraph" style:parent-style-name="List_20_Paragraph" style:list-style-name="WWNum10">
      <style:text-properties style:font-name="Calibri" fo:font-size="12pt" officeooo:paragraph-rsid="0020af6c" style:font-size-asian="12pt" style:font-size-complex="12pt"/>
    </style:style>
    <style:style style:name="P16" style:family="paragraph" style:parent-style-name="List_20_Paragraph" style:list-style-name="WWNum10">
      <style:text-properties style:font-name="Calibri" fo:font-size="12pt" officeooo:rsid="000400c6" officeooo:paragraph-rsid="0020af6c" style:font-size-asian="12pt" style:font-size-complex="12pt"/>
    </style:style>
    <style:style style:name="P17" style:family="paragraph" style:parent-style-name="List_20_Paragraph" style:list-style-name="WWNum16">
      <style:text-properties style:font-name="Calibri" fo:font-size="12pt" officeooo:rsid="000400c6" officeooo:paragraph-rsid="0020af6c" style:font-size-asian="12pt" style:font-size-complex="12pt"/>
    </style:style>
    <style:style style:name="P18" style:family="paragraph" style:parent-style-name="List_20_Paragraph" style:list-style-name="WWNum16">
      <style:text-properties style:font-name="Calibri" fo:font-size="12pt" officeooo:paragraph-rsid="0020af6c" style:font-size-asian="12pt" style:font-size-complex="12pt"/>
    </style:style>
    <style:style style:name="P19" style:family="paragraph" style:parent-style-name="List_20_Paragraph" style:list-style-name="WWNum31">
      <style:text-properties style:font-name="Calibri" fo:font-size="12pt" officeooo:paragraph-rsid="0020af6c" style:font-size-asian="12pt" style:font-size-complex="12pt"/>
    </style:style>
    <style:style style:name="P20" style:family="paragraph" style:parent-style-name="List_20_Paragraph" style:list-style-name="WWNum32">
      <style:text-properties style:font-name="Calibri" fo:font-size="12pt" officeooo:paragraph-rsid="0020af6c" style:font-size-asian="12pt" style:font-size-complex="12pt"/>
    </style:style>
    <style:style style:name="P21" style:family="paragraph" style:parent-style-name="List_20_Paragraph" style:list-style-name="WWNum33">
      <style:paragraph-properties fo:line-height="100%"/>
      <style:text-properties style:font-name="Calibri" fo:font-size="12pt" officeooo:paragraph-rsid="0020af6c" style:font-size-asian="12pt" style:font-size-complex="12pt"/>
    </style:style>
    <style:style style:name="P22" style:family="paragraph" style:parent-style-name="List_20_Paragraph" style:list-style-name="WWNum6">
      <style:text-properties style:font-name="Calibri" fo:font-size="12pt" officeooo:paragraph-rsid="0020af6c" style:font-size-asian="12pt" style:font-size-complex="12pt"/>
    </style:style>
    <style:style style:name="P23" style:family="paragraph" style:parent-style-name="List_20_Paragraph" style:list-style-name="WWNum8">
      <style:text-properties style:font-name="Calibri" fo:font-size="12pt" officeooo:paragraph-rsid="0020af6c" style:font-size-asian="12pt" style:font-size-complex="12pt"/>
    </style:style>
    <style:style style:name="P24" style:family="paragraph" style:parent-style-name="List_20_Paragraph" style:list-style-name="WWNum17">
      <style:text-properties style:font-name="Calibri" fo:font-size="12pt" officeooo:paragraph-rsid="0020af6c" style:font-size-asian="12pt" style:font-size-complex="12pt"/>
    </style:style>
    <style:style style:name="P25" style:family="paragraph" style:parent-style-name="List_20_Paragraph" style:list-style-name="WWNum38">
      <style:text-properties style:font-name="Calibri" fo:font-size="12pt" officeooo:paragraph-rsid="0020af6c" style:font-size-asian="12pt" style:font-size-complex="12pt"/>
    </style:style>
    <style:style style:name="P26" style:family="paragraph" style:parent-style-name="List_20_Paragraph" style:list-style-name="WWNum36">
      <style:text-properties style:font-name="Calibri" fo:font-size="12pt" officeooo:paragraph-rsid="0020af6c" style:font-size-asian="12pt" style:font-size-complex="12pt"/>
    </style:style>
    <style:style style:name="P27" style:family="paragraph" style:parent-style-name="List_20_Paragraph" style:list-style-name="WWNum28">
      <style:text-properties style:font-name="Calibri" fo:font-size="12pt" officeooo:paragraph-rsid="0020af6c" style:font-size-asian="12pt" style:font-size-complex="12pt"/>
    </style:style>
    <style:style style:name="P28" style:family="paragraph" style:parent-style-name="List_20_Paragraph" style:list-style-name="WWNum37">
      <style:text-properties style:font-name="Calibri" fo:font-size="12pt" officeooo:paragraph-rsid="0020af6c" style:font-size-asian="12pt" style:font-size-complex="12pt"/>
    </style:style>
    <style:style style:name="P29" style:family="paragraph" style:parent-style-name="List_20_Paragraph" style:list-style-name="WWNum45">
      <style:text-properties style:font-name="Calibri" fo:font-size="12pt" officeooo:paragraph-rsid="0020af6c" style:font-size-asian="12pt" style:font-size-complex="12pt"/>
    </style:style>
    <style:style style:name="P30" style:family="paragraph" style:parent-style-name="List_20_Paragraph" style:list-style-name="WWNum34">
      <style:paragraph-properties fo:margin-left="0in" fo:margin-right="0in" fo:text-indent="0in" style:auto-text-indent="false"/>
      <style:text-properties style:font-name="Calibri" fo:font-size="12pt" officeooo:paragraph-rsid="0020af6c" style:font-size-asian="12pt" style:font-size-complex="12pt"/>
    </style:style>
    <style:style style:name="P31" style:family="paragraph" style:parent-style-name="List_20_Paragraph" style:list-style-name="WWNum10">
      <style:paragraph-properties fo:margin-left="0in" fo:margin-right="0in" fo:text-indent="0in" style:auto-text-indent="false"/>
      <style:text-properties style:font-name="Calibri" fo:font-size="12pt" officeooo:paragraph-rsid="0020af6c" style:font-size-asian="12pt" style:font-size-complex="12pt"/>
    </style:style>
    <style:style style:name="P32" style:family="paragraph" style:parent-style-name="List_20_Paragraph" style:list-style-name="WWNum16">
      <style:paragraph-properties fo:margin-left="0in" fo:margin-right="0in" fo:text-indent="0in" style:auto-text-indent="false"/>
      <style:text-properties style:font-name="Calibri" fo:font-size="12pt" officeooo:paragraph-rsid="0020af6c" style:font-size-asian="12pt" style:font-size-complex="12pt"/>
    </style:style>
    <style:style style:name="P33" style:family="paragraph" style:parent-style-name="List_20_Paragraph">
      <style:paragraph-properties fo:margin-left="0in" fo:margin-right="0in" fo:text-indent="0in" style:auto-text-indent="false"/>
      <style:text-properties style:font-name="Calibri" fo:font-size="12pt" officeooo:paragraph-rsid="0020af6c" style:font-size-asian="12pt" style:font-size-complex="12pt"/>
    </style:style>
    <style:style style:name="P34" style:family="paragraph" style:parent-style-name="List_20_Paragraph" style:list-style-name="WWNum33">
      <style:paragraph-properties fo:margin-left="0in" fo:margin-right="0in" fo:text-indent="0in" style:auto-text-indent="false"/>
      <style:text-properties style:font-name="Calibri" fo:font-size="12pt" officeooo:paragraph-rsid="0020af6c" style:font-size-asian="12pt" style:font-size-complex="12pt"/>
    </style:style>
    <style:style style:name="P35" style:family="paragraph" style:parent-style-name="List_20_Paragraph" style:list-style-name="WWNum31">
      <style:paragraph-properties fo:margin-left="0in" fo:margin-right="0in" fo:text-indent="0in" style:auto-text-indent="false"/>
      <style:text-properties style:font-name="Calibri" fo:font-size="12pt" officeooo:paragraph-rsid="0020af6c" style:font-size-asian="12pt" style:font-size-complex="12pt"/>
    </style:style>
    <style:style style:name="P36" style:family="paragraph" style:parent-style-name="List_20_Paragraph" style:list-style-name="WWNum29">
      <style:paragraph-properties fo:margin-left="0in" fo:margin-right="0in" fo:text-indent="0in" style:auto-text-indent="false"/>
      <style:text-properties style:font-name="Calibri" fo:font-size="12pt" fo:language="el" fo:country="GR" officeooo:rsid="00053494" officeooo:paragraph-rsid="0020af6c" style:font-size-asian="12pt" style:font-size-complex="12pt"/>
    </style:style>
    <style:style style:name="P37" style:family="paragraph" style:parent-style-name="List_20_Paragraph" style:list-style-name="WWNum16">
      <style:paragraph-properties fo:margin-left="0in" fo:margin-right="0in" fo:text-indent="0in" style:auto-text-indent="false"/>
      <style:text-properties style:font-name="Calibri" fo:font-size="12pt" fo:language="el" fo:country="GR" officeooo:rsid="000a073b" officeooo:paragraph-rsid="0020af6c" style:font-size-asian="12pt" style:font-size-complex="12pt"/>
    </style:style>
    <style:style style:name="P38" style:family="paragraph" style:parent-style-name="List_20_Paragraph">
      <style:paragraph-properties fo:margin-left="0in" fo:margin-right="0in" fo:text-indent="0in" style:auto-text-indent="false"/>
      <style:text-properties style:font-name="Calibri" fo:font-size="12pt" fo:language="el" fo:country="GR" officeooo:paragraph-rsid="0020af6c" style:font-size-asian="12pt" style:font-size-complex="12pt"/>
    </style:style>
    <style:style style:name="P39" style:family="paragraph" style:parent-style-name="List_20_Paragraph" style:list-style-name="WWNum33">
      <style:paragraph-properties fo:margin-left="0in" fo:margin-right="0in" fo:text-indent="0in" style:auto-text-indent="false"/>
      <style:text-properties style:font-name="Calibri" fo:font-size="12pt" fo:language="el" fo:country="GR" officeooo:rsid="000ab6f1" officeooo:paragraph-rsid="0020af6c" style:font-size-asian="12pt" style:font-size-complex="12pt"/>
    </style:style>
    <style:style style:name="P40" style:family="paragraph" style:parent-style-name="List_20_Paragraph" style:list-style-name="WWNum33">
      <style:paragraph-properties fo:margin-left="0in" fo:margin-right="0in" fo:text-indent="0in" style:auto-text-indent="false"/>
      <style:text-properties style:font-name="Calibri" fo:font-size="12pt" fo:language="el" fo:country="GR" officeooo:rsid="000c06e5" officeooo:paragraph-rsid="0020af6c" style:font-size-asian="12pt" style:font-size-complex="12pt"/>
    </style:style>
    <style:style style:name="P41" style:family="paragraph" style:parent-style-name="List_20_Paragraph">
      <style:paragraph-properties fo:margin-left="0in" fo:margin-right="0in" fo:text-indent="0in" style:auto-text-indent="false"/>
      <style:text-properties style:font-name="Calibri" fo:font-size="12pt" fo:language="el" fo:country="GR" fo:font-weight="normal" officeooo:rsid="000ab6f1" officeooo:paragraph-rsid="0020af6c" style:font-size-asian="12pt" style:font-weight-asian="normal" style:font-size-complex="12pt" style:font-weight-complex="normal"/>
    </style:style>
    <style:style style:name="P42" style:family="paragraph" style:parent-style-name="List_20_Paragraph">
      <style:paragraph-properties fo:margin-left="0in" fo:margin-right="0in" fo:text-indent="0in" style:auto-text-indent="false"/>
      <style:text-properties style:font-name="Calibri" fo:font-size="12pt" fo:language="el" fo:country="GR" fo:font-weight="normal" officeooo:rsid="0014919d" officeooo:paragraph-rsid="0020af6c" style:font-size-asian="12pt" style:font-weight-asian="normal" style:font-size-complex="12pt" style:font-weight-complex="normal"/>
    </style:style>
    <style:style style:name="P43" style:family="paragraph" style:parent-style-name="List_20_Paragraph">
      <style:paragraph-properties fo:margin-left="0in" fo:margin-right="0in" fo:text-indent="0in" style:auto-text-indent="false"/>
      <style:text-properties style:font-name="Calibri" fo:font-size="12pt" fo:language="el" fo:country="GR" fo:font-weight="bold" officeooo:rsid="0014919d" officeooo:paragraph-rsid="0020af6c" style:font-size-asian="12pt" style:font-weight-asian="bold" style:font-size-complex="12pt" style:font-weight-complex="bold"/>
    </style:style>
    <style:style style:name="P44" style:family="paragraph" style:parent-style-name="List_20_Paragraph">
      <style:paragraph-properties fo:margin-left="0in" fo:margin-right="0in" fo:text-indent="0in" style:auto-text-indent="false"/>
      <style:text-properties style:font-name="Calibri" fo:font-size="12pt" fo:font-weight="bold" officeooo:rsid="000ab6f1" officeooo:paragraph-rsid="0020af6c" style:font-size-asian="12pt" style:font-weight-asian="bold" style:font-size-complex="12pt" style:font-weight-complex="bold"/>
    </style:style>
    <style:style style:name="P45" style:family="paragraph" style:parent-style-name="List_20_Paragraph" style:list-style-name="WWNum33">
      <style:paragraph-properties fo:margin-left="0in" fo:margin-right="0in" fo:text-indent="0in" style:auto-text-indent="false"/>
      <style:text-properties style:font-name="Calibri" fo:font-size="12pt" fo:language="en" fo:country="US" officeooo:rsid="000ab6f1" officeooo:paragraph-rsid="0020af6c" style:font-size-asian="12pt" style:font-size-complex="12pt"/>
    </style:style>
    <style:style style:name="P46" style:family="paragraph" style:parent-style-name="List_20_Paragraph" style:list-style-name="WWNum33">
      <style:paragraph-properties fo:margin-left="0in" fo:margin-right="0in" fo:text-indent="0in" style:auto-text-indent="false"/>
      <style:text-properties style:font-name="Calibri" fo:font-size="12pt" fo:language="en" fo:country="US" officeooo:rsid="0014919d" officeooo:paragraph-rsid="0020af6c" style:font-size-asian="12pt" style:font-size-complex="12pt"/>
    </style:style>
    <style:style style:name="P47" style:family="paragraph" style:parent-style-name="List_20_Paragraph">
      <style:paragraph-properties fo:margin-left="0in" fo:margin-right="0in" fo:text-indent="0in" style:auto-text-indent="false"/>
      <style:text-properties style:font-name="Calibri" fo:font-size="12pt" fo:language="en" fo:country="US" fo:font-weight="normal" officeooo:rsid="0014919d" officeooo:paragraph-rsid="0020af6c" style:font-size-asian="12pt" style:font-weight-asian="normal" style:font-size-complex="12pt" style:font-weight-complex="normal"/>
    </style:style>
    <style:style style:name="P48" style:family="paragraph" style:parent-style-name="List_20_Paragraph" style:list-style-name="WWNum31">
      <style:paragraph-properties fo:margin-left="0in" fo:margin-right="0in" fo:text-indent="0in" style:auto-text-indent="false"/>
      <style:text-properties style:font-name="Calibri" fo:font-size="12pt" fo:language="en" fo:country="US" fo:font-weight="normal" officeooo:rsid="00150e1e" officeooo:paragraph-rsid="0020af6c" style:font-size-asian="12pt" style:font-weight-asian="normal" style:font-size-complex="12pt" style:font-weight-complex="normal"/>
    </style:style>
    <style:style style:name="P49" style:family="paragraph" style:parent-style-name="List_20_Paragraph">
      <style:paragraph-properties fo:margin-left="0in" fo:margin-right="0in" fo:text-indent="0in" style:auto-text-indent="false"/>
      <style:text-properties style:font-name="Calibri" fo:font-size="12pt" fo:language="en" fo:country="US" fo:font-weight="normal" officeooo:rsid="00150e1e" officeooo:paragraph-rsid="0020af6c" style:font-size-asian="12pt" style:font-weight-asian="normal" style:font-size-complex="12pt" style:font-weight-complex="normal"/>
    </style:style>
    <style:style style:name="P50" style:family="paragraph" style:parent-style-name="List_20_Paragraph">
      <style:paragraph-properties fo:margin-left="0in" fo:margin-right="0in" fo:text-indent="0in" style:auto-text-indent="false"/>
      <style:text-properties style:font-name="Calibri" fo:font-size="12pt" fo:language="en" fo:country="US" fo:font-weight="normal" officeooo:rsid="0020af6c" officeooo:paragraph-rsid="0020af6c" style:font-size-asian="12pt" style:font-weight-asian="normal" style:font-size-complex="12pt" style:font-weight-complex="normal"/>
    </style:style>
    <style:style style:name="P51" style:family="paragraph" style:parent-style-name="List_20_Paragraph" style:list-style-name="WWNum31">
      <style:paragraph-properties fo:margin-left="0in" fo:margin-right="0in" fo:text-indent="0in" style:auto-text-indent="false"/>
      <style:text-properties style:font-name="Calibri" fo:font-size="12pt" fo:font-weight="normal" officeooo:rsid="000ab6f1" officeooo:paragraph-rsid="0020af6c" style:font-size-asian="12pt" style:font-weight-asian="normal" style:font-size-complex="12pt" style:font-weight-complex="normal"/>
    </style:style>
    <style:style style:name="P52" style:family="paragraph" style:parent-style-name="List_20_Paragraph" style:list-style-name="WWNum47">
      <style:paragraph-properties fo:margin-left="0in" fo:margin-right="0in" fo:margin-top="0in" fo:margin-bottom="0.139in" style:contextual-spacing="true" fo:line-height="115%" fo:hyphenation-ladder-count="no-limit" fo:text-indent="0in" style:auto-text-indent="false"/>
      <style:text-properties style:font-name="Calibri" fo:font-size="11pt" fo:language="en" fo:country="US" fo:font-weight="normal" officeooo:rsid="0020af6c" officeooo:paragraph-rsid="0020af6c" style:font-size-asian="11pt" style:font-weight-asian="normal" style:font-size-complex="11pt" style:font-weight-complex="normal" fo:hyphenate="false" fo:hyphenation-remain-char-count="2" fo:hyphenation-push-char-count="2" loext:hyphenation-no-caps="false"/>
    </style:style>
    <style:style style:name="P53" style:family="paragraph" style:parent-style-name="List_20_Paragraph">
      <style:paragraph-properties fo:margin-left="0.25in" fo:margin-right="0in" fo:text-indent="0in" style:auto-text-indent="false"/>
      <style:text-properties style:font-name="Calibri" fo:font-size="12pt" fo:language="el" fo:country="GR" officeooo:paragraph-rsid="0020af6c" style:font-size-asian="12pt" style:font-size-complex="12pt"/>
    </style:style>
    <style:style style:name="P54" style:family="paragraph" style:parent-style-name="List_20_Paragraph" style:list-style-name="WWNum41">
      <style:paragraph-properties fo:margin-top="0in" fo:margin-bottom="0.139in" style:contextual-spacing="false" fo:line-height="115%" fo:hyphenation-ladder-count="no-limit"/>
      <style:text-properties style:font-name="Calibri" fo:font-size="12pt" officeooo:paragraph-rsid="0020af6c" style:font-size-asian="12pt" style:font-size-complex="12pt" fo:hyphenate="false" fo:hyphenation-remain-char-count="2" fo:hyphenation-push-char-count="2" loext:hyphenation-no-caps="false"/>
    </style:style>
    <style:style style:name="P55" style:family="paragraph" style:parent-style-name="List_20_Paragraph" style:list-style-name="WWNum42">
      <style:paragraph-properties fo:margin-top="0in" fo:margin-bottom="0.139in" style:contextual-spacing="false" fo:line-height="115%" fo:hyphenation-ladder-count="no-limit"/>
      <style:text-properties style:font-name="Calibri" fo:font-size="12pt" officeooo:paragraph-rsid="0020af6c" style:font-size-asian="12pt" style:font-size-complex="12pt" fo:hyphenate="false" fo:hyphenation-remain-char-count="2" fo:hyphenation-push-char-count="2" loext:hyphenation-no-caps="false"/>
    </style:style>
    <style:style style:name="P56" style:family="paragraph" style:parent-style-name="List_20_Paragraph" style:list-style-name="WWNum45">
      <style:paragraph-properties fo:margin-top="0in" fo:margin-bottom="0.139in" style:contextual-spacing="false" fo:line-height="115%" fo:hyphenation-ladder-count="no-limit"/>
      <style:text-properties style:font-name="Calibri" fo:font-size="12pt" officeooo:paragraph-rsid="0020af6c" style:font-size-asian="12pt" style:font-size-complex="12pt" fo:hyphenate="false" fo:hyphenation-remain-char-count="2" fo:hyphenation-push-char-count="2" loext:hyphenation-no-caps="false"/>
    </style:style>
    <style:style style:name="P57" style:family="paragraph" style:parent-style-name="List_20_Paragraph" style:list-style-name="WWNum42">
      <style:paragraph-properties fo:margin-top="0in" fo:margin-bottom="0.139in" style:contextual-spacing="true" fo:line-height="115%" fo:hyphenation-ladder-count="no-limit"/>
      <style:text-properties style:font-name="Calibri" fo:font-size="12pt" officeooo:paragraph-rsid="0020af6c" style:font-size-asian="12pt" style:font-size-complex="12pt" fo:hyphenate="false" fo:hyphenation-remain-char-count="2" fo:hyphenation-push-char-count="2" loext:hyphenation-no-caps="false"/>
    </style:style>
    <style:style style:name="P58" style:family="paragraph" style:parent-style-name="List_20_Paragraph" style:list-style-name="WWNum47">
      <style:paragraph-properties fo:margin-top="0in" fo:margin-bottom="0.139in" style:contextual-spacing="true" fo:line-height="115%" fo:hyphenation-ladder-count="no-limit"/>
      <style:text-properties style:font-name="Calibri" fo:font-size="12pt" officeooo:paragraph-rsid="0020af6c" style:font-size-asian="12pt" style:font-size-complex="12pt" fo:hyphenate="false" fo:hyphenation-remain-char-count="2" fo:hyphenation-push-char-count="2" loext:hyphenation-no-caps="false"/>
    </style:style>
    <style:style style:name="P59" style:family="paragraph" style:parent-style-name="Standard">
      <style:text-properties officeooo:paragraph-rsid="0020af6c"/>
    </style:style>
    <style:style style:name="P60" style:family="paragraph" style:parent-style-name="Standard" style:list-style-name="WWNum4">
      <style:text-properties officeooo:paragraph-rsid="0020af6c"/>
    </style:style>
    <style:style style:name="P61" style:family="paragraph" style:parent-style-name="Standard">
      <style:text-properties style:font-name="Calibri" fo:font-size="12pt" fo:font-weight="bold" officeooo:paragraph-rsid="0020af6c" style:font-size-asian="12pt" style:font-weight-asian="bold" style:font-size-complex="12pt" style:font-weight-complex="bold"/>
    </style:style>
    <style:style style:name="P62" style:family="paragraph" style:parent-style-name="Standard">
      <style:text-properties style:font-name="Calibri" fo:font-size="12pt" officeooo:paragraph-rsid="0020af6c" style:font-size-asian="12pt" style:font-size-complex="12pt"/>
    </style:style>
    <style:style style:name="P63" style:family="paragraph" style:parent-style-name="Standard">
      <style:paragraph-properties fo:line-height="100%"/>
      <style:text-properties style:font-name="Calibri" fo:font-size="12pt" officeooo:paragraph-rsid="0020af6c" style:font-size-asian="12pt" style:font-size-complex="12pt"/>
    </style:style>
    <style:style style:name="P64" style:family="paragraph" style:parent-style-name="Standard">
      <style:paragraph-properties fo:text-align="center" style:justify-single-word="false"/>
      <style:text-properties style:font-name="Calibri" fo:font-size="12pt" officeooo:paragraph-rsid="0020af6c" style:font-size-asian="12pt" style:font-size-complex="12pt"/>
    </style:style>
    <style:style style:name="P65" style:family="paragraph" style:parent-style-name="Standard">
      <style:text-properties style:font-name="Calibri" fo:font-size="12pt" fo:language="el" fo:country="GR" officeooo:paragraph-rsid="0020af6c" style:font-size-asian="12pt" style:font-size-complex="12pt"/>
    </style:style>
    <style:style style:name="P66" style:family="paragraph" style:parent-style-name="Standard">
      <style:paragraph-properties fo:line-height="100%"/>
      <style:text-properties style:font-name="Calibri" fo:font-size="12pt" fo:language="el" fo:country="GR" officeooo:paragraph-rsid="0020af6c" style:font-size-asian="12pt" style:font-size-complex="12pt"/>
    </style:style>
    <style:style style:name="P67" style:family="paragraph" style:parent-style-name="Standard">
      <style:text-properties style:font-name="Calibri" fo:font-size="12pt" fo:language="en" fo:country="US" officeooo:rsid="001f82b3" officeooo:paragraph-rsid="001f82b3" style:font-size-asian="12pt" style:font-size-complex="12pt"/>
    </style:style>
    <style:style style:name="P68" style:family="paragraph" style:parent-style-name="Standard">
      <style:text-properties style:font-name="Calibri" fo:font-size="12pt" fo:font-weight="normal" officeooo:paragraph-rsid="0020af6c" style:font-size-asian="12pt" style:font-weight-asian="normal" style:font-size-complex="12pt" style:font-weight-complex="normal"/>
    </style:style>
    <style:style style:name="P69" style:family="paragraph" style:parent-style-name="Standard">
      <style:text-properties style:font-name="Calibri" fo:font-size="12pt" fo:font-style="italic" fo:font-weight="bold" officeooo:paragraph-rsid="0020af6c" style:font-size-asian="12pt" style:font-style-asian="italic" style:font-weight-asian="bold" style:font-size-complex="12pt" style:font-style-complex="italic" style:font-weight-complex="bold"/>
    </style:style>
    <style:style style:name="P70" style:family="paragraph" style:parent-style-name="Standard">
      <style:paragraph-properties fo:margin-left="0in" fo:margin-right="0in" fo:text-indent="0in" style:auto-text-indent="false"/>
      <style:text-properties style:font-name="Calibri" fo:font-size="11pt" fo:language="en" fo:country="US" fo:font-weight="normal" officeooo:rsid="0020af6c" officeooo:paragraph-rsid="0020af6c" style:font-size-asian="11pt" style:font-weight-asian="normal" style:font-size-complex="11pt" style:font-weight-complex="normal"/>
    </style:style>
    <style:style style:name="P71" style:family="paragraph" style:parent-style-name="Standard">
      <style:paragraph-properties fo:margin-left="0in" fo:margin-right="0in" fo:text-indent="0in" style:auto-text-indent="false"/>
      <style:text-properties style:font-name="Calibri" fo:font-size="12pt" officeooo:paragraph-rsid="0020af6c" style:font-size-asian="12pt" style:font-size-complex="12pt"/>
    </style:style>
    <style:style style:name="P72" style:family="paragraph" style:parent-style-name="Standard">
      <style:paragraph-properties fo:margin-left="0in" fo:margin-right="0in" fo:text-indent="0in" style:auto-text-indent="false"/>
      <style:text-properties style:font-name="Calibri" fo:font-size="12pt" fo:font-weight="normal" officeooo:rsid="000ab6f1" officeooo:paragraph-rsid="0020af6c" style:font-size-asian="12pt" style:font-weight-asian="normal" style:font-size-complex="12pt" style:font-weight-complex="normal"/>
    </style:style>
    <style:style style:name="P73" style:family="paragraph" style:parent-style-name="Standard">
      <style:paragraph-properties fo:margin-left="0in" fo:margin-right="0in" fo:text-indent="0in" style:auto-text-indent="false"/>
      <style:text-properties style:font-name="Calibri" fo:font-size="12pt" fo:language="el" fo:country="GR" fo:font-weight="normal" officeooo:rsid="0013ab33" officeooo:paragraph-rsid="0020af6c" style:font-size-asian="12pt" style:font-weight-asian="normal" style:font-size-complex="12pt" style:font-weight-complex="normal"/>
    </style:style>
    <style:style style:name="P74" style:family="paragraph" style:parent-style-name="Standard">
      <style:paragraph-properties fo:margin-left="0in" fo:margin-right="0in" fo:text-indent="0in" style:auto-text-indent="false"/>
      <style:text-properties style:font-name="Calibri" fo:font-size="12pt" fo:language="el" fo:country="GR" fo:font-weight="normal" officeooo:rsid="0025df0f" officeooo:paragraph-rsid="0020af6c" style:font-size-asian="12pt" style:font-weight-asian="normal" style:font-size-complex="12pt" style:font-weight-complex="normal"/>
    </style:style>
    <style:style style:name="P75" style:family="paragraph" style:parent-style-name="Standard">
      <style:paragraph-properties fo:margin-left="0in" fo:margin-right="0in" fo:text-indent="0in" style:auto-text-indent="false"/>
      <style:text-properties style:font-name="Calibri" fo:font-size="12pt" fo:language="el" fo:country="GR" officeooo:paragraph-rsid="0020af6c" style:font-size-asian="12pt" style:font-size-complex="12pt"/>
    </style:style>
    <style:style style:name="P76" style:family="paragraph" style:parent-style-name="Standard">
      <style:paragraph-properties fo:margin-left="0in" fo:margin-right="0in" fo:text-indent="0in" style:auto-text-indent="false"/>
      <style:text-properties style:font-name="Calibri" fo:font-size="12pt" fo:language="el" fo:country="GR" officeooo:rsid="0013ab33" officeooo:paragraph-rsid="0020af6c" style:font-size-asian="12pt" style:font-size-complex="12pt"/>
    </style:style>
    <style:style style:name="P77" style:family="paragraph" style:parent-style-name="Standard">
      <style:paragraph-properties fo:margin-left="0in" fo:margin-right="0in" fo:text-indent="0in" style:auto-text-indent="false"/>
      <style:text-properties style:font-name="Calibri" fo:font-size="12pt" fo:language="el" fo:country="GR" fo:font-weight="bold" officeooo:rsid="000ab6f1" officeooo:paragraph-rsid="0020af6c" style:font-size-asian="12pt" style:font-weight-asian="bold" style:font-size-complex="12pt" style:font-weight-complex="bold"/>
    </style:style>
    <style:style style:name="P78" style:family="paragraph" style:parent-style-name="Standard" style:list-style-name="WWNum31">
      <style:paragraph-properties fo:margin-left="0in" fo:margin-right="0in" fo:text-indent="0in" style:auto-text-indent="false"/>
      <style:text-properties style:font-name="Calibri" fo:font-size="12pt" fo:language="el" fo:country="GR" fo:font-weight="bold" officeooo:rsid="0014919d" officeooo:paragraph-rsid="0020af6c" style:font-size-asian="12pt" style:font-weight-asian="bold" style:font-size-complex="12pt" style:font-weight-complex="bold"/>
    </style:style>
    <style:style style:name="P79" style:family="paragraph" style:parent-style-name="Standard">
      <style:paragraph-properties fo:margin-left="0in" fo:margin-right="0in" fo:text-indent="0in" style:auto-text-indent="false"/>
      <style:text-properties style:font-name="Calibri" fo:font-size="12pt" fo:language="en" fo:country="US" fo:font-weight="normal" officeooo:rsid="0014919d" officeooo:paragraph-rsid="0020af6c" style:font-size-asian="12pt" style:font-weight-asian="normal" style:font-size-complex="12pt" style:font-weight-complex="normal"/>
    </style:style>
    <style:style style:name="P80" style:family="paragraph" style:parent-style-name="Standard">
      <style:paragraph-properties fo:margin-left="0in" fo:margin-right="0in" fo:text-indent="0in" style:auto-text-indent="false"/>
      <style:text-properties style:font-name="Calibri" fo:font-size="12pt" fo:font-weight="bold" officeooo:rsid="000ab6f1" officeooo:paragraph-rsid="0020af6c" style:font-size-asian="12pt" style:font-weight-asian="bold" style:font-size-complex="12pt" style:font-weight-complex="bold"/>
    </style:style>
    <style:style style:name="P81" style:family="paragraph" style:parent-style-name="Standard">
      <style:paragraph-properties fo:margin-top="0in" fo:margin-bottom="0.111in" style:contextual-spacing="false" fo:line-height="107%"/>
      <style:text-properties officeooo:paragraph-rsid="0020af6c"/>
    </style:style>
    <style:style style:name="P82" style:family="paragraph" style:parent-style-name="Standard">
      <style:paragraph-properties fo:margin-top="0in" fo:margin-bottom="0.139in" style:contextual-spacing="false" fo:line-height="115%" fo:hyphenation-ladder-count="no-limit"/>
      <style:text-properties style:font-name="Calibri" fo:font-size="12pt" fo:language="el" fo:country="GR" officeooo:paragraph-rsid="0020af6c" style:font-size-asian="12pt" style:font-size-complex="12pt" fo:hyphenate="false" fo:hyphenation-remain-char-count="2" fo:hyphenation-push-char-count="2" loext:hyphenation-no-caps="false"/>
    </style:style>
    <style:style style:name="P83" style:family="paragraph" style:parent-style-name="Standard">
      <style:paragraph-properties fo:margin-top="0in" fo:margin-bottom="0.139in" style:contextual-spacing="false" fo:line-height="115%" fo:hyphenation-ladder-count="no-limit"/>
      <style:text-properties style:font-name="Calibri" fo:font-size="12pt" officeooo:paragraph-rsid="0020af6c" style:font-size-asian="12pt" style:font-size-complex="12pt" fo:hyphenate="false" fo:hyphenation-remain-char-count="2" fo:hyphenation-push-char-count="2" loext:hyphenation-no-caps="false"/>
    </style:style>
    <style:style style:name="P84" style:family="paragraph" style:parent-style-name="Standard" style:master-page-name="Standard">
      <style:paragraph-properties style:page-number="auto"/>
      <style:text-properties style:font-name="Calibri" fo:font-size="12pt" fo:language="el" fo:country="GR" officeooo:paragraph-rsid="0020af6c" style:font-size-asian="12pt" style:font-size-complex="12pt"/>
    </style:style>
    <style:style style:name="P85" style:family="paragraph" style:parent-style-name="Standard_20__28_user_29_">
      <style:text-properties style:font-name="Calibri" fo:font-size="12pt" officeooo:paragraph-rsid="0020af6c" style:font-size-asian="12pt" style:font-size-complex="12pt"/>
    </style:style>
    <style:style style:name="P86" style:family="paragraph" style:parent-style-name="Standard_20__28_user_29_" style:list-style-name="WWNum44">
      <style:text-properties style:font-name="Calibri" fo:font-size="12pt" officeooo:paragraph-rsid="0020af6c" style:font-size-asian="12pt" style:font-size-complex="12pt"/>
    </style:style>
    <style:style style:name="P87" style:family="paragraph" style:parent-style-name="Standard_20__28_user_29_">
      <style:text-properties style:font-name="Calibri" fo:font-size="12pt" fo:font-style="italic" fo:font-weight="bold" officeooo:paragraph-rsid="0020af6c" style:font-size-asian="12pt" style:font-style-asian="italic" style:font-weight-asian="bold" style:font-size-complex="12pt" style:font-style-complex="italic" style:font-weight-complex="bold"/>
    </style:style>
    <style:style style:name="P88" style:family="paragraph" style:parent-style-name="Table_20_Contents">
      <style:text-properties style:font-name="Calibri" fo:font-size="12pt" style:font-size-asian="12pt" style:font-size-complex="12pt"/>
    </style:style>
    <style:style style:name="P89" style:family="paragraph" style:parent-style-name="Table_20_Contents">
      <style:text-properties style:font-name="Calibri" fo:font-size="12pt" officeooo:paragraph-rsid="0020af6c" style:font-size-asian="12pt" style:font-size-complex="12pt"/>
    </style:style>
    <style:style style:name="P90" style:family="paragraph" style:parent-style-name="Παράγραφος_20_λίστας" style:list-style-name="WWNum1">
      <style:text-properties officeooo:paragraph-rsid="0020af6c"/>
    </style:style>
    <style:style style:name="P91" style:family="paragraph" style:parent-style-name="Παράγραφος_20_λίστας" style:list-style-name="WWNum2">
      <style:text-properties officeooo:paragraph-rsid="0020af6c"/>
    </style:style>
    <style:style style:name="P92" style:family="paragraph" style:parent-style-name="Παράγραφος_20_λίστας" style:list-style-name="WWNum4">
      <style:text-properties officeooo:paragraph-rsid="0020af6c"/>
    </style:style>
    <style:style style:name="P93" style:family="paragraph" style:parent-style-name="Παράγραφος_20_λίστας">
      <style:text-properties style:font-name="Calibri" fo:font-size="12pt" officeooo:paragraph-rsid="0020af6c" style:font-size-asian="12pt" style:font-size-complex="12pt"/>
    </style:style>
    <style:style style:name="T1" style:family="text">
      <style:text-properties officeooo:rsid="001f82b3"/>
    </style:style>
    <style:style style:name="T2" style:family="text">
      <style:text-properties fo:language="el" fo:country="GR"/>
    </style:style>
    <style:style style:name="T3" style:family="text">
      <style:text-properties fo:language="el" fo:country="GR" style:text-underline-style="solid" style:text-underline-width="auto" style:text-underline-color="font-color"/>
    </style:style>
    <style:style style:name="T4" style:family="text">
      <style:text-properties fo:language="el" fo:country="GR" officeooo:rsid="0013ab33"/>
    </style:style>
    <style:style style:name="T5" style:family="text">
      <style:text-properties fo:language="el" fo:country="GR" officeooo:rsid="0026dafb"/>
    </style:style>
    <style:style style:name="T6" style:family="text">
      <style:text-properties fo:language="el" fo:country="GR" fo:font-weight="bold" style:font-weight-asian="bold" style:font-weight-complex="bold"/>
    </style:style>
    <style:style style:name="T7" style:family="text">
      <style:text-properties fo:language="el" fo:country="GR" officeooo:rsid="001ea8f0"/>
    </style:style>
    <style:style style:name="T8" style:family="text">
      <style:text-properties fo:language="el" fo:country="GR" officeooo:rsid="002aabcc"/>
    </style:style>
    <style:style style:name="T9" style:family="text">
      <style:text-properties fo:language="el" fo:country="GR" officeooo:rsid="00035dac"/>
    </style:style>
    <style:style style:name="T10" style:family="text">
      <style:text-properties fo:language="el" fo:country="GR" officeooo:rsid="000400c6"/>
    </style:style>
    <style:style style:name="T11" style:family="text">
      <style:text-properties fo:language="el" fo:country="GR" officeooo:rsid="00053494"/>
    </style:style>
    <style:style style:name="T12" style:family="text">
      <style:text-properties fo:language="el" fo:country="GR" officeooo:rsid="002041d8"/>
    </style:style>
    <style:style style:name="T13" style:family="text">
      <style:text-properties fo:language="el" fo:country="GR" officeooo:rsid="000a073b"/>
    </style:style>
    <style:style style:name="T14" style:family="text">
      <style:text-properties fo:language="el" fo:country="GR" officeooo:rsid="000c06e5"/>
    </style:style>
    <style:style style:name="T15" style:family="text">
      <style:text-properties fo:language="el" fo:country="GR" officeooo:rsid="00227320"/>
    </style:style>
    <style:style style:name="T16" style:family="text">
      <style:text-properties fo:language="el" fo:country="GR" officeooo:rsid="000dccde"/>
    </style:style>
    <style:style style:name="T17" style:family="text">
      <style:text-properties fo:language="el" fo:country="GR" fo:font-style="italic" style:font-style-asian="italic" style:font-style-complex="italic"/>
    </style:style>
    <style:style style:name="T18" style:family="text">
      <style:text-properties fo:language="el" fo:country="GR" officeooo:rsid="0023ef0c"/>
    </style:style>
    <style:style style:name="T19" style:family="text">
      <style:text-properties fo:language="el" fo:country="GR" officeooo:rsid="0025df0f"/>
    </style:style>
    <style:style style:name="T20" style:family="text">
      <style:text-properties fo:language="el" fo:country="GR" officeooo:rsid="000ab6f1"/>
    </style:style>
    <style:style style:name="T21" style:family="text">
      <style:text-properties fo:language="el" fo:country="GR" officeooo:rsid="0014919d"/>
    </style:style>
    <style:style style:name="T22" style:family="text">
      <style:text-properties fo:language="el" fo:country="GR" fo:font-weight="normal" officeooo:rsid="000ab6f1" style:font-weight-asian="normal" style:font-weight-complex="normal"/>
    </style:style>
    <style:style style:name="T23" style:family="text">
      <style:text-properties fo:language="el" fo:country="GR" fo:font-weight="normal" officeooo:rsid="0023ef0c" style:font-weight-asian="normal" style:font-weight-complex="normal"/>
    </style:style>
    <style:style style:name="T24" style:family="text">
      <style:text-properties fo:language="el" fo:country="GR" fo:font-weight="normal" officeooo:rsid="0014919d" style:font-weight-asian="normal" style:font-weight-complex="normal"/>
    </style:style>
    <style:style style:name="T25" style:family="text">
      <style:text-properties fo:language="el" fo:country="GR" fo:font-weight="normal" officeooo:rsid="000c06e5" style:font-weight-asian="normal" style:font-weight-complex="normal"/>
    </style:style>
    <style:style style:name="T26" style:family="text">
      <style:text-properties fo:language="el" fo:country="GR" fo:font-weight="normal" officeooo:rsid="0013ab33" style:font-weight-asian="normal" style:font-weight-complex="normal"/>
    </style:style>
    <style:style style:name="T27" style:family="text">
      <style:text-properties fo:language="el" fo:country="GR" fo:font-weight="normal" officeooo:rsid="0026dafb" style:font-weight-asian="normal" style:font-weight-complex="normal"/>
    </style:style>
    <style:style style:name="T28" style:family="text">
      <style:text-properties fo:language="el" fo:country="GR" fo:font-weight="normal" officeooo:rsid="0025df0f" style:font-weight-asian="normal" style:font-weight-complex="normal"/>
    </style:style>
    <style:style style:name="T29" style:family="text">
      <style:text-properties fo:language="el" fo:country="GR" fo:font-weight="normal" officeooo:rsid="00150e1e" style:font-weight-asian="normal" style:font-weight-complex="normal"/>
    </style:style>
    <style:style style:name="T30" style:family="text">
      <style:text-properties officeooo:rsid="0013ab33"/>
    </style:style>
    <style:style style:name="T31" style:family="text">
      <style:text-properties fo:language="en" fo:country="GB"/>
    </style:style>
    <style:style style:name="T32" style:family="text">
      <style:text-properties fo:language="en" fo:country="GB" officeooo:rsid="0013ab33"/>
    </style:style>
    <style:style style:name="T33" style:family="text">
      <style:text-properties fo:language="en" fo:country="GB" officeooo:rsid="0026dafb"/>
    </style:style>
    <style:style style:name="T34" style:family="text">
      <style:text-properties fo:language="en" fo:country="GB" officeooo:rsid="0019ebf1"/>
    </style:style>
    <style:style style:name="T35" style:family="text">
      <style:text-properties fo:language="en" fo:country="GB" officeooo:rsid="00227320"/>
    </style:style>
    <style:style style:name="T36" style:family="text">
      <style:text-properties fo:language="en" fo:country="GB" officeooo:rsid="0014919d"/>
    </style:style>
    <style:style style:name="T37" style:family="text">
      <style:text-properties fo:language="en" fo:country="GB" fo:font-weight="normal" officeooo:rsid="0013ab33" style:font-weight-asian="normal" style:font-weight-complex="normal"/>
    </style:style>
    <style:style style:name="T38" style:family="text">
      <style:text-properties fo:language="en" fo:country="GB" fo:font-weight="normal" officeooo:rsid="0014919d" style:font-weight-asian="normal" style:font-weight-complex="normal"/>
    </style:style>
    <style:style style:name="T39" style:family="text">
      <style:text-properties officeooo:rsid="0026dafb"/>
    </style:style>
    <style:style style:name="T40" style:family="text">
      <style:text-properties officeooo:rsid="00150e83"/>
    </style:style>
    <style:style style:name="T41" style:family="text">
      <style:text-properties fo:language="en" fo:country="US"/>
    </style:style>
    <style:style style:name="T42" style:family="text">
      <style:text-properties fo:language="en" fo:country="US" officeooo:rsid="0026dafb"/>
    </style:style>
    <style:style style:name="T43" style:family="text">
      <style:text-properties fo:language="en" fo:country="US" officeooo:rsid="00035dac"/>
    </style:style>
    <style:style style:name="T44" style:family="text">
      <style:text-properties fo:language="en" fo:country="US" officeooo:rsid="00053494"/>
    </style:style>
    <style:style style:name="T45" style:family="text">
      <style:text-properties fo:language="en" fo:country="US" officeooo:rsid="000400c6"/>
    </style:style>
    <style:style style:name="T46" style:family="text">
      <style:text-properties fo:language="en" fo:country="US" officeooo:rsid="00087153"/>
    </style:style>
    <style:style style:name="T47" style:family="text">
      <style:text-properties fo:language="en" fo:country="US" officeooo:rsid="00099ef3"/>
    </style:style>
    <style:style style:name="T48" style:family="text">
      <style:text-properties fo:language="en" fo:country="US" officeooo:rsid="000ccaac"/>
    </style:style>
    <style:style style:name="T49" style:family="text">
      <style:text-properties fo:language="en" fo:country="US" officeooo:rsid="000c06e5"/>
    </style:style>
    <style:style style:name="T50" style:family="text">
      <style:text-properties fo:language="en" fo:country="US" officeooo:rsid="0023ef0c"/>
    </style:style>
    <style:style style:name="T51" style:family="text">
      <style:text-properties fo:language="en" fo:country="US" officeooo:rsid="0025df0f"/>
    </style:style>
    <style:style style:name="T52" style:family="text">
      <style:text-properties fo:language="en" fo:country="US" officeooo:rsid="000ab6f1"/>
    </style:style>
    <style:style style:name="T53" style:family="text">
      <style:text-properties fo:language="en" fo:country="US" officeooo:rsid="0013ab33"/>
    </style:style>
    <style:style style:name="T54" style:family="text">
      <style:text-properties fo:language="en" fo:country="US" officeooo:rsid="0014919d"/>
    </style:style>
    <style:style style:name="T55" style:family="text">
      <style:text-properties fo:language="en" fo:country="US" fo:font-weight="normal" style:font-weight-asian="normal" style:font-weight-complex="normal"/>
    </style:style>
    <style:style style:name="T56" style:family="text">
      <style:text-properties fo:language="en" fo:country="US" fo:font-weight="normal" officeooo:rsid="0013ab33" style:font-weight-asian="normal" style:font-weight-complex="normal"/>
    </style:style>
    <style:style style:name="T57" style:family="text">
      <style:text-properties fo:language="en" fo:country="US" fo:font-weight="normal" officeooo:rsid="0023ef0c" style:font-weight-asian="normal" style:font-weight-complex="normal"/>
    </style:style>
    <style:style style:name="T58" style:family="text">
      <style:text-properties fo:language="en" fo:country="US" fo:font-weight="normal" officeooo:rsid="0014919d" style:font-weight-asian="normal" style:font-weight-complex="normal"/>
    </style:style>
    <style:style style:name="T59" style:family="text">
      <style:text-properties fo:language="en" fo:country="US" fo:font-weight="normal" officeooo:rsid="00150e83" style:font-weight-asian="normal" style:font-weight-complex="normal"/>
    </style:style>
    <style:style style:name="T60" style:family="text">
      <style:text-properties fo:language="en" fo:country="US" style:font-name-complex="Times New Roman"/>
    </style:style>
    <style:style style:name="T61" style:family="text">
      <style:text-properties fo:language="en" fo:country="US" style:font-style-complex="italic" style:font-weight-complex="bold"/>
    </style:style>
    <style:style style:name="T62" style:family="text">
      <style:text-properties officeooo:rsid="00053494"/>
    </style:style>
    <style:style style:name="T63" style:family="text">
      <style:text-properties officeooo:rsid="002229eb"/>
    </style:style>
    <style:style style:name="T64" style:family="text">
      <style:text-properties fo:font-style="italic" style:text-underline-style="solid" style:text-underline-width="auto" style:text-underline-color="font-color" style:font-style-asian="italic" style:font-style-complex="italic"/>
    </style:style>
    <style:style style:name="T65" style:family="text">
      <style:text-properties fo:font-size="11pt" fo:language="el" fo:country="GR" fo:font-weight="normal" officeooo:rsid="000ab6f1" style:font-size-asian="11pt" style:font-weight-asian="normal" style:font-size-complex="11pt" style:font-weight-complex="normal"/>
    </style:style>
    <style:style style:name="T66" style:family="text">
      <style:text-properties fo:font-size="11pt" fo:language="el" fo:country="GR" fo:font-weight="normal" officeooo:rsid="0023ef0c" style:font-size-asian="11pt" style:font-weight-asian="normal" style:font-size-complex="11pt" style:font-weight-complex="normal"/>
    </style:style>
    <style:style style:name="T67" style:family="text">
      <style:text-properties fo:font-size="11pt" fo:language="el" fo:country="GR" fo:font-weight="normal" officeooo:rsid="0014919d" style:font-size-asian="11pt" style:font-weight-asian="normal" style:font-size-complex="11pt" style:font-weight-complex="normal"/>
    </style:style>
    <style:style style:name="T68" style:family="text">
      <style:text-properties fo:font-size="11pt" fo:language="el" fo:country="GR" fo:font-weight="normal" officeooo:rsid="000c06e5" style:font-size-asian="11pt" style:font-weight-asian="normal" style:font-size-complex="11pt" style:font-weight-complex="normal"/>
    </style:style>
    <style:style style:name="T69" style:family="text">
      <style:text-properties fo:font-size="11pt" fo:language="el" fo:country="GR" fo:font-weight="normal" officeooo:rsid="0013ab33" style:font-size-asian="11pt" style:font-weight-asian="normal" style:font-size-complex="11pt" style:font-weight-complex="normal"/>
    </style:style>
    <style:style style:name="T70" style:family="text">
      <style:text-properties fo:font-size="11pt" fo:language="el" fo:country="GR" fo:font-weight="normal" officeooo:rsid="0026dafb" style:font-size-asian="11pt" style:font-weight-asian="normal" style:font-size-complex="11pt" style:font-weight-complex="normal"/>
    </style:style>
    <style:style style:name="T71" style:family="text">
      <style:text-properties fo:font-size="11pt" fo:language="el" fo:country="GR" fo:font-weight="normal" officeooo:rsid="0025df0f" style:font-size-asian="11pt" style:font-weight-asian="normal" style:font-size-complex="11pt" style:font-weight-complex="normal"/>
    </style:style>
    <style:style style:name="T72" style:family="text">
      <style:text-properties fo:font-size="11pt" fo:language="el" fo:country="GR" fo:font-weight="normal" officeooo:rsid="00150e1e" style:font-size-asian="11pt" style:font-weight-asian="normal" style:font-size-complex="11pt" style:font-weight-complex="normal"/>
    </style:style>
    <style:style style:name="T73" style:family="text">
      <style:text-properties fo:font-size="11pt" fo:language="el" fo:country="GR" officeooo:rsid="0014919d" style:font-size-asian="11pt" style:font-size-complex="11pt"/>
    </style:style>
    <style:style style:name="T74" style:family="text">
      <style:text-properties fo:font-size="11pt" fo:language="en" fo:country="US" fo:font-weight="normal" style:font-size-asian="11pt" style:font-weight-asian="normal" style:font-size-complex="11pt" style:font-weight-complex="normal"/>
    </style:style>
    <style:style style:name="T75" style:family="text">
      <style:text-properties fo:font-size="11pt" fo:language="en" fo:country="US" fo:font-weight="normal" officeooo:rsid="0023ef0c" style:font-size-asian="11pt" style:font-weight-asian="normal" style:font-size-complex="11pt" style:font-weight-complex="normal"/>
    </style:style>
    <style:style style:name="T76" style:family="text">
      <style:text-properties fo:font-size="11pt" fo:language="en" fo:country="US" fo:font-weight="normal" officeooo:rsid="0013ab33" style:font-size-asian="11pt" style:font-weight-asian="normal" style:font-size-complex="11pt" style:font-weight-complex="normal"/>
    </style:style>
    <style:style style:name="T77" style:family="text">
      <style:text-properties fo:font-size="11pt" fo:language="en" fo:country="US" fo:font-weight="normal" officeooo:rsid="0014919d" style:font-size-asian="11pt" style:font-weight-asian="normal" style:font-size-complex="11pt" style:font-weight-complex="normal"/>
    </style:style>
    <style:style style:name="T78" style:family="text">
      <style:text-properties fo:font-size="11pt" fo:language="en" fo:country="US" fo:font-weight="normal" officeooo:rsid="00150e83" style:font-size-asian="11pt" style:font-weight-asian="normal" style:font-size-complex="11pt" style:font-weight-complex="normal"/>
    </style:style>
    <style:style style:name="T79" style:family="text">
      <style:text-properties fo:font-size="11pt" fo:font-weight="normal" style:font-size-asian="11pt" style:font-weight-asian="normal" style:font-size-complex="11pt" style:font-weight-complex="normal"/>
    </style:style>
    <style:style style:name="T80" style:family="text">
      <style:text-properties fo:font-size="11pt" fo:font-weight="normal" officeooo:rsid="000ab6f1" style:font-size-asian="11pt" style:font-weight-asian="normal" style:font-size-complex="11pt" style:font-weight-complex="normal"/>
    </style:style>
    <style:style style:name="T81" style:family="text">
      <style:text-properties fo:font-size="11pt" fo:language="en" fo:country="GB" fo:font-weight="normal" officeooo:rsid="0013ab33" style:font-size-asian="11pt" style:font-weight-asian="normal" style:font-size-complex="11pt" style:font-weight-complex="normal"/>
    </style:style>
    <style:style style:name="T82" style:family="text">
      <style:text-properties fo:font-size="11pt" fo:language="en" fo:country="GB" fo:font-weight="normal" officeooo:rsid="0014919d" style:font-size-asian="11pt" style:font-weight-asian="normal" style:font-size-complex="11pt" style:font-weight-complex="normal"/>
    </style:style>
    <style:style style:name="T83" style:family="text">
      <style:text-properties officeooo:rsid="0014919d"/>
    </style:style>
    <style:style style:name="T84" style:family="text">
      <style:text-properties fo:font-weight="normal" style:font-weight-asian="normal" style:font-weight-complex="normal"/>
    </style:style>
    <style:style style:name="T85" style:family="text">
      <style:text-properties fo:font-weight="normal" officeooo:rsid="000ab6f1" style:font-weight-asian="normal" style:font-weight-complex="normal"/>
    </style:style>
    <style:style style:name="T86" style:family="text">
      <style:text-properties style:font-name="Calibri" fo:font-size="11pt" fo:language="en" fo:country="US" fo:font-weight="normal" officeooo:rsid="0014919d" style:font-size-asian="11pt" style:font-weight-asian="normal" style:font-size-complex="11pt" style:font-weight-complex="normal"/>
    </style:style>
    <style:style style:name="T87" style:family="text">
      <style:text-properties style:font-name="Calibri" fo:font-size="11pt" fo:language="el" fo:country="GR" fo:font-weight="normal" officeooo:rsid="000ab6f1" style:font-size-asian="11pt" style:font-weight-asian="normal" style:font-size-complex="11pt" style:font-weight-complex="normal"/>
    </style:style>
    <style:style style:name="T88" style:family="text">
      <style:text-properties style:font-name="Calibri" fo:font-size="11pt" fo:language="el" fo:country="GR" fo:font-weight="normal" officeooo:rsid="0014919d" style:font-size-asian="11pt" style:font-weight-asian="normal" style:font-size-complex="11pt" style:font-weight-complex="normal"/>
    </style:style>
    <style:style style:name="T89" style:family="text">
      <style:text-properties style:font-name="Calibri" fo:font-size="11pt" fo:language="el" fo:country="GR" fo:font-weight="normal" officeooo:rsid="00150e1e" style:font-size-asian="11pt" style:font-weight-asian="normal" style:font-size-complex="11pt" style:font-weight-complex="normal"/>
    </style:style>
    <style:style style:name="T90" style:family="text">
      <style:text-properties style:font-name="Calibri" fo:font-size="11pt" fo:language="en" fo:country="GB" fo:font-weight="normal" officeooo:rsid="0014919d" style:font-size-asian="11pt" style:font-weight-asian="normal" style:font-size-complex="11pt" style:font-weight-complex="normal"/>
    </style:style>
    <style:style style:name="T91" style:family="text">
      <style:text-properties fo:font-size="12pt" style:font-size-asian="12pt" style:font-size-complex="12pt"/>
    </style:style>
    <style:style style:name="T92" style:family="text">
      <style:text-properties fo:font-size="12pt" officeooo:rsid="001d0322" style:font-size-asian="12pt" style:font-size-complex="12pt"/>
    </style:style>
    <style:style style:name="T93" style:family="text">
      <style:text-properties fo:font-size="12pt" officeooo:rsid="0013cc62" style:font-size-asian="12pt" style:font-size-complex="12pt"/>
    </style:style>
    <style:style style:name="T94" style:family="text">
      <style:text-properties fo:font-size="12pt" officeooo:rsid="00156417" style:font-size-asian="12pt" style:font-size-complex="12pt"/>
    </style:style>
    <style:style style:name="T95" style:family="text">
      <style:text-properties fo:font-size="12pt" officeooo:rsid="001ac756" style:font-size-asian="12pt" style:font-size-complex="12pt"/>
    </style:style>
    <style:style style:name="T96" style:family="text">
      <style:text-properties fo:font-size="12pt" officeooo:rsid="0017318e" style:font-size-asian="12pt" style:font-size-complex="12pt"/>
    </style:style>
    <style:style style:name="T97" style:family="text">
      <style:text-properties fo:font-size="12pt" fo:language="en" fo:country="US" style:font-size-asian="12pt" style:font-size-complex="12pt"/>
    </style:style>
    <style:style style:name="T98" style:family="text">
      <style:text-properties fo:font-size="12pt" fo:language="en" fo:country="US" officeooo:rsid="0017318e" style:font-size-asian="12pt" style:font-size-complex="12pt"/>
    </style:style>
    <style:style style:name="T99" style:family="text">
      <style:text-properties fo:font-size="12pt" fo:language="en" fo:country="US" officeooo:rsid="001ac756" style:font-size-asian="12pt" style:font-size-complex="12pt"/>
    </style:style>
    <style:style style:name="T100" style:family="text">
      <style:text-properties fo:font-size="12pt" fo:language="en" fo:country="US" officeooo:rsid="001d0322" style:font-size-asian="12pt" style:font-size-complex="12pt"/>
    </style:style>
    <style:style style:name="T101" style:family="text">
      <style:text-properties fo:font-size="12pt" fo:language="en" fo:country="US" officeooo:rsid="00053494" style:font-size-asian="12pt" style:font-size-complex="12pt"/>
    </style:style>
    <style:style style:name="T102" style:family="text">
      <style:text-properties fo:font-size="12pt" fo:language="en" fo:country="US" officeooo:rsid="00180dfe" style:font-size-asian="12pt" style:font-size-complex="12pt"/>
    </style:style>
    <style:style style:name="T103" style:family="text">
      <style:text-properties fo:font-size="12pt" fo:font-weight="bold" style:font-size-asian="12pt" style:font-weight-asian="bold" style:font-size-complex="12pt" style:font-weight-complex="bold"/>
    </style:style>
    <style:style style:name="T104" style:family="text">
      <style:text-properties fo:font-size="12pt" fo:language="el" fo:country="GR" style:font-size-asian="12pt" style:font-size-complex="12pt"/>
    </style:style>
    <style:style style:name="T105" style:family="text">
      <style:text-properties fo:font-size="12pt" fo:language="el" fo:country="GR" officeooo:rsid="0013cc62" style:font-size-asian="12pt" style:font-size-complex="12pt"/>
    </style:style>
    <style:style style:name="T106" style:family="text">
      <style:text-properties fo:font-size="12pt" fo:language="el" fo:country="GR" officeooo:rsid="0017318e" style:font-size-asian="12pt" style:font-size-complex="12pt"/>
    </style:style>
    <style:style style:name="T107" style:family="text">
      <style:text-properties fo:font-size="12pt" fo:language="el" fo:country="GR" officeooo:rsid="001ac756" style:font-size-asian="12pt" style:font-size-complex="12pt"/>
    </style:style>
    <style:style style:name="T108" style:family="text">
      <style:text-properties fo:font-size="12pt" fo:language="el" fo:country="GR" officeooo:rsid="000400c6" style:font-size-asian="12pt" style:font-size-complex="12pt"/>
    </style:style>
    <style:style style:name="T109" style:family="text">
      <style:text-properties fo:font-size="12pt" fo:language="el" fo:country="GR" officeooo:rsid="001d0322" style:font-size-asian="12pt" style:font-size-complex="12pt"/>
    </style:style>
    <style:style style:name="T110" style:family="text">
      <style:text-properties fo:font-size="12pt" fo:language="el" fo:country="GR" officeooo:rsid="00053494" style:font-size-asian="12pt" style:font-size-complex="12pt"/>
    </style:style>
    <style:style style:name="T111" style:family="text">
      <style:text-properties fo:font-size="12pt" fo:language="en" fo:country="GB" officeooo:rsid="001d0322" style:font-size-asian="12pt" style:font-size-complex="12pt"/>
    </style:style>
    <style:style style:name="T112" style:family="text">
      <style:text-properties fo:font-variant="normal" fo:text-transform="none" fo:color="#050505" loext:opacity="100%" style:font-name="Calibri" fo:font-size="12pt" fo:letter-spacing="normal" fo:font-style="normal" fo:font-weight="normal" style:font-size-asian="12pt" style:font-size-complex="12pt"/>
    </style:style>
    <style:style style:name="T113" style:family="text">
      <style:text-properties fo:font-variant="normal" fo:text-transform="none" fo:color="#050505" loext:opacity="100%" style:font-name="Calibri" fo:font-size="12pt" fo:letter-spacing="normal" fo:font-style="normal" style:font-size-asian="12pt" style:font-size-complex="12pt"/>
    </style:style>
    <style:style style:name="T114" style:family="text">
      <style:text-properties fo:font-variant="normal" fo:text-transform="none" fo:color="#050505" loext:opacity="100%" style:font-name="Calibri" fo:font-size="12pt" fo:letter-spacing="normal" fo:language="el" fo:country="GR" fo:font-style="normal" fo:font-weight="normal" style:font-size-asian="12pt" style:font-size-complex="12pt"/>
    </style:style>
    <style:style style:name="T115" style:family="text">
      <style:text-properties fo:font-variant="normal" fo:text-transform="none" fo:color="#050505" loext:opacity="100%" style:font-name="Calibri" fo:font-size="12pt" fo:letter-spacing="normal" fo:language="el" fo:country="GR" fo:font-style="normal" fo:font-weight="normal" officeooo:rsid="00187d71" style:font-size-asian="12pt" style:font-size-complex="12pt"/>
    </style:style>
    <style:style style:name="T116" style:family="text">
      <style:text-properties fo:font-variant="normal" fo:text-transform="none" fo:color="#050505" loext:opacity="100%" style:font-name="Calibri" fo:font-size="12pt" fo:letter-spacing="normal" fo:language="el" fo:country="GR" fo:font-style="normal" style:font-size-asian="12pt" style:font-size-complex="12pt"/>
    </style:style>
    <style:style style:name="T117" style:family="text">
      <style:text-properties fo:font-variant="normal" fo:text-transform="none" fo:color="#050505" loext:opacity="100%" style:font-name="Calibri" fo:font-size="12pt" fo:letter-spacing="normal" fo:language="el" fo:country="GR" fo:font-style="normal" officeooo:rsid="00187d71" style:font-size-asian="12pt" style:font-size-complex="12pt"/>
    </style:style>
    <style:style style:name="T118" style:family="text">
      <style:text-properties fo:font-variant="normal" fo:text-transform="none" fo:color="#050505" loext:opacity="100%" style:font-name="Calibri" fo:font-size="12pt" fo:letter-spacing="normal" fo:language="el" fo:country="GR" fo:font-style="normal" style:font-size-asian="12pt" style:font-name-complex="Times New Roman" style:font-size-complex="12pt"/>
    </style:style>
    <style:style style:name="T119" style:family="text">
      <style:text-properties fo:font-variant="normal" fo:text-transform="none" fo:color="#050505" loext:opacity="100%" style:font-name="Calibri" fo:font-size="12pt" fo:letter-spacing="normal" fo:language="el" fo:country="GR" fo:font-style="normal" fo:font-weight="bold" style:font-size-asian="12pt" style:font-weight-asian="bold" style:font-name-complex="Times New Roman" style:font-size-complex="12pt" style:font-weight-complex="bold"/>
    </style:style>
    <style:style style:name="T120" style:family="text">
      <style:text-properties fo:font-variant="normal" fo:text-transform="none" fo:color="#050505" loext:opacity="100%" style:font-name="Calibri" fo:letter-spacing="normal" fo:font-style="normal"/>
    </style:style>
    <style:style style:name="T121" style:family="text">
      <style:text-properties fo:font-variant="normal" fo:text-transform="none" fo:color="#050505" loext:opacity="100%" style:font-name="Calibri" fo:letter-spacing="normal" fo:font-style="normal" fo:font-weight="normal"/>
    </style:style>
    <style:style style:name="T122" style:family="text">
      <style:text-properties fo:font-variant="normal" fo:text-transform="none" fo:color="#050505" loext:opacity="100%" style:font-name="Calibri" fo:letter-spacing="normal" fo:language="el" fo:country="GR" fo:font-style="normal"/>
    </style:style>
    <style:style style:name="T123" style:family="text">
      <style:text-properties fo:font-variant="normal" fo:text-transform="none" fo:color="#050505" loext:opacity="100%" style:font-name="Calibri" fo:letter-spacing="normal" fo:language="el" fo:country="GR" fo:font-style="normal" fo:font-weight="normal"/>
    </style:style>
    <style:style style:name="T124" style:family="text">
      <style:text-properties fo:font-variant="normal" fo:text-transform="none" fo:color="#050505" loext:opacity="100%" style:font-name="Calibri" fo:letter-spacing="normal" fo:language="el" fo:country="GR" fo:font-style="normal" fo:font-weight="normal" officeooo:rsid="00187d71"/>
    </style:style>
    <style:style style:name="T125" style:family="text">
      <style:text-properties fo:font-variant="normal" fo:text-transform="none" fo:color="#050505" loext:opacity="100%" style:font-name="Calibri" fo:letter-spacing="normal" fo:language="el" fo:country="GR" fo:font-style="normal" officeooo:rsid="00187d71"/>
    </style:style>
    <style:style style:name="T126" style:family="text">
      <style:text-properties fo:font-variant="normal" fo:text-transform="none" fo:color="#050505" loext:opacity="100%" style:font-name="Calibri" fo:letter-spacing="normal" fo:language="el" fo:country="GR" fo:font-style="normal" style:font-name-complex="Times New Roman"/>
    </style:style>
    <style:style style:name="T127" style:family="text">
      <style:text-properties fo:font-variant="normal" fo:text-transform="none" fo:color="#050505" loext:opacity="100%" fo:font-size="12pt" fo:letter-spacing="normal" fo:font-style="normal" fo:font-weight="normal" style:font-size-asian="12pt" style:font-size-complex="12pt"/>
    </style:style>
    <style:style style:name="T128" style:family="text">
      <style:text-properties fo:font-variant="normal" fo:text-transform="none" fo:color="#050505" loext:opacity="100%" fo:font-size="12pt" fo:letter-spacing="normal" fo:font-style="normal" style:font-size-asian="12pt" style:font-size-complex="12pt"/>
    </style:style>
    <style:style style:name="T129" style:family="text">
      <style:text-properties fo:font-variant="normal" fo:text-transform="none" fo:color="#050505" loext:opacity="100%" fo:font-size="12pt" fo:letter-spacing="normal" fo:language="el" fo:country="GR" fo:font-style="normal" fo:font-weight="normal" style:font-size-asian="12pt" style:font-size-complex="12pt"/>
    </style:style>
    <style:style style:name="T130" style:family="text">
      <style:text-properties fo:font-variant="normal" fo:text-transform="none" fo:color="#050505" loext:opacity="100%" fo:font-size="12pt" fo:letter-spacing="normal" fo:language="el" fo:country="GR" fo:font-style="normal" fo:font-weight="normal" officeooo:rsid="00187d71" style:font-size-asian="12pt" style:font-size-complex="12pt"/>
    </style:style>
    <style:style style:name="T131" style:family="text">
      <style:text-properties fo:font-variant="normal" fo:text-transform="none" fo:color="#050505" loext:opacity="100%" fo:font-size="12pt" fo:letter-spacing="normal" fo:language="el" fo:country="GR" fo:font-style="normal" style:font-size-asian="12pt" style:font-size-complex="12pt"/>
    </style:style>
    <style:style style:name="T132" style:family="text">
      <style:text-properties fo:font-variant="normal" fo:text-transform="none" fo:color="#050505" loext:opacity="100%" fo:font-size="12pt" fo:letter-spacing="normal" fo:language="el" fo:country="GR" fo:font-style="normal" officeooo:rsid="00187d71" style:font-size-asian="12pt" style:font-size-complex="12pt"/>
    </style:style>
    <style:style style:name="T133" style:family="text">
      <style:text-properties fo:font-variant="normal" fo:text-transform="none" fo:color="#050505" loext:opacity="100%" fo:font-size="12pt" fo:letter-spacing="normal" fo:language="el" fo:country="GR" fo:font-style="normal" style:font-size-asian="12pt" style:font-name-complex="Times New Roman" style:font-size-complex="12pt"/>
    </style:style>
    <style:style style:name="T134" style:family="text">
      <style:text-properties fo:font-weight="bold" style:font-weight-asian="bold" style:font-name-complex="Times New Roman" style:font-weight-complex="bold"/>
    </style:style>
    <style:style style:name="T135" style:family="text">
      <style:text-properties fo:font-weight="bold" style:font-weight-asian="bold" style:font-weight-complex="bold"/>
    </style:style>
    <style:style style:name="T136" style:family="text">
      <style:text-properties style:font-name-complex="Times New Roman"/>
    </style:style>
    <style:style style:name="T137" style:family="text">
      <style:text-properties fo:font-size="14pt" fo:language="en" fo:country="US" style:font-size-asian="14pt" style:font-size-complex="14pt" style:font-style-complex="italic" style:font-weight-complex="bold"/>
    </style:style>
    <style:style style:name="T138" style:family="text">
      <style:text-properties fo:font-size="14pt" style:font-size-asian="14pt" style:font-size-complex="14pt"/>
    </style:style>
    <style:style style:name="T139" style:family="text">
      <style:text-properties fo:font-size="14pt" officeooo:rsid="001d0322" style:font-size-asian="14pt" style:font-size-complex="14pt"/>
    </style:style>
    <style:style style:name="T140" style:family="text">
      <style:text-properties fo:font-size="14pt" fo:language="el" fo:country="GR" style:font-size-asian="14pt" style:font-size-complex="14pt" style:font-style-complex="italic" style:font-weight-complex="bold"/>
    </style:style>
    <style:style style:name="T141" style:family="text">
      <style:text-properties style:font-name="Calibri"/>
    </style:style>
    <style:style style:name="T142" style:family="text">
      <style:text-properties style:font-name="Calibri" fo:font-size="12pt" fo:language="el" fo:country="GR" style:font-size-asian="12pt" style:font-size-complex="12pt"/>
    </style:style>
    <style:style style:name="T143" style:family="text">
      <style:text-properties style:font-name="Calibri" fo:font-size="12pt" fo:language="el" fo:country="GR" officeooo:rsid="0013cc62" style:font-size-asian="12pt" style:font-size-complex="12pt"/>
    </style:style>
    <style:style style:name="T144" style:family="text">
      <style:text-properties style:font-name="Calibri" fo:font-size="12pt" fo:language="el" fo:country="GR" officeooo:rsid="0017318e" style:font-size-asian="12pt" style:font-size-complex="12pt"/>
    </style:style>
    <style:style style:name="T145" style:family="text">
      <style:text-properties style:font-name="Calibri" fo:font-size="12pt" fo:language="el" fo:country="GR" officeooo:rsid="001ac756" style:font-size-asian="12pt" style:font-size-complex="12pt"/>
    </style:style>
    <style:style style:name="T146" style:family="text">
      <style:text-properties style:font-name="Calibri" fo:font-size="12pt" fo:language="el" fo:country="GR" officeooo:rsid="000400c6" style:font-size-asian="12pt" style:font-size-complex="12pt"/>
    </style:style>
    <style:style style:name="T147" style:family="text">
      <style:text-properties style:font-name="Calibri" fo:font-size="12pt" fo:language="el" fo:country="GR" officeooo:rsid="001d0322" style:font-size-asian="12pt" style:font-size-complex="12pt"/>
    </style:style>
    <style:style style:name="T148" style:family="text">
      <style:text-properties style:font-name="Calibri" fo:font-size="12pt" fo:language="el" fo:country="GR" officeooo:rsid="00053494" style:font-size-asian="12pt" style:font-size-complex="12pt"/>
    </style:style>
    <style:style style:name="T149" style:family="text">
      <style:text-properties style:font-name="Calibri" fo:font-size="12pt" fo:language="el" fo:country="GR" style:font-size-asian="12pt" style:font-size-complex="12pt" style:font-style-complex="italic" style:font-weight-complex="bold"/>
    </style:style>
    <style:style style:name="T150" style:family="text">
      <style:text-properties style:font-name="Calibri" fo:font-size="12pt" fo:language="en" fo:country="US" style:font-size-asian="12pt" style:font-size-complex="12pt"/>
    </style:style>
    <style:style style:name="T151" style:family="text">
      <style:text-properties style:font-name="Calibri" fo:font-size="12pt" fo:language="en" fo:country="US" officeooo:rsid="00180dfe" style:font-size-asian="12pt" style:font-size-complex="12pt"/>
    </style:style>
    <style:style style:name="T152" style:family="text">
      <style:text-properties style:font-name="Calibri" fo:font-size="12pt" fo:language="en" fo:country="US" officeooo:rsid="0017318e" style:font-size-asian="12pt" style:font-size-complex="12pt"/>
    </style:style>
    <style:style style:name="T153" style:family="text">
      <style:text-properties style:font-name="Calibri" fo:font-size="12pt" fo:language="en" fo:country="US" officeooo:rsid="001ac756" style:font-size-asian="12pt" style:font-size-complex="12pt"/>
    </style:style>
    <style:style style:name="T154" style:family="text">
      <style:text-properties style:font-name="Calibri" fo:font-size="12pt" fo:language="en" fo:country="US" officeooo:rsid="001d0322" style:font-size-asian="12pt" style:font-size-complex="12pt"/>
    </style:style>
    <style:style style:name="T155" style:family="text">
      <style:text-properties style:font-name="Calibri" fo:font-size="12pt" fo:language="en" fo:country="US" officeooo:rsid="00053494" style:font-size-asian="12pt" style:font-size-complex="12pt"/>
    </style:style>
    <style:style style:name="T156" style:family="text">
      <style:text-properties style:font-name="Calibri" fo:font-size="12pt" fo:language="en" fo:country="US" style:font-size-asian="12pt" style:font-size-complex="12pt" style:font-style-complex="italic" style:font-weight-complex="bold"/>
    </style:style>
    <style:style style:name="T157" style:family="text">
      <style:text-properties style:font-name="Calibri" fo:font-size="12pt" fo:language="en" fo:country="US" style:font-size-asian="12pt" style:font-name-complex="Times New Roman" style:font-size-complex="12pt"/>
    </style:style>
    <style:style style:name="T158" style:family="text">
      <style:text-properties style:font-name="Calibri" fo:font-size="12pt" style:font-size-asian="12pt" style:font-size-complex="12pt"/>
    </style:style>
    <style:style style:name="T159" style:family="text">
      <style:text-properties style:font-name="Calibri" fo:font-size="12pt" officeooo:rsid="0013cc62" style:font-size-asian="12pt" style:font-size-complex="12pt"/>
    </style:style>
    <style:style style:name="T160" style:family="text">
      <style:text-properties style:font-name="Calibri" fo:font-size="12pt" officeooo:rsid="00156417" style:font-size-asian="12pt" style:font-size-complex="12pt"/>
    </style:style>
    <style:style style:name="T161" style:family="text">
      <style:text-properties style:font-name="Calibri" fo:font-size="12pt" officeooo:rsid="001ac756" style:font-size-asian="12pt" style:font-size-complex="12pt"/>
    </style:style>
    <style:style style:name="T162" style:family="text">
      <style:text-properties style:font-name="Calibri" fo:font-size="12pt" officeooo:rsid="0017318e" style:font-size-asian="12pt" style:font-size-complex="12pt"/>
    </style:style>
    <style:style style:name="T163" style:family="text">
      <style:text-properties style:font-name="Calibri" fo:font-size="12pt" officeooo:rsid="001d0322" style:font-size-asian="12pt" style:font-size-complex="12pt"/>
    </style:style>
    <style:style style:name="T164" style:family="text">
      <style:text-properties style:font-name="Calibri" fo:font-size="12pt" style:font-size-asian="12pt" style:font-name-complex="Times New Roman" style:font-size-complex="12pt"/>
    </style:style>
    <style:style style:name="T165" style:family="text">
      <style:text-properties style:font-name="Calibri" fo:font-size="12pt" fo:font-weight="bold" style:font-size-asian="12pt" style:font-weight-asian="bold" style:font-size-complex="12pt" style:font-weight-complex="bold"/>
    </style:style>
    <style:style style:name="T166" style:family="text">
      <style:text-properties style:font-name="Calibri" fo:font-size="12pt" fo:font-weight="bold" style:font-size-asian="12pt" style:font-weight-asian="bold" style:font-name-complex="Times New Roman" style:font-size-complex="12pt" style:font-weight-complex="bold"/>
    </style:style>
    <style:style style:name="T167" style:family="text">
      <style:text-properties style:font-name="Calibri" fo:font-size="12pt" fo:language="en" fo:country="GB" style:font-size-asian="12pt" style:font-size-complex="12pt"/>
    </style:style>
    <style:style style:name="T168" style:family="text">
      <style:text-properties style:font-name="Calibri" fo:font-size="12pt" fo:language="en" fo:country="GB" officeooo:rsid="001d0322" style:font-size-asian="12pt" style:font-size-complex="12pt"/>
    </style:style>
    <style:style style:name="T169" style:family="text">
      <style:text-properties style:font-name="Calibri" fo:font-weight="bold" style:font-weight-asian="bold" style:font-name-complex="Times New Roman" style:font-weight-complex="bold"/>
    </style:style>
    <style:style style:name="T170" style:family="text">
      <style:text-properties style:font-name="Calibri" fo:font-weight="bold" style:font-weight-asian="bold" style:font-weight-complex="bold"/>
    </style:style>
    <style:style style:name="T171" style:family="text">
      <style:text-properties style:font-name="Calibri" fo:language="en" fo:country="US"/>
    </style:style>
    <style:style style:name="T172" style:family="text">
      <style:text-properties style:font-name="Calibri" fo:language="en" fo:country="US" style:font-name-complex="Times New Roman"/>
    </style:style>
    <style:style style:name="T173" style:family="text">
      <style:text-properties style:font-name="Calibri" fo:language="en" fo:country="US" style:font-style-complex="italic" style:font-weight-complex="bold"/>
    </style:style>
    <style:style style:name="T174" style:family="text">
      <style:text-properties style:font-name="Calibri" fo:language="en" fo:country="US" officeooo:rsid="0017318e"/>
    </style:style>
    <style:style style:name="T175" style:family="text">
      <style:text-properties style:font-name="Calibri" fo:language="en" fo:country="US" officeooo:rsid="001ac756"/>
    </style:style>
    <style:style style:name="T176" style:family="text">
      <style:text-properties style:font-name="Calibri" fo:language="en" fo:country="US" officeooo:rsid="00180dfe"/>
    </style:style>
    <style:style style:name="T177" style:family="text">
      <style:text-properties style:font-name="Calibri" fo:language="en" fo:country="US" officeooo:rsid="001d0322"/>
    </style:style>
    <style:style style:name="T178" style:family="text">
      <style:text-properties style:font-name="Calibri" fo:language="en" fo:country="US" officeooo:rsid="00053494"/>
    </style:style>
    <style:style style:name="T179" style:family="text">
      <style:text-properties style:font-name="Calibri" style:font-name-complex="Times New Roman"/>
    </style:style>
    <style:style style:name="T180" style:family="text">
      <style:text-properties style:font-name="Calibri" fo:font-size="14pt" fo:language="en" fo:country="US" style:font-size-asian="14pt" style:font-size-complex="14pt" style:font-style-complex="italic" style:font-weight-complex="bold"/>
    </style:style>
    <style:style style:name="T181" style:family="text">
      <style:text-properties style:font-name="Calibri" fo:font-size="14pt" style:font-size-asian="14pt" style:font-size-complex="14pt"/>
    </style:style>
    <style:style style:name="T182" style:family="text">
      <style:text-properties style:font-name="Calibri" fo:font-size="14pt" officeooo:rsid="001d0322" style:font-size-asian="14pt" style:font-size-complex="14pt"/>
    </style:style>
    <style:style style:name="T183" style:family="text">
      <style:text-properties style:font-name="Calibri" fo:font-size="14pt" fo:language="el" fo:country="GR" style:font-size-asian="14pt" style:font-size-complex="14pt" style:font-style-complex="italic" style:font-weight-complex="bold"/>
    </style:style>
    <style:style style:name="T184" style:family="text">
      <style:text-properties style:font-name="Calibri" fo:language="en" fo:country="GB"/>
    </style:style>
    <style:style style:name="T185" style:family="text">
      <style:text-properties style:font-name="Calibri" fo:language="en" fo:country="GB" officeooo:rsid="001d0322"/>
    </style:style>
    <style:style style:name="T186" style:family="text">
      <style:text-properties style:font-name="Calibri" officeooo:rsid="0013cc62"/>
    </style:style>
    <style:style style:name="T187" style:family="text">
      <style:text-properties style:font-name="Calibri" fo:language="el" fo:country="GR"/>
    </style:style>
    <style:style style:name="T188" style:family="text">
      <style:text-properties style:font-name="Calibri" fo:language="el" fo:country="GR" officeooo:rsid="0013cc62"/>
    </style:style>
    <style:style style:name="T189" style:family="text">
      <style:text-properties style:font-name="Calibri" fo:language="el" fo:country="GR" style:font-style-complex="italic" style:font-weight-complex="bold"/>
    </style:style>
    <style:style style:name="T190" style:family="text">
      <style:text-properties style:font-name="Calibri" fo:language="el" fo:country="GR" officeooo:rsid="0017318e"/>
    </style:style>
    <style:style style:name="T191" style:family="text">
      <style:text-properties style:font-name="Calibri" fo:language="el" fo:country="GR" officeooo:rsid="001ac756"/>
    </style:style>
    <style:style style:name="T192" style:family="text">
      <style:text-properties style:font-name="Calibri" fo:language="el" fo:country="GR" officeooo:rsid="000400c6"/>
    </style:style>
    <style:style style:name="T193" style:family="text">
      <style:text-properties style:font-name="Calibri" fo:language="el" fo:country="GR" officeooo:rsid="001d0322"/>
    </style:style>
    <style:style style:name="T194" style:family="text">
      <style:text-properties style:font-name="Calibri" fo:language="el" fo:country="GR" officeooo:rsid="00053494"/>
    </style:style>
    <style:style style:name="T195" style:family="text">
      <style:text-properties style:font-name="Calibri" officeooo:rsid="00156417"/>
    </style:style>
    <style:style style:name="T196" style:family="text">
      <style:text-properties style:font-name="Calibri" officeooo:rsid="001ac756"/>
    </style:style>
    <style:style style:name="T197" style:family="text">
      <style:text-properties style:font-name="Calibri" officeooo:rsid="0017318e"/>
    </style:style>
    <style:style style:name="T198" style:family="text">
      <style:text-properties style:font-name="Calibri" officeooo:rsid="001d0322"/>
    </style:style>
    <style:style style:name="T199" style:family="text">
      <style:text-properties fo:font-size="18pt" fo:font-weight="bold" style:font-size-asian="18pt" style:font-weight-asian="bold" style:font-size-complex="18pt" style:font-weight-complex="bold"/>
    </style:style>
    <style:style style:name="T200" style:family="text">
      <style:text-properties fo:font-size="18pt" fo:language="el" fo:country="GR" fo:font-weight="bold" style:font-size-asian="18pt" style:font-weight-asian="bold" style:font-size-complex="18pt" style:font-weight-complex="bold"/>
    </style:style>
    <style:style style:name="T201"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BIG</text:p>
      <text:p text:style-name="P84">Παραδοχές: </text:p>
      <text:list xml:id="list4197493472" text:style-name="WWNum33">
        <text:list-item>
          <text:p text:style-name="P13"><text:span text:style-name="T2">Παρόλο που οι χρήστες έχουν την δυνατότητα να επιστρέψουν στην αρχική σελίδα από όλες τις σελίδες της εφαρμογής για λόγους απλούστευσης θα αναφέρεται μόνο μια φορά σε κάθε </text:span>use<text:span text:style-name="T2"> </text:span>case<text:span text:style-name="T2"> σαν εναλλακτική ροή.</text:span></text:p>
        </text:list-item>
        <text:list-item>
          <text:p text:style-name="P13"><text:span text:style-name="T2">Ο δημιουργός του </text:span>group<text:span text:style-name="T2"> για </text:span><text:span text:style-name="T3">ιδιωτικό</text:span><text:span text:style-name="T2"> γήπεδο και οι χρήστες που θα κάνουν </text:span>join<text:span text:style-name="T2"> ακολουθούν τον ίδιο τρόπο πληρωμής δηλαδή όλοι συμπληρώνουν τα στοιχεία της κάρτας τους και η πληρωμή πραγματοποιείται αυτόματα όταν ο δημιουργός του </text:span>Group<text:span text:style-name="T2"> επιλέξει “</text:span>ready<text:span text:style-name="T2">”, το οποίο μπορεί να συμβεί μόνο αν το </text:span>group<text:span text:style-name="T2"> έχει γεμίσει (πχ 10/10 χρήστες).Ουσιαστικά και ο δημιουργός κάνει </text:span>join<text:span text:style-name="T2"> στο δικό του </text:span>group<text:span text:style-name="T2"> απλά η διαδικασία γίνεται αυτόματα με την δημιουργία του </text:span>group<text:span text:style-name="T2">.</text:span></text:p>
        </text:list-item>
        <text:list-item>
          <text:p text:style-name="P2">Σε περιπτώσεις όπου η πληρωμή γίνει άλλα για οποιοδήποτε λόγο οι χρήστες δεν παραβρεθούν στο αθλητικό κέντρο τότε η εφαρμογή πραγματοποιεί αυτόματη επιστροφή χρημάτων στους χρήστες.</text:p>
        </text:list-item>
        <text:list-item>
          <text:p text:style-name="P3">Αποκαλούμε χρήστη τον απλό πελάτη της εφαρμογής, ιδιοκτήτη γηπέδου τον λογαριασμό των αθλητικών κέντρων στην εφαρμογή και διαχειριστή τον διαχειριστή της εφαρμογής.</text:p>
        </text:list-item>
        <text:list-item>
          <text:p text:style-name="P5">Όλοι οι διαχειριστές χρησιμοποιούν το ίδιο <text:span text:style-name="T41">chat </text:span><text:span text:style-name="T31">(</text:span>λογαριασμό <text:span text:style-name="T41">chat</text:span><text:span text:style-name="T31">)</text:span> για την τεχνική υποστήριξη.<text:span text:style-name="T1"> </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62"><text:span text:style-name="T6">Τίτλος</text:span>: <text:span text:style-name="T5">Προβολή και Επεξεργασία Προφίλ (</text:span>View &amp; Edit Profile<text:span text:style-name="T5">)</text:span></text:p>
      <text:p text:style-name="P62"><text:span text:style-name="T6">Χειριστές</text:span><text:span text:style-name="T2">: Χρήστης, Ιδιοκτήτης Γηπέδου</text:span></text:p>
      <text:p text:style-name="P62"><text:span text:style-name="T6">Περιγραφή</text:span><text:span text:style-name="T2">: Αυτή η περίπτωση χρήσης αρχίζει όταν ο χρήστης </text:span><text:span text:style-name="T7">ή ο </text:span><text:span text:style-name="T2">ιδιοκτήτης γηπέδου επιλέξουν “</text:span>profile<text:span text:style-name="T2">”, τους επιτρέπει <text:s/>να ενημερώσουν τα προσωπικά στοιχεία του λογαριασμού τους, επιπλέον έχουν την δυνατότητα να δουν το ιστορικό τους (ως δευτερεύον χρήση) και τελειώνει όταν αλλάξουν τα προσωπικά στοιχεία του λογαριασμού τους ή όταν επιλέξουν να επιστρέψουν στην αρχική σελίδα.</text:span></text:p>
      <text:p text:style-name="P65"/>
      <text:p text:style-name="P65">Β<text:span text:style-name="T40">ασική ροή</text:span>:</text:p>
      <text:list xml:id="list1641029055" text:style-name="WWNum1">
        <text:list-item>
          <text:p text:style-name="P14"><text:span text:style-name="T2">Ο χρήστης πλοηγείτε στην </text:span><text:span text:style-name="T8">αρχική</text:span><text:span text:style-name="T2"> σελίδα της εφαρμογής και επιλέγει το “</text:span>Profile<text:span text:style-name="T2">”.</text:span></text:p>
        </text:list-item>
        <text:list-item>
          <text:p text:style-name="P6">Το σύστημα αντλεί τα δεδομένα του χρήστη.</text:p>
        </text:list-item>
        <text:list-item>
          <text:p text:style-name="P14"><text:span text:style-name="T2">Το σύστημα εμφανίζει σελίδα με πλήρες ιστορικό για τα </text:span>Groups<text:span text:style-name="T2"> που έχει συμμετέχει, της αξιολόγησης του, την επιλογή να γυρίσει στην αρχική σελίδα και την δυνατότητα να επεξεργαστεί τα στοιχεία του.</text:span></text:p>
        </text:list-item>
        <text:list-item>
          <text:p text:style-name="P6">Ο χρήστης επιλέγει να επεξεργαστεί τα στοιχεία του.</text:p>
        </text:list-item>
        <text:list-item>
          <text:p text:style-name="P14"><text:span text:style-name="T2">Το σύστημα τον οδηγεί σε σελίδα με φόρμα εισαγωγή στοιχείων (πχ </text:span>current<text:span text:style-name="T2"> </text:span>password<text:span text:style-name="T2">, </text:span>new<text:span text:style-name="T2"> </text:span>password<text:span text:style-name="T2">, </text:span>confirm<text:span text:style-name="T2"> </text:span>new<text:span text:style-name="T2"> </text:span>password<text:span text:style-name="T2">,</text:span>new<text:span text:style-name="T2"> </text:span>username<text:span text:style-name="T2">) και τις επιλογές να γυρίσει στην αρχική σελίδα και να ενημερώσει τα στοιχεία του με τις αλλαγές που υπέβαλε στην φόρμα εισαγωγής.</text:span></text:p>
        </text:list-item>
        <text:list-item>
          <text:p text:style-name="P6">Ο χρήστης συμπληρώνει τα στοιχεία τα οποία επιθυμεί να ενημερώσει και επιλέγει να επιβεβαιώσει.</text:p>
        </text:list-item>
        <text:list-item>
          <text:p text:style-name="P6">Το σύστημα ελέγχει τα στοιχεία που υπέβαλε ο χρήστης.</text:p>
        </text:list-item>
        <text:list-item>
          <text:p text:style-name="P6">Το σύστημα αποθηκεύει τις αλλαγές και ενημερώνεται.</text:p>
        </text:list-item>
        <text:list-item>
          <text:p text:style-name="P14"><text:span text:style-name="T2">Το σύστημα εμφανίζει μήνυμα <text:s/>ανάλογα με τις αλλαγές του χρήστης “</text:span>Username<text:span text:style-name="T2">/</text:span>P<text:span text:style-name="T2">assword change!” στην οθόνη του χρήστη.</text:span></text:p>
        </text:list-item>
      </text:list>
      <text:p text:style-name="P65"/>
      <text:p text:style-name="P65"/>
      <text:p text:style-name="P65">Εναλλακτική ροή 1 </text:p>
      <text:p text:style-name="P65">6.1.1<text:tab/>Ο χρήστης συμπληρώνει τα στοιχεία που ζητούνται αλλά εισάγει λάθος κωδικό και επιλέγει να επιβεβαιώσει τις αλλαγές.</text:p>
      <text:p text:style-name="P62"><text:span text:style-name="T2">6.1.2<text:tab/>Το σύστημα ελέγχει τον κωδικό του χρήστη και εμφανίζει μήνυμα “</text:span>Wrong<text:span text:style-name="T2"> password!” στην οθόνη του χρήστη.</text:span></text:p>
      <text:p text:style-name="P65">6.1.3<text:tab/>Η εναλλακτική ροή μεταβαίνει στο βήμα 5 της βασικής ροής της περίπτωσης χρήσης.</text:p>
      <text:p text:style-name="P65"/>
      <text:p text:style-name="P65">Εναλλακτική ροή 2</text:p>
      <text:p text:style-name="P62"><text:span text:style-name="T2">6.2.1 <text:tab/>Ο χρήστης συμπληρώνει τα στοιχεία που ζητούνται αλλά οι 2 κωδικοί (</text:span>new<text:span text:style-name="T2"> </text:span>password<text:span text:style-name="T2">, </text:span>confirm<text:span text:style-name="T2"> </text:span>new<text:span text:style-name="T2"> </text:span>password<text:span text:style-name="T2">) δεν ταιριάζουν και επιλέγει να επιβεβαιώσει τις αλλαγές.</text:span></text:p>
      <text:p text:style-name="P62"><text:span text:style-name="T2">6.2.2<text:tab/>Το σύστημα συγκρίνει τους 2 κωδικούς και επιστρέφει μήνυμα “</text:span>New<text:span text:style-name="T2"> </text:span>password<text:span text:style-name="T2"> </text:span>and<text:span text:style-name="T2"> </text:span>confirm<text:span text:style-name="T2"> </text:span>password<text:span text:style-name="T2"> </text:span>don<text:span text:style-name="T2">’</text:span>t<text:span text:style-name="T2"> </text:span>match<text:span text:style-name="T2">” στην οθόνη του χρήστη.</text:span></text:p>
      <text:p text:style-name="P65">6.2.3<text:tab/>Η εναλλακτική ροή μεταβαίνει στο βήμα 5 της βασικής ροής της περίπτωσης χρήσης.</text:p>
      <text:p text:style-name="P65"/>
      <text:p text:style-name="P65"/>
      <text:p text:style-name="P65">Εναλλακτική ροή 3</text:p>
      <text:p text:style-name="P65"><text:soft-page-break/>7.3.1<text:tab/>Το σύστημα ελέγχει τα στοιχεία που υπέβαλε ο χρήστης αλλά δεν πληρούν τις προδιαγραφές της εφαρμογής (πολύ απλός κωδικός).</text:p>
      <text:p text:style-name="P65">7.3.2<text:tab/>Η εναλλακτική ροή μεταβαίνει στο βήμα 5 της βασικής ροής της περίπτωσης χρήσης.</text:p>
      <text:p text:style-name="P65"/>
      <text:p text:style-name="P65">Εναλλακτική ροή 4</text:p>
      <text:p text:style-name="P62"><text:span text:style-name="T2">6.4.1<text:tab/></text:span>O<text:span text:style-name="T2"> χρήστης επιλέγει να γυρίσει στην αρχική σελίδα.</text:span></text:p>
      <text:p text:style-name="P65">6.4.2<text:tab/>Το σύστημα τον οδηγεί στην αρχική σελίδα της εφαρμογής.</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2"><text:span text:style-name="T6">Τίτλος</text:span><text:span text:style-name="T2">: </text:span><text:span text:style-name="T5">Εύρεση</text:span><text:span text:style-name="T42"> </text:span><text:span text:style-name="T33">Group</text:span><text:span text:style-name="T42">(</text:span>Find<text:span text:style-name="T2"> </text:span>Group<text:span text:style-name="T5">)</text:span><text:span text:style-name="T2">.</text:span></text:p>
      <text:p text:style-name="P62"><text:span text:style-name="T6">Χειριστές</text:span><text:span text:style-name="T2">: Χρήστης</text:span></text:p>
      <text:p text:style-name="P62"><text:span text:style-name="T6">Περιγραφή:</text:span><text:span text:style-name="T2"> Η περίπτωση χρήσης αρχίζει όταν κάποιος χρήστης επιλέξει “</text:span>Find<text:span text:style-name="T2"> </text:span>Group<text:span text:style-name="T2">”, του επιτρέπει <text:s/>να αναζητήσει </text:span>Group<text:span text:style-name="T2"> με βάση τα προσωπικά του γούστα και τελειώνει όταν κάνει </text:span>join<text:span text:style-name="T2"> σε κάποιο </text:span>Group<text:span text:style-name="T2">.</text:span></text:p>
      <text:p text:style-name="P65"/>
      <text:p text:style-name="P65"/>
      <text:p text:style-name="P65">Β<text:span text:style-name="T40">ασική ροή</text:span>:</text:p>
      <text:list xml:id="list4217844493" text:style-name="WWNum10">
        <text:list-item>
          <text:p text:style-name="P15"><text:span text:style-name="T2">Ο χρήστης πλοηγείτε στην </text:span><text:span text:style-name="T8">αρχική</text:span><text:span text:style-name="T2"> σελίδα της εφαρμογής και επιλέγει το “</text:span>Find<text:span text:style-name="T2"> </text:span>Group<text:span text:style-name="T2">”.</text:span></text:p>
        </text:list-item>
        <text:list-item>
          <text:p text:style-name="P15"><text:span text:style-name="T2">Το σύστημα αντλεί τα δεδομένα </text:span><text:span text:style-name="T9">για τα υπάρχον</text:span><text:span text:style-name="T43"> group</text:span><text:span text:style-name="T2">.</text:span></text:p>
        </text:list-item>
        <text:list-item>
          <text:p text:style-name="P15"><text:span text:style-name="T2">Το σύστημα </text:span><text:span text:style-name="T10">εμφανίζει</text:span><text:span text:style-name="T2"> σελίδα όπου υπάρχουν όλα τα διαθέσιμα </text:span>Group<text:span text:style-name="T2"> με την επιλογή να κάνει </text:span>join<text:span text:style-name="T2"> σε αυτά και μία φόρμα εισαγωγής φίλτρων για ευκολότερη αναζήτηση </text:span>Group<text:span text:style-name="T2"> με την επιλογή “</text:span>Find<text:span text:style-name="T2"> </text:span>Groups<text:span text:style-name="T2">”. </text:span><text:span text:style-name="T10">Ε</text:span><text:span text:style-name="T2">πιπλέον υπάρχει η επιλογή να γυρίσει στην αρχική σελίδα της εφαρμογής.</text:span></text:p>
        </text:list-item>
        <text:list-item>
          <text:p text:style-name="P15"><text:span text:style-name="T2">Ο χρήστης συμπληρώνει τα φίλτρα αναζήτησης και επιλέγει “</text:span>Find<text:span text:style-name="T2"> </text:span>Groups<text:span text:style-name="T2">”.</text:span></text:p>
        </text:list-item>
        <text:list-item>
          <text:p text:style-name="P7">Το σύστημα ελέγχει τα στοιχεία που υπέβαλε ως φίλτρα ο χρήστης και τα ταιριάζει με αυτά που έχει αντλήσει.</text:p>
        </text:list-item>
        <text:list-item>
          <text:p text:style-name="P15"><text:span text:style-name="T2">Το σύστημα επαναφορτίζει τη σελίδα σύμφωνα με τα φίλτρα αναζήτησης που υπέβαλε ο χρήστης και εμφανίζει μόνο τα </text:span>Group<text:span text:style-name="T2"> τα οποία συμφωνούν με τα φίλτρα.</text:span></text:p>
        </text:list-item>
        <text:list-item>
          <text:p text:style-name="P15"><text:span text:style-name="T2">Ο χρήστης επιλέγει να κάνει </text:span>j<text:span text:style-name="T2">oin σε κάποιο από τα </text:span>Groups<text:span text:style-name="T2"> ιδιωτικού γηπέδου.</text:span></text:p>
        </text:list-item>
        <text:list-item>
          <text:p text:style-name="P16"><text:span text:style-name="T2">Το σύστημα υπολογίζει το ποσό που αντιστοιχεί στον χρήστη μεσώ των στοιχείων του </text:span><text:span text:style-name="T41">group </text:span><text:span text:style-name="T2">που επιλεγεί (άτομα, τιμή γηπέδου).</text:span></text:p>
        </text:list-item>
        <text:list-item>
          <text:p text:style-name="P15"><text:span text:style-name="T2">Το σύστημα οδηγεί τον χρήστη στην σελίδα πληρωμής όπου του ζητάει να εισάγει τα στοιχεία πληρωμής του και να αποδεχτεί ότι όταν το </text:span>Group<text:span text:style-name="T2"> γεμίσει με τα απαιτούμενα άτομα και ο δημιουργός του </text:span>Group<text:span text:style-name="T2"> πατήσει “</text:span>ready<text:span text:style-name="T2">” θα γίνει αυτόματη πληρωμή για το ποσό που του αναλογεί (</text:span><text:span text:style-name="T10">εμφανίζεται και</text:span><text:span text:style-name="T2"> στην οθόνη).</text:span></text:p>
        </text:list-item>
        <text:list-item>
          <text:p text:style-name="P9"><text:soft-page-break/>Ο χρήστης εισάγει τα στοιχεία πληρωμής του και αποδέχεται.</text:p>
        </text:list-item>
        <text:list-item>
          <text:p text:style-name="P7">Το σύστημα ελέγχει αν τα στοιχεία πληρωμής είναι έγκυρα <text:s/>(πληρούν συνθήκες στοιχείων πληρωμής).</text:p>
        </text:list-item>
        <text:list-item>
          <text:p text:style-name="P9">Το σύστημα αποθηκεύει τις αλλαγές και ενημερώνεται.</text:p>
        </text:list-item>
        <text:list-item>
          <text:p text:style-name="P15"><text:span text:style-name="T2">Το σύστημα εμφανίζει μήνυμα “</text:span>Success<text:span text:style-name="T2"> </text:span>Join<text:span text:style-name="T2">!” στην οθόνη του χρήστη.</text:span></text:p>
        </text:list-item>
        <text:list-item>
          <text:p text:style-name="P15"><text:span text:style-name="T2">Το σύστημα εισάγει μήνυμα υπενθύμισης στην αρχική οθόνη του χρήστη που υπάρχει έως τη μέρα και ώρα που έχει οριστεί το γεγονός από το </text:span>Group<text:span text:style-name="T2">.</text:span></text:p>
        </text:list-item>
      </text:list>
      <text:p text:style-name="P65"/>
      <text:p text:style-name="P65"/>
      <text:p text:style-name="P65">Εναλλακτική ροή 1</text:p>
      <text:p text:style-name="P62"><text:span text:style-name="T2">3.1.1<text:tab/></text:span>O<text:span text:style-name="T2"> χρήστης επιλέγει να κάνει </text:span>j<text:span text:style-name="T2">oin σε υπάρχον </text:span>Group<text:span text:style-name="T2"> δημόσιου γηπέδου (χωρίς να εισάγει φίλτρα).</text:span></text:p>
      <text:p text:style-name="P65">3.1.2<text:tab/>Η εναλλακτική ροή μεταβαίνει στην εναλλακτική ροή 4.</text:p>
      <text:p text:style-name="P65"/>
      <text:p text:style-name="P65"/>
      <text:p text:style-name="P65">Εναλλακτική ροή 2</text:p>
      <text:p text:style-name="P62"><text:span text:style-name="T2">3.2.1<text:tab/></text:span>O<text:span text:style-name="T2"> χρήστης επιλέγει να κάνει </text:span>j<text:span text:style-name="T2">oin σε υπάρχον </text:span>Group<text:span text:style-name="T2"> ιδιωτικού γηπέδου (χωρίς να εισάγει φίλτρα).</text:span></text:p>
      <text:p text:style-name="P62"><text:span text:style-name="T2">3.2.2<text:tab/>Η εναλλακτική ροή μεταβαίνει στο βήμα </text:span><text:span text:style-name="T11">7</text:span><text:span text:style-name="T2"> της βασικής ροής της περίπτωσης χρήσης..</text:span></text:p>
      <text:p text:style-name="P65"/>
      <text:p text:style-name="P65">Εναλλακτική ροή 3</text:p>
      <text:p text:style-name="P62"><text:span text:style-name="T11">5</text:span><text:span text:style-name="T2">.3.1<text:tab/></text:span><text:span text:style-name="T10">Το σύστημα ελέγχει τα στοιχεία που υπέβαλε ως φίλτρα ο χρήστης </text:span><text:span text:style-name="T11">αλλά δεν μπορεί να βρεί</text:span><text:span text:style-name="T44"> group</text:span><text:span text:style-name="T45"> </text:span><text:span text:style-name="T11">από</text:span><text:span text:style-name="T10"> αυτά που έχει αντλήσει </text:span><text:span text:style-name="T11">σύμφωνα με τα φίλτρα.</text:span></text:p>
      <text:p text:style-name="P62"><text:span text:style-name="T11">5</text:span><text:span text:style-name="T2">.3.2<text:tab/>Το σύστημα εμφανίζει μήνυμα “</text:span>We<text:span text:style-name="T2"> </text:span>are<text:span text:style-name="T2"> </text:span>sorry<text:span text:style-name="T2">, </text:span>no<text:span text:style-name="T2"> </text:span>groups<text:span text:style-name="T2"> </text:span>for<text:span text:style-name="T2"> </text:span>those<text:span text:style-name="T2"> </text:span>filters<text:span text:style-name="T2"> </text:span>add<text:span text:style-name="T2"> </text:span>new<text:span text:style-name="T2"> </text:span>filters<text:span text:style-name="T2">”.</text:span></text:p>
      <text:p text:style-name="P62"><text:span text:style-name="T11">5</text:span><text:span text:style-name="T2">.3.3<text:tab/>Η εναλλακτική ροή μεταβαίνει στο βήμα </text:span><text:span text:style-name="T12">3</text:span><text:span text:style-name="T2"> της βασικής ροής της περίπτωσης χρήσης.</text:span></text:p>
      <text:p text:style-name="P65"/>
      <text:p text:style-name="P65">Εναλλακτική ροή 4</text:p>
      <text:list xml:id="list2779210884" text:style-name="WWNum34">
        <text:list-item>
          <text:list>
            <text:list-item>
              <text:list>
                <text:list-header>
                  <text:p text:style-name="P30"><text:span text:style-name="T62">7.</text:span><text:span text:style-name="T11">4.1<text:tab/></text:span>O<text:span text:style-name="T2"> χρήστης επιλέγει να κάνει </text:span>join<text:span text:style-name="T2"> σε </text:span>Group<text:span text:style-name="T2"> δημόσιου γηπέδου.</text:span></text:p>
                </text:list-header>
              </text:list>
            </text:list-item>
          </text:list>
        </text:list-item>
      </text:list>
      <text:p text:style-name="P62"><text:span text:style-name="T11">7</text:span><text:span text:style-name="T2">.4.2<text:tab/>Το σύστημα αποθηκεύει τις αλλαγές και ενημερώνεται.</text:span></text:p>
      <text:list xml:id="list233821036237716" text:continue-list="list4217844493" text:style-name="WWNum10">
        <text:list-header>
          <text:p text:style-name="P31"><text:span text:style-name="T11">7</text:span><text:span text:style-name="T2">.4.</text:span><text:span text:style-name="T11">3<text:tab/></text:span><text:span text:style-name="T2">Το σύστημα εμφανίζει μήνυμα “</text:span>Success<text:span text:style-name="T2"> </text:span>Join<text:span text:style-name="T2">!” στην οθόνη του χρήστη.</text:span></text:p>
        </text:list-header>
      </text:list>
      <text:p text:style-name="P62"><text:span text:style-name="T11">7</text:span><text:span text:style-name="T2">.4.</text:span><text:span text:style-name="T11">4<text:tab/></text:span><text:span text:style-name="T2">Το σύστημα εισάγει μήνυμα υπενθύμισης στην αρχική οθόνη του χρήστη που υπάρχει έως τη μέρα και ώρα που έχει οριστεί το γεγονός από το Group.</text:span></text:p>
      <text:p text:style-name="P65"/>
      <text:p text:style-name="P65">Εναλλακτική ροή 5</text:p>
      <text:p text:style-name="P62"><text:span text:style-name="T11">10</text:span><text:span text:style-name="T2">.5.1 <text:s/><text:tab/>Ο χρήστης εισάγει λάθος κάποιο στοιχείο πληρωμής.</text:span></text:p>
      <text:p text:style-name="P62"><text:span text:style-name="T11">10</text:span><text:span text:style-name="T2">.6.2 <text:s text:c="4"/></text:span><text:span text:style-name="T10">Το σύστημα ελέγχει αν τα στοιχεία πληρωμής είναι έγκυρα <text:s/>(πληρούν συνθήκες στοιχείων πληρωμής).</text:span></text:p>
      <text:p text:style-name="P62"><text:span text:style-name="T11">10</text:span><text:span text:style-name="T2">.6.</text:span><text:span text:style-name="T11">3<text:tab/></text:span><text:span text:style-name="T10">Το σύστημα </text:span><text:span text:style-name="T2">επιστρέφει μήνυμα “</text:span>Invalid<text:span text:style-name="T2"> </text:span><text:span text:style-name="T34">payment</text:span><text:span text:style-name="T2">” στην οθόνη του χρήστη.</text:span></text:p>
      <text:list xml:id="list3134978086" text:style-name="WWNum29">
        <text:list-item>
          <text:list>
            <text:list-item>
              <text:list>
                <text:list-header>
                  <text:p text:style-name="P36">10.6.4<text:tab/>Η εναλλακτική ροή μεταβαίνει στο βήμα 9 της βασικής ροής της περίπτωσης χρήσης.</text:p>
                </text:list-header>
              </text:list>
            </text:list-item>
          </text:list>
        </text:list-item>
      </text:list>
      <text:p text:style-name="P65"/>
      <text:p text:style-name="P65"/>
      <text:p text:style-name="P65"/>
      <text:p text:style-name="P65">Εναλλακτική ροή 6</text:p>
      <text:p text:style-name="P62"><text:span text:style-name="T2">3.6.1<text:tab/></text:span>O<text:span text:style-name="T2"> χρήστης επιλέγει να γυρίσει στην αρχική σελίδα.</text:span></text:p>
      <text:p text:style-name="P65">3.6.2<text:tab/>Το σύστημα τον οδηγεί στην αρχική σελίδα της εφαρμογής.</text:p>
      <text:p text:style-name="P65"/>
      <text:p text:style-name="P65"/>
      <text:p text:style-name="P65"><text:soft-page-break/></text:p>
      <text:p text:style-name="P65"/>
      <text:p text:style-name="P65"/>
      <text:p text:style-name="P65"/>
      <text:p text:style-name="P65"/>
      <text:p text:style-name="P65"/>
      <text:p text:style-name="P65"/>
      <text:p text:style-name="P62"><text:span text:style-name="T6">Τίτλος</text:span><text:span text:style-name="T2">: </text:span><text:span text:style-name="T42"><text:s/></text:span><text:span text:style-name="T5">Δημιουργία Group </text:span><text:span text:style-name="T42">(</text:span>Create<text:span text:style-name="T2"> </text:span>Group<text:span text:style-name="T39">)</text:span></text:p>
      <text:p text:style-name="P62"><text:span text:style-name="T6">Χειριστές</text:span><text:span text:style-name="T2">: Χρήστης</text:span></text:p>
      <text:p text:style-name="P62"><text:span text:style-name="T6">Περιγραφή:</text:span><text:span text:style-name="T2"> Η περίπτωση χρήσης αρχίζει όταν κάποιος χρήστης επιλέξει “</text:span>Create<text:span text:style-name="T2"> </text:span>Group<text:span text:style-name="T2">” και του επιτρέπει να δημιουργήσει </text:span>group<text:span text:style-name="T2"> με βάση τα προσωπικά του γούστα και επιπλέον έχει την δυνατότητα να προσκαλέσει φίλους του στο </text:span>group<text:span text:style-name="T2"> του μετά την δημιουργία του (ως δευτερεύον χρήση) και τελειώνει όταν κάνει δημιουργήσει </text:span>group<text:span text:style-name="T2">.</text:span></text:p>
      <text:p text:style-name="P61"/>
      <text:p text:style-name="P65"/>
      <text:p text:style-name="P65">Β<text:span text:style-name="T40">ασική ροή</text:span>:</text:p>
      <text:list xml:id="list1945476271" text:style-name="WWNum16">
        <text:list-item>
          <text:p text:style-name="P18"><text:span text:style-name="T2">Ο χρήστης πλοηγείτε στην </text:span><text:span text:style-name="T8">αρχική</text:span><text:span text:style-name="T2"> σελίδα της εφαρμογής και επιλέγει το “</text:span>Create<text:span text:style-name="T2"> </text:span>Group<text:span text:style-name="T2">”.</text:span></text:p>
        </text:list-item>
        <text:list-item>
          <text:p text:style-name="P18"><text:span text:style-name="T2">Το σύστημα εμφανίζει σελίδα όπου μπορεί να δημιουργήσει </text:span>group<text:span text:style-name="T2"> για ιδιωτικό και δημόσιο και να επιστρέψει στην αρχική σελίδα.</text:span></text:p>
        </text:list-item>
        <text:list-item>
          <text:p text:style-name="P18"><text:span text:style-name="T2">Ο χρήστης επιλέγει να δημιουργήσει </text:span>group<text:span text:style-name="T2"> για ιδιωτικό γήπεδο.</text:span></text:p>
        </text:list-item>
        <text:list-item>
          <text:p text:style-name="P18"><text:span text:style-name="T2">Το σύστημα τον οδηγεί σε σελίδα με φόρμα εισαγωγής με τα απαιτούμενα στοιχεία για δημιουργία </text:span>Group<text:span text:style-name="T2"> (πχ άθλημα, ημερομηνία, ώρα, αριθμός παικτών και γήπεδο από αυτά που είναι διαθέσιμα και πληρούν τα κριτήρια του </text:span>Group<text:span text:style-name="T2">), την επιλογή να επιβεβαιώσει την δημιουργία <text:s/></text:span>group<text:span text:style-name="T2"> με τα στοιχεία που συμπλήρωσε στην φόρμα εισαγωγής και την επιλογή να γυρίσει στην αρχική σελίδα.</text:span></text:p>
        </text:list-item>
        <text:list-item>
          <text:p text:style-name="P18"><text:span text:style-name="T2">Ο χρήστης συμπληρώνει τα στοιχεία που ζητούνται και επιλέγει να επιβεβαιώσει την δημιουργία </text:span>group<text:span text:style-name="T2">.</text:span></text:p>
        </text:list-item>
        <text:list-item>
          <text:p text:style-name="P17"><text:span text:style-name="T2">Το σύστημα υπολογίζει το ποσό που αντιστοιχεί στον χρήστη μεσώ των στοιχείων του </text:span><text:span text:style-name="T41">group </text:span><text:span text:style-name="T2">που επιλεγεί (άτομα, τιμή γηπέδου).</text:span></text:p>
        </text:list-item>
        <text:list-item>
          <text:p text:style-name="P18"><text:span text:style-name="T2">Το σύστημα οδηγεί τον χρήστη στην σελίδα πληρωμής όπου του ζητάει να εισάγει τα στοιχεία πληρωμής του και να αποδεχτεί ότι όταν το </text:span>Group<text:span text:style-name="T2"> γεμίσει με τα απαιτούμενα άτομα και ο δημιουργός του </text:span>Group<text:span text:style-name="T2"> πατήσει “</text:span>ready<text:span text:style-name="T2">” θα γίνει αυτόματη πληρωμή για το ποσό που του αναλογεί (αναγράφεται στην οθόνη).</text:span></text:p>
        </text:list-item>
        <text:list-item>
          <text:p text:style-name="P10">Ο χρήστης εισάγει τα στοιχεία πληρωμής του και αποδέχεται.</text:p>
        </text:list-item>
        <text:list-item>
          <text:p text:style-name="P8">Το σύστημα ελέγχει αν τα στοιχεία πληρωμής είναι έγκυρα <text:s/>(πληρούν συνθήκες στοιχείων πληρωμής).</text:p>
        </text:list-item>
        <text:list-item>
          <text:p text:style-name="P10">Το σύστημα αποθηκεύει τις αλλαγές και ενημερώνεται.</text:p>
        </text:list-item>
        <text:list-item>
          <text:p text:style-name="P18"><text:span text:style-name="T2">Το σύστημα εμφανίζει μήνυμα “</text:span>Success<text:span text:style-name="T2"> </text:span><text:span text:style-name="T46">Create</text:span><text:span text:style-name="T2">!” στην οθόνη του χρήστη.</text:span></text:p>
        </text:list-item>
        <text:list-item>
          <text:p text:style-name="P11">Το σύστημα δίνει την δυνατότητα στον χρήστη να προσκαλέσει φίλους του.</text:p>
        </text:list-item>
        <text:list-item>
          <text:p text:style-name="P10">Το σύστημα εισάγει μήνυμα υπενθύμισης στην αρχική οθόνη του χρήστη που υπάρχει έως τη μέρα και ώρα που έχει οριστεί το γεγονός από το Group.</text:p>
          <text:p text:style-name="P10"/>
        </text:list-item>
      </text:list>
      <text:p text:style-name="P65"/>
      <text:p text:style-name="P65"/>
      <text:p text:style-name="P65">Εναλλακτική ροή 1</text:p>
      <text:p text:style-name="P62"><text:span text:style-name="T2">3.1.1<text:tab/>Ο χρήστης επιλέγει να δημιουργήσει </text:span>group<text:span text:style-name="T2"> για δημόσιο γήπεδο.</text:span></text:p>
      <text:p text:style-name="P62"><text:span text:style-name="T2">3.1.2<text:tab/>Το σύστημα τον οδηγεί σε σελίδα με φόρμα εισαγωγής με τα απαιτούμενα στοιχεία για δημιουργία </text:span>Group<text:span text:style-name="T2"> (άθλημα, ημερομηνία, ώρα, αριθμός παικτών και γήπεδο – όλα τα κοντινά του γήπεδα), την επιλογή να επιβεβαιώσει την δημιουργία <text:s/></text:span>group<text:span text:style-name="T2"> με τα στοιχεία που συμπλήρωσε </text:span><text:soft-page-break/><text:span text:style-name="T2">στην φόρμα εισαγωγής και τις επιλογές να γυρίσει στην αρχική σελίδα και να προσκαλέσει τους φίλους του.</text:span></text:p>
      <text:p text:style-name="P62"><text:span text:style-name="T2">3.1.3<text:tab/>Ο χρήστης συμπληρώνει τα στοιχεία που ζητούνται και επιλέγει να επιβεβαιώσει την δημιουργία </text:span>group<text:span text:style-name="T2">.</text:span></text:p>
      <text:p text:style-name="P65">3.1.4<text:tab/>Το σύστημα αποθηκεύει τις αλλαγές και ενημερώνεται.</text:p>
      <text:list xml:id="list233819594606771" text:continue-numbering="true" text:style-name="WWNum16">
        <text:list-header>
          <text:p text:style-name="P32"><text:span text:style-name="T46">3.1.5<text:tab/></text:span><text:span text:style-name="T2">Το σύστημα εμφανίζει μήνυμα “</text:span>Success<text:span text:style-name="T2"> </text:span><text:span text:style-name="T46">Create</text:span><text:span text:style-name="T2">!” στην οθόνη του χρήστη.</text:span></text:p>
          <text:p text:style-name="P37">3.1.6<text:tab/>Το σύστημα δίνει την δυνατότητα στον χρήστη να προσκαλέσει φίλους του.</text:p>
        </text:list-header>
      </text:list>
      <text:p text:style-name="P62"><text:span text:style-name="T46">3.1.</text:span><text:span text:style-name="T13">7</text:span><text:span text:style-name="T46"><text:tab/></text:span><text:span text:style-name="T2">Το σύστημα εισάγει μήνυμα υπενθύμισης στην αρχική οθόνη του χρήστη που υπάρχει έως τη μέρα και ώρα που έχει οριστεί το γεγονός από το Group.</text:span></text:p>
      <text:p text:style-name="P68"/>
      <text:p text:style-name="P65"/>
      <text:p text:style-name="P65">Εναλλακτική ροή 2</text:p>
      <text:p text:style-name="P62"><text:span text:style-name="T2">5.2.1<text:tab/>Ο χρήστης δεν συμπληρώνει όλα τα στοιχεία <text:s/>που ζητούνται και επιλέγει να δημιουργήσει </text:span>group<text:span text:style-name="T2"> (στο βήμα</text:span><text:span text:style-name="T41"> </text:span><text:span text:style-name="T47">5</text:span><text:span text:style-name="T41"> </text:span><text:span text:style-name="T2">της βασικής ροής δηλαδή για </text:span>group<text:span text:style-name="T2"> σε ιδιωτικό γήπεδο).</text:span></text:p>
      <text:p text:style-name="P62"><text:span text:style-name="T2">5.2.2<text:tab/>Το σύστημα εμφανίζει μήνυμα “</text:span>All<text:span text:style-name="T2"> </text:span>fields<text:span text:style-name="T2"> </text:span>are<text:span text:style-name="T2"> </text:span>required<text:span text:style-name="T2">!”.</text:span></text:p>
      <text:p text:style-name="P65">5.2.3<text:tab/><text:span text:style-name="T62">Η εναλλακτική ροή μεταβαίνει στο βήμα </text:span><text:span text:style-name="T63">4</text:span><text:span text:style-name="T62"> της βασικής ροής της περίπτωσης χρήσης.</text:span></text:p>
      <text:p text:style-name="P65"/>
      <text:p text:style-name="P65"/>
      <text:p text:style-name="P65">Εναλλακτική ροή 3</text:p>
      <text:p text:style-name="P62"><text:span text:style-name="T2">3.1.3.1<text:tab/> Ο χρήστης δεν συμπληρώνει όλα τα στοιχεία <text:s/>που ζητούνται και επιλέγει να δημιουργήσει </text:span>group<text:span text:style-name="T2"> (στο βήμα 3.1.</text:span><text:span text:style-name="T47">3</text:span><text:span text:style-name="T2"> της εναλλακτικής ροής 1 δηλαδή για </text:span>group<text:span text:style-name="T2"> σε δημόσιο γήπεδο).</text:span></text:p>
      <text:p text:style-name="P62"><text:span text:style-name="T2">3.1.3.1<text:tab/>Το σύστημα εμφανίζει μήνυμα “</text:span>All<text:span text:style-name="T2"> </text:span>fields<text:span text:style-name="T2"> </text:span>are<text:span text:style-name="T2"> </text:span>required<text:span text:style-name="T2">!”.</text:span></text:p>
      <text:p text:style-name="P62"><text:span text:style-name="T2">3.1.3.3<text:tab/></text:span><text:span text:style-name="T11">Η εναλλακτική ροή μεταβαίνει στο βήμα 3.1.</text:span><text:span text:style-name="T47">2</text:span><text:span text:style-name="T11"> της εναλλακτικής ροής 1 της περίπτωσης χρήσης.</text:span></text:p>
      <text:p text:style-name="P65"/>
      <text:p text:style-name="P65">Εναλλακτική ροή 4</text:p>
      <text:p text:style-name="P62"><text:span text:style-name="T2">3.4.1<text:tab/></text:span>O<text:span text:style-name="T2"> χρήστης επιλέγει να γυρίσει στην αρχική σελίδα.</text:span></text:p>
      <text:p text:style-name="P65">3.4.2<text:tab/>Το σύστημα τον οδηγεί στην αρχική σελίδα της εφαρμογής.</text:p>
      <text:p text:style-name="P65"/>
      <text:p text:style-name="P62"><text:span text:style-name="T2">Εναλλακτική ροή </text:span><text:span text:style-name="T14">5</text:span></text:p>
      <text:p text:style-name="P62"><text:span text:style-name="T14">12</text:span><text:span text:style-name="T2">.</text:span><text:span text:style-name="T14">5</text:span><text:span text:style-name="T2">.1<text:tab/>Ο χρήστης επιλέγει να προσκαλέσει τους φίλους του.</text:span></text:p>
      <text:p text:style-name="P62"><text:span text:style-name="T14">12</text:span><text:span text:style-name="T2">.</text:span><text:span text:style-name="T14">5</text:span><text:span text:style-name="T2">.2<text:tab/>Η περίπτωση χρήσης μεταβαίνει στ</text:span><text:span text:style-name="T14">ην περίπτωση χρήσης “</text:span><text:span text:style-name="T15">Προσκάλεσε Φίλους</text:span><text:span text:style-name="T35">”</text:span><text:span text:style-name="T14">.</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2"><text:span text:style-name="T6">Τίτλος</text:span><text:span text:style-name="T2">: </text:span><text:span text:style-name="T5">Διαχείριση </text:span><text:span text:style-name="T42">Group (</text:span>Manage<text:span text:style-name="T2"> </text:span>MyGroup<text:span text:style-name="T39">)</text:span><text:span text:style-name="T2"> </text:span></text:p>
      <text:p text:style-name="P62"><text:soft-page-break/><text:span text:style-name="T6">Χειριστές</text:span><text:span text:style-name="T2">: Χρήστης</text:span></text:p>
      <text:p text:style-name="P62"><text:span text:style-name="T6">Περιγραφή:</text:span><text:span text:style-name="T2"> Η περίπτωση χρήσης αρχίζει όταν κάποιος χρήστης επιλέξει “ </text:span>Manage<text:span text:style-name="T2"> </text:span>MyGroup<text:span text:style-name="T2">” και του επιτρέπει να διαχειριστεί το τρέχον </text:span>group<text:span text:style-name="T2"> του, επιπλέον έχει την δυνατότητα να προσκαλέσει φίλους του στο </text:span>group<text:span text:style-name="T2"> του (ως δευτερεύον χρήση) και τελειώνει πραγματοποιήσει τις ενεργειές που θέλει για το </text:span>group<text:span text:style-name="T2"> του και επιλέξει να επιστρέψει στην αρχική σελίδα.</text:span></text:p>
      <text:p text:style-name="P61"/>
      <text:p text:style-name="P65">Β<text:span text:style-name="T40">ασική ροή</text:span>:</text:p>
      <text:p text:style-name="P62"/>
      <text:list xml:id="list451443284" text:style-name="WWNum31">
        <text:list-item>
          <text:p text:style-name="P19"><text:span text:style-name="T2">Ο χρήστης πλοηγείτε στην </text:span><text:span text:style-name="T8">αρχική</text:span><text:span text:style-name="T2"> σελίδα της εφαρμογής και επιλέγει το “</text:span>Manage<text:span text:style-name="T2"> </text:span>MyGroup<text:span text:style-name="T2"> ”.</text:span></text:p>
        </text:list-item>
        <text:list-item>
          <text:p text:style-name="P12">Το σύστημα αντλεί δεδομένα για τα <text:span text:style-name="T41">group </text:span>του χρήστη.</text:p>
        </text:list-item>
        <text:list-item>
          <text:p text:style-name="P19"><text:span text:style-name="T2">Το σύστημα εμφανίζει σελίδα όπου μπορεί να δει τα τρέχον </text:span>group<text:span text:style-name="T2"> του (μόνο αν είναι δημιουργός) και να έχει τις επιλογές να προσκαλέσει φίλους του, να διώξει κάποιον από το </text:span>group<text:span text:style-name="T2"> του και να επιστρέψει στην αρχική σελίδα της εφαρμογής. Μόνο σε περίπτωση όπου το </text:span>group<text:span text:style-name="T2"> είναι γεμάτο έχει την δυνατότητα να πατήσει <text:s/>“</text:span>ready<text:span text:style-name="T2">”.</text:span></text:p>
        </text:list-item>
        <text:list-item>
          <text:p text:style-name="P19"><text:span text:style-name="T2">Ο χρήστης επιλέγει να διώξει κάποιον από το </text:span>group<text:span text:style-name="T2"> του.</text:span></text:p>
        </text:list-item>
        <text:list-item>
          <text:p text:style-name="P19"><text:span text:style-name="T2">Το σύστημα εμφανίζει μήνυμα (</text:span>alert<text:span text:style-name="T2">) “</text:span>Are<text:span text:style-name="T2"> </text:span>you<text:span text:style-name="T2"> </text:span>sure<text:span text:style-name="T2"> </text:span>you<text:span text:style-name="T2"> </text:span>want<text:span text:style-name="T2"> </text:span>to<text:span text:style-name="T2"> </text:span>kick<text:span text:style-name="T2"> </text:span>this<text:span text:style-name="T2"> </text:span>friend<text:span text:style-name="T2">?” με τις επιλογές να δεχτεί ή να απορρίψει.</text:span></text:p>
        </text:list-item>
        <text:list-item>
          <text:p text:style-name="P19"><text:span text:style-name="T2">Ο χρήστης επιλέγει να δεχτεί να διώξει κάποιον από το </text:span>group<text:span text:style-name="T2"> του.</text:span></text:p>
        </text:list-item>
        <text:list-item>
          <text:p text:style-name="P19"><text:span text:style-name="T2">Το σύστημα </text:span><text:span text:style-name="T16">αποθηκεύει τις αλλαγές και ενημερώνεται</text:span><text:span text:style-name="T2">.</text:span></text:p>
        </text:list-item>
        <text:list-item>
          <text:p text:style-name="P19"><text:span text:style-name="T2">Το σύστημα εμφανίζει μήνυμα “</text:span>player<text:span text:style-name="T2"> </text:span><text:span text:style-name="T64">username</text:span><text:span text:style-name="T17"> </text:span>has<text:span text:style-name="T2"> </text:span>been<text:span text:style-name="T2"> </text:span>kicked<text:span text:style-name="T2">!” στην οθόνη του χρήστη και την επιλογή να επιστρέψει στην αρχική σελίδα της εφαρμογής.</text:span></text:p>
        </text:list-item>
        <text:list-item>
          <text:p text:style-name="P12">Το σύστημα διαγράφει το μήνυμα – υπενθύμισης από την αρχική οθόνη του χρήστη πού αφαιρέθηκε. </text:p>
        </text:list-item>
      </text:list>
      <text:p text:style-name="P65"/>
      <text:p text:style-name="P65"/>
      <text:p text:style-name="P65"/>
      <text:p text:style-name="P62"><text:span text:style-name="T2">Εναλλακτική ροή </text:span><text:span text:style-name="T16">1</text:span></text:p>
      <text:p text:style-name="P62"><text:span text:style-name="T16">1</text:span><text:span text:style-name="T2">.</text:span><text:span text:style-name="T48">1</text:span><text:span text:style-name="T2">.1<text:tab/>Ο χρήστης επιλέγει να προσκαλέσει τους φίλους του.</text:span></text:p>
      <text:p text:style-name="P62"><text:span text:style-name="T16">1</text:span><text:span text:style-name="T2">.</text:span><text:span text:style-name="T48">1</text:span><text:span text:style-name="T2">.2<text:tab/>Η περίπτωση χρήσης μεταβαίνει στ</text:span><text:span text:style-name="T14">ην περίπτωση χρήσης ¨</text:span><text:span text:style-name="T49">Invite friends</text:span><text:span text:style-name="T14">¨.</text:span></text:p>
      <text:p text:style-name="P38"/>
      <text:p text:style-name="P38"/>
      <text:p text:style-name="P38"/>
      <text:p text:style-name="P65">Εναλλακτική ροή 2</text:p>
      <text:p text:style-name="P62"><text:span text:style-name="T16">6</text:span><text:span text:style-name="T2">.2.1<text:tab/>Ο χρήστης επιλέγει να απορρίψει να διώξει κάποιον από το </text:span>group<text:span text:style-name="T2"> του.</text:span></text:p>
      <text:p text:style-name="P62"><text:span text:style-name="T16">6</text:span><text:span text:style-name="T2">.2.2<text:tab/></text:span><text:span text:style-name="T11">Η εναλλακτική ροή μεταβαίνει στο βήμα 3 της βασικής ροής της περίπτωσης χρήσης. </text:span></text:p>
      <text:p text:style-name="P65"/>
      <text:p text:style-name="P65">Εναλλακτική ροή 3</text:p>
      <text:p text:style-name="P62"><text:span text:style-name="T2">1.3.1<text:tab/>Ο χρήστης πλοηγείτε στην κύρια σελίδα της εφαρμογής και επιλέγει το “</text:span>Manage<text:span text:style-name="T2"> </text:span>MyGroup<text:span text:style-name="T2"> ” χωρίς να έχει δημιουργήσει κάποιο </text:span>Group<text:span text:style-name="T2">.</text:span></text:p>
      <text:p text:style-name="P62"><text:span text:style-name="T2">1.3.2<text:tab/>Το σύστημα τον ενημερώνει ότι δεν υπάρχει κανένα διαθέσιμο </text:span>group<text:span text:style-name="T2"> για να διαχειριστεί.</text:span></text:p>
      <text:p text:style-name="P65">1.3.3<text:tab/>Το σύστημα τον οδηγεί στην αρχική σελίδα της εφαρμογής.</text:p>
      <text:p text:style-name="P65"><text:tab/></text:p>
      <text:p text:style-name="P65">Εναλλακτική ροή 4</text:p>
      <text:p text:style-name="P62"><text:span text:style-name="T2">3.4.1<text:tab/></text:span>O<text:span text:style-name="T2"> χρήστης επιλέγει να γυρίσει στην αρχική σελίδα.</text:span></text:p>
      <text:p text:style-name="P65">3.4.2<text:tab/>Το σύστημα τον οδηγεί στην αρχική σελίδα της εφαρμογής.</text:p>
      <text:p text:style-name="P65"/>
      <text:p text:style-name="P65">Εναλλακτική ροή 5</text:p>
      <text:p text:style-name="P62"><text:soft-page-break/><text:span text:style-name="T2">2.5.1<text:tab/></text:span>O<text:span text:style-name="T2"> χρήστης επιλέγει “</text:span>ready<text:span text:style-name="T2">” (το </text:span>Group<text:span text:style-name="T2"> είναι πλήρες).</text:span></text:p>
      <text:p text:style-name="P62"><text:span text:style-name="T2">2.5.2<text:tab/>Το σύστημα </text:span><text:span text:style-name="T16">αποθηκεύει</text:span><text:span text:style-name="T2"> τις αλλαγές </text:span><text:span text:style-name="T16">και ενημερώνεται.</text:span></text:p>
      <text:p text:style-name="P62"><text:span text:style-name="T2">2.5.3<text:tab/>Το σύστημα εμφανίζει μήνυμα “</text:span>Your<text:span text:style-name="T2"> </text:span>group<text:span text:style-name="T2"> </text:span>is<text:span text:style-name="T2"> </text:span>ready<text:span text:style-name="T2">!”.</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33"/>
      <text:p text:style-name="P62"><text:span text:style-name="T6">Τίτλος</text:span><text:span text:style-name="T2">:</text:span><text:span text:style-name="T18">Προσκάλεσε Φίλους</text:span><text:span text:style-name="T50"> </text:span><text:span text:style-name="T18">(</text:span><text:span text:style-name="T22">I</text:span><text:span text:style-name="T57">nvite Friends</text:span><text:span text:style-name="T23">)</text:span></text:p>
      <text:p text:style-name="P62"><text:span text:style-name="T6">Χειριστές</text:span><text:span text:style-name="T2">: Χρήστης</text:span></text:p>
      <text:p text:style-name="P71"><text:span text:style-name="T6">Περιγραφή:</text:span><text:span text:style-name="T2"> Η περίπτωση χρήσης αρχίζει όταν κάποιος χρήστης επιλέξει “</text:span><text:span text:style-name="T22">I</text:span><text:span text:style-name="T57">nvite Friends</text:span><text:span text:style-name="T2">” και του επιτρέπει να </text:span><text:span text:style-name="T19">προσκαλέσει φίλους του στο </text:span><text:span text:style-name="T51">Group </text:span><text:span text:style-name="T19">που έχει δημιουργήσει </text:span><text:span text:style-name="T2">και τελειώνει </text:span><text:span text:style-name="T19">όταν προσκαλέσει φίλους του ή επιστρέψει στην αρχική σελίδα της εφαρμογής.</text:span></text:p>
      <text:p text:style-name="P72"/>
      <text:p text:style-name="P44"/>
      <text:p text:style-name="P73">Β<text:span text:style-name="T40">ασική ροή</text:span>:</text:p>
      <text:p text:style-name="P33"><text:span text:style-name="T52">1 <text:s/></text:span><text:span text:style-name="T2">Ο χρήστης επιλέγει να προσκαλέσει τους φίλους του </text:span><text:span text:style-name="T20">είτε στην σελίδα </text:span><text:span text:style-name="T4">Μ</text:span><text:span text:style-name="T52">anage </text:span><text:span text:style-name="T53">Μ</text:span><text:span text:style-name="T52">y</text:span><text:span text:style-name="T4">G</text:span><text:span text:style-name="T20">roup</text:span><text:span text:style-name="T52"> </text:span><text:span text:style-name="T20">είτε μετά την δημιουργία </text:span><text:span text:style-name="T52">group</text:span><text:span text:style-name="T2">.</text:span></text:p>
      <text:list xml:id="list233819424563738" text:continue-list="list4197493472" text:style-name="WWNum33">
        <text:list-item>
          <text:list>
            <text:list-item>
              <text:list>
                <text:list-header>
                  <text:p text:style-name="P45">2 <text:span text:style-name="T2">Το σύστημα αντλεί δεδομένα για όλους τους φίλους του συγκεκριμένου χρήστη.</text:span></text:p>
                  <text:p text:style-name="P46"><text:span text:style-name="T2">3 <text:s/>Το σύστημα ταξινομεί τους φίλους </text:span><text:span text:style-name="T20">του συγκεκριμένου χρήστη.</text:span></text:p>
                  <text:p text:style-name="P39"><text:span text:style-name="T83">4</text:span> Το σύστημα προβάλει όλους τους φίλους του και την επιλογή να τους προσκαλέσει.</text:p>
                  <text:p text:style-name="P39"><text:span text:style-name="T83">5</text:span> Ο χρήστης προσκαλεί όσους από αυτούς επιθυμεί.</text:p>
                  <text:p text:style-name="P40"><text:span text:style-name="T83">6</text:span> Το σύστημα αποθηκεύει τις αλλαγές και ενημερώνεται.</text:p>
                  <text:p text:style-name="P34"><text:span text:style-name="T24">7</text:span><text:span text:style-name="T25"> Το σύστημα </text:span><text:span text:style-name="T22"><text:s/>ενημερώνει τους προσκεκλημένους χρήστες εισάγοντας μήνυμα – πρόσκληση στην αρχική σελίδα τους.</text:span></text:p>
                </text:list-header>
              </text:list>
            </text:list-item>
          </text:list>
        </text:list-item>
      </text:list>
      <text:p text:style-name="P41"/>
      <text:p text:style-name="P75"><text:span text:style-name="T85">Εναλλακτική ροή </text:span><text:span text:style-name="T56">1</text:span></text:p>
      <text:p text:style-name="P76"><text:span text:style-name="T55">2.1.1<text:tab/></text:span><text:span text:style-name="T85">Το σύστημα αντλεί δεδομένα για τους φίλους του συγκεκριμένου χρήστη </text:span><text:span text:style-name="T84">άλλα ο χρήστης δεν έχει ακόμα φίλους</text:span><text:span text:style-name="T85">.</text:span></text:p>
      <text:p text:style-name="P71"><text:span text:style-name="T22">2.</text:span><text:span text:style-name="T26">1.2<text:tab/>Το σύστημα τον ενημερώνει ότι δεν υπάρχει κανένας φίλος ακόμα</text:span><text:span text:style-name="T37"> </text:span><text:span text:style-name="T26">με μήνυμα</text:span><text:span text:style-name="T37"> </text:span><text:span text:style-name="T26">“</text:span><text:span text:style-name="T56">No friends yet</text:span><text:span text:style-name="T26">”.</text:span></text:p>
      <text:p text:style-name="P73">2.1.3<text:tab/>Το σύστημα τον οδηγεί στην αρχική σελίδα της εφαρμογής.</text:p>
      <text:p text:style-name="P73"/>
      <text:p text:style-name="P79"/>
      <text:p text:style-name="P79"/>
      <text:p text:style-name="P79"/>
      <text:p text:style-name="P79"/>
      <text:p text:style-name="P79"/>
      <text:p text:style-name="P79"/>
      <text:p text:style-name="P79"><text:soft-page-break/></text:p>
      <text:p text:style-name="P79"/>
      <text:p text:style-name="P79"/>
      <text:p text:style-name="P79"/>
      <text:p text:style-name="P79"/>
      <text:p text:style-name="P79"/>
      <text:p text:style-name="P47"/>
      <text:p text:style-name="P62"><text:span text:style-name="T6">Τίτλος</text:span><text:span text:style-name="T2">:</text:span><text:span text:style-name="T18"> </text:span><text:span text:style-name="T5">Αποδέξου Πρόσκληση </text:span><text:span text:style-name="T18">(</text:span><text:span text:style-name="T58">Accept </text:span><text:span text:style-name="T22">I</text:span><text:span text:style-name="T58">nvites</text:span><text:span text:style-name="T23">)</text:span></text:p>
      <text:p text:style-name="P62"><text:span text:style-name="T6">Χειριστές</text:span><text:span text:style-name="T2">: Χρήστης</text:span></text:p>
      <text:p text:style-name="P80"><text:span text:style-name="T21">Περιγραφή:</text:span><text:span text:style-name="T24"> Η περίπτωση χρήσης </text:span><text:span text:style-name="T27">πραγμσατοποιήται</text:span><text:span text:style-name="T24"> όταν κάποιος χρήστης επιλέξει “</text:span><text:span text:style-name="T58">Accept</text:span><text:span text:style-name="T24">” <text:s/></text:span><text:span text:style-name="T27">σε κάποια πρόσκληση που έχει λάβει στην αρχική σελίδα</text:span><text:span text:style-name="T28"> της εφαρμογής.</text:span></text:p>
      <text:p text:style-name="P74"/>
      <text:p text:style-name="P77"><text:span text:style-name="T58">Β</text:span><text:span text:style-name="T59">ασική ροή</text:span><text:span text:style-name="T58">:</text:span></text:p>
      <text:p text:style-name="P47"/>
      <text:list xml:id="list233819673546426" text:continue-list="list451443284" text:style-name="WWNum31">
        <text:list-header>
          <text:p text:style-name="P51"><text:span text:style-name="T54">1 <text:s/></text:span><text:span text:style-name="T2">Ο χρήστης πλοηγείτε στην </text:span><text:span text:style-name="T8">αρχική</text:span><text:span text:style-name="T2"> σελίδα της εφαρμογής και επιλέγει </text:span><text:span text:style-name="T21">να αποδεχτεί κάποιο </text:span><text:span text:style-name="T36">i</text:span><text:span text:style-name="T54">nvite </text:span><text:span text:style-name="T21">που έχει λάβει για ιδιωτικό γήπεδο</text:span><text:span text:style-name="T2">.</text:span></text:p>
          <text:p text:style-name="P48">2 <text:span text:style-name="T2">Η περίπτωση χρήσης μεταβαίνει στο βήμα</text:span><text:span text:style-name="T31"> </text:span><text:span text:style-name="T16">8</text:span><text:span text:style-name="T2"> της περίπτωσης χρήσης <text:s/>¨</text:span><text:span text:style-name="T5">Εύρεση</text:span><text:span text:style-name="T39"> </text:span><text:span text:style-name="T33">Group</text:span><text:span text:style-name="T2">¨.</text:span></text:p>
        </text:list-header>
      </text:list>
      <text:p text:style-name="P43"/>
      <text:p text:style-name="P42"/>
      <text:list xml:id="list233820555843226" text:continue-numbering="true" text:style-name="WWNum31">
        <text:list-header>
          <text:p text:style-name="P78"><text:span text:style-name="T85">Εναλλακτική ροή </text:span><text:span text:style-name="T56">1</text:span></text:p>
          <text:p text:style-name="P35"><text:span text:style-name="T58">1 <text:s/></text:span><text:span text:style-name="T22">Ο χρήστης πλοηγείτε στην κύρια σελίδα της εφαρμογής και επιλέγει </text:span><text:span text:style-name="T24">να αποδεχτεί κάποιο </text:span><text:span text:style-name="T38">i</text:span><text:span text:style-name="T58">nvite </text:span><text:span text:style-name="T24">που έχει λάβει για </text:span><text:span text:style-name="T38">δη</text:span><text:span text:style-name="T29">μ</text:span>όσ<text:span text:style-name="T29">ιο</text:span><text:span text:style-name="T38"> </text:span><text:span text:style-name="T24">γήπεδο</text:span><text:span text:style-name="T22">.</text:span></text:p>
          <text:p text:style-name="P48"><text:span text:style-name="T30">2 </text:span><text:span text:style-name="T4">Η περίπτωση χρήσης μεταβαίνει στο βήμα</text:span><text:span text:style-name="T32"> </text:span><text:span text:style-name="T2">1</text:span><text:span text:style-name="T4"> </text:span><text:span text:style-name="T2">της εναλλακτικής ροής 1 </text:span><text:span text:style-name="T4">της περίπτωσης χρήσης <text:s/>¨</text:span><text:span text:style-name="T5">Εύρεση</text:span><text:span text:style-name="T39"> </text:span><text:span text:style-name="T33">Group</text:span><text:span text:style-name="T4">¨.</text:span></text:p>
        </text:list-header>
      </text:list>
      <text:p text:style-name="P49"><text:span text:style-name="T4"/></text:p>
      <text:p text:style-name="P50"/>
      <table:table table:name="Πίνακας1" table:style-name="Πίνακας1">
        <table:table-column table:style-name="Πίνακας1.A"/>
        <table:table-column table:style-name="Πίνακας1.B"/>
        <table:table-column table:style-name="Πίνακας1.C"/>
        <table:table-column table:style-name="Πίνακας1.D" table:number-columns-repeated="3"/>
        <table:table-column table:style-name="Πίνακας1.B"/>
        <table:table-column table:style-name="Πίνακας1.D" table:number-columns-repeated="5"/>
        <table:table-column table:style-name="Πίνακας1.B"/>
        <table:table-column table:style-name="Πίνακας1.D" table:number-columns-repeated="5"/>
        <table:table-column table:style-name="Πίνακας1.B"/>
        <table:table-column table:style-name="Πίνακας1.D" table:number-columns-repeated="5"/>
        <table:table-column table:style-name="Πίνακας1.B"/>
        <table:table-column table:style-name="Πίνακας1.D" table:number-columns-repeated="5"/>
        <table:table-column table:style-name="Πίνακας1.B"/>
        <table:table-column table:style-name="Πίνακας1.D" table:number-columns-repeated="5"/>
        <table:table-column table:style-name="Πίνακας1.B"/>
        <table:table-column table:style-name="Πίνακας1.D" table:number-columns-repeated="5"/>
        <table:table-column table:style-name="Πίνακας1.B"/>
        <table:table-column table:style-name="Πίνακας1.D" table:number-columns-repeated="5"/>
        <table:table-column table:style-name="Πίνακας1.B"/>
        <table:table-column table:style-name="Πίνακας1.D" table:number-columns-repeated="5"/>
        <table:table-column table:style-name="Πίνακας1.B"/>
        <table:table-column table:style-name="Πίνακας1.D" table:number-columns-repeated="5"/>
        <table:table-column table:style-name="Πίνακας1.B"/>
        <table:table-column table:style-name="Πίνακας1.D" table:number-columns-repeated="5"/>
        <table:table-column table:style-name="Πίνακας1.B"/>
        <table:table-column table:style-name="Πίνακας1.D" table:number-columns-repeated="5"/>
        <table:table-column table:style-name="Πίνακας1.B"/>
        <table:table-column table:style-name="Πίνακας1.D" table:number-columns-repeated="5"/>
        <table:table-column table:style-name="Πίνακας1.B"/>
        <table:table-column table:style-name="Πίνακας1.D" table:number-columns-repeated="5"/>
        <table:table-column table:style-name="Πίνακας1.B"/>
        <table:table-column table:style-name="Πίνακας1.C"/>
        <table:table-header-rows>
          <table:table-row table:style-name="TableLine1951960676096">
            <table:table-cell table:style-name="Πίνακας1.A1" table:number-columns-spanned="2" office:value-type="string">
              <text:p text:style-name="P88"/>
            </table:table-cell>
            <table:covered-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1" office:value-type="string">
              <text:p text:style-name="P88"/>
            </table:table-cell>
            <table:table-cell table:style-name="Πίνακας1.Ah1" office:value-type="string">
              <text:p text:style-name="P88"/>
            </table:table-cell>
          </table:table-row>
        </table:table-header-rows>
      </table:table>
      <text:p text:style-name="P81"><text:span text:style-name="Προεπιλεγμένη_20_γραμματοσειρά"><text:span text:style-name="T166">Τίτλος</text:span></text:span><text:span text:style-name="Προεπιλεγμένη_20_γραμματοσειρά"><text:span text:style-name="T157">: </text:span></text:span><text:span text:style-name="Προεπιλεγμένη_20_γραμματοσειρά"><text:span text:style-name="T164">Δώσε</text:span></text:span><text:span text:style-name="Προεπιλεγμένη_20_γραμματοσειρά"><text:span text:style-name="T157"> </text:span></text:span><text:span text:style-name="Προεπιλεγμένη_20_γραμματοσειρά"><text:span text:style-name="T164">Δώρα</text:span></text:span><text:span text:style-name="Προεπιλεγμένη_20_γραμματοσειρά"><text:span text:style-name="T157"> (Give gifts)</text:span></text:span></text:p>
      <text:p text:style-name="P81"><text:span text:style-name="Προεπιλεγμένη_20_γραμματοσειρά"><text:span text:style-name="T166">Χειριστές</text:span></text:span><text:span text:style-name="Προεπιλεγμένη_20_γραμματοσειρά"><text:span text:style-name="T164">: Διαχειριστής</text:span></text:span></text:p>
      <text:p text:style-name="P81"><text:span text:style-name="Προεπιλεγμένη_20_γραμματοσειρά"><text:span text:style-name="T166">Περιγραφή</text:span></text:span><text:span text:style-name="Προεπιλεγμένη_20_γραμματοσειρά"><text:span text:style-name="T164">: Αυτή η περίπτωση χρήσης αρχίζει όταν ο διαχειριστής επιλέξει “</text:span></text:span><text:span text:style-name="Προεπιλεγμένη_20_γραμματοσειρά"><text:span text:style-name="T157">Give</text:span></text:span><text:span text:style-name="Προεπιλεγμένη_20_γραμματοσειρά"><text:span text:style-name="T164"> </text:span></text:span><text:span text:style-name="Προεπιλεγμένη_20_γραμματοσειρά"><text:span text:style-name="T157">gifts</text:span></text:span><text:span text:style-name="Προεπιλεγμένη_20_γραμματοσειρά"><text:span text:style-name="T164">” και του επιτρέπει αφού δει τους χρήστες της εφαρμογής που πληρούν τα κριτήρια δώρων να επιλέξει ένα για αυτούς. Η περίπτωση χρήσης τελειώνει όταν ο ιδιοκτήτης επιλέξει το δώρο και ενημερωθεί το προφίλ του χρήστη.</text:span></text:span></text:p>
      <text:p text:style-name="P61"/>
      <text:p text:style-name="P59"><text:span text:style-name="Προεπιλεγμένη_20_γραμματοσειρά"><text:span text:style-name="T156">Βασική ροή:</text:span></text:span></text:p>
      <text:list xml:id="list233820685172465" text:continue-list="list1641029055" text:style-name="WWNum1">
        <text:list-item text:start-value="1">
          <text:p text:style-name="P90"><text:span text:style-name="Προεπιλεγμένη_20_γραμματοσειρά"><text:span text:style-name="T158">Ο διαχειριστής πλοηγείται στην αρχική σελίδα της εφαρμογής και επιλέγει “</text:span></text:span><text:span text:style-name="Προεπιλεγμένη_20_γραμματοσειρά"><text:span text:style-name="T150">Give</text:span></text:span><text:span text:style-name="Προεπιλεγμένη_20_γραμματοσειρά"><text:span text:style-name="T158"> </text:span></text:span><text:span text:style-name="Προεπιλεγμένη_20_γραμματοσειρά"><text:span text:style-name="T150">gifts</text:span></text:span><text:span text:style-name="Προεπιλεγμένη_20_γραμματοσειρά"><text:span text:style-name="T158">”.</text:span></text:span></text:p>
        </text:list-item>
        <text:list-item>
          <text:p text:style-name="P90"><text:span text:style-name="Προεπιλεγμένη_20_γραμματοσειρά"><text:span text:style-name="T158">Το σύστημα αντλεί δεδομένα για τους χρήστες που πληρούν τα κριτήρια δώρων.</text:span></text:span></text:p>
        </text:list-item>
        <text:list-item>
          <text:p text:style-name="P90"><text:span text:style-name="Προεπιλεγμένη_20_γραμματοσειρά"><text:span text:style-name="T158">Το σύστημα εμφανίζει στον διαχειριστή τις επιλογές δώρων και τους χρήστες.</text:span></text:span></text:p>
        </text:list-item>
        <text:list-item>
          <text:p text:style-name="P90"><text:span text:style-name="Προεπιλεγμένη_20_γραμματοσειρά"><text:span text:style-name="T158">Ο διαχειριστής επιλέγει τον χρήστη και το δώρο που θα δώσει.</text:span></text:span></text:p>
        </text:list-item>
        <text:list-item>
          <text:p text:style-name="P90"><text:span text:style-name="Προεπιλεγμένη_20_γραμματοσειρά"><text:span text:style-name="T158">Το σύστημα αποθηκεύει τις αλλαγές και ενημερώνεται..</text:span></text:span></text:p>
        </text:list-item>
        <text:list-item>
          <text:p text:style-name="P90"><text:span text:style-name="Προεπιλεγμένη_20_γραμματοσειρά"><text:span text:style-name="T158">Το σύστημα εμφανίζει μήνυμα στον διαχειριστή «</text:span></text:span><text:span text:style-name="Προεπιλεγμένη_20_γραμματοσειρά"><text:span text:style-name="T150">Success</text:span></text:span><text:span text:style-name="Προεπιλεγμένη_20_γραμματοσειρά"><text:span text:style-name="T158">!».</text:span></text:span></text:p>
        </text:list-item>
      </text:list>
      <text:p text:style-name="P93"/>
      <text:p text:style-name="P93"/>
      <text:p text:style-name="P59"><text:span text:style-name="Προεπιλεγμένη_20_γραμματοσειρά"><text:span text:style-name="T158">Εναλλακτική ροή :</text:span></text:span></text:p>
      <text:p text:style-name="P59"><text:span text:style-name="Προεπιλεγμένη_20_γραμματοσειρά"><text:span text:style-name="T158">2.1)Το σύστημα δεν εμφανίζει κάποιον χρήστη, καθώς κανείς δεν πληρεί τα κριτήρια δώρων.</text:span></text:span></text:p>
      <text:p text:style-name="P59"><text:soft-page-break/><text:span text:style-name="Προεπιλεγμένη_20_γραμματοσειρά"><text:span text:style-name="T158">2.3)Το σύστημα επιστρέφει τον διαχειριστή στην αρχική σελίδα της εφαρμογής.</text:span></text:span></text:p>
      <text:p text:style-name="P62"/>
      <text:p text:style-name="P59"><text:span text:style-name="Προεπιλεγμένη_20_γραμματοσειρά"><text:span text:style-name="T165">Τίτλος</text:span></text:span><text:span text:style-name="Προεπιλεγμένη_20_γραμματοσειρά"><text:span text:style-name="T158">: Προβολή Εσόδων (</text:span></text:span><text:span text:style-name="Προεπιλεγμένη_20_γραμματοσειρά"><text:span text:style-name="T150">Show</text:span></text:span><text:span text:style-name="Προεπιλεγμένη_20_γραμματοσειρά"><text:span text:style-name="T158"> </text:span></text:span><text:span text:style-name="Προεπιλεγμένη_20_γραμματοσειρά"><text:span text:style-name="T150">incomes</text:span></text:span><text:span text:style-name="Προεπιλεγμένη_20_γραμματοσειρά"><text:span text:style-name="T158">)</text:span></text:span></text:p>
      <text:p text:style-name="P59"><text:span text:style-name="Προεπιλεγμένη_20_γραμματοσειρά"><text:span text:style-name="T165">Χειριστές</text:span></text:span><text:span text:style-name="Προεπιλεγμένη_20_γραμματοσειρά"><text:span text:style-name="T158">: Διαχειριστής</text:span></text:span></text:p>
      <text:p text:style-name="P59"><text:span text:style-name="Προεπιλεγμένη_20_γραμματοσειρά"><text:span text:style-name="T165">Περιγραφή</text:span></text:span><text:span text:style-name="Προεπιλεγμένη_20_γραμματοσειρά"><text:span text:style-name="T158">: Αυτή η περίπτωση χρήσης αρχίζει όταν ο διαχειριστής επιλέξει “</text:span></text:span><text:span text:style-name="Προεπιλεγμένη_20_γραμματοσειρά"><text:span text:style-name="T150">Show</text:span></text:span><text:span text:style-name="Προεπιλεγμένη_20_γραμματοσειρά"><text:span text:style-name="T158"> </text:span></text:span><text:span text:style-name="Προεπιλεγμένη_20_γραμματοσειρά"><text:span text:style-name="T150">incomes</text:span></text:span><text:span text:style-name="Προεπιλεγμένη_20_γραμματοσειρά"><text:span text:style-name="T158">” και του επιτρέπει αφού επιλέξει την κατηγορία </text:span></text:span><text:span text:style-name="Προεπιλεγμένη_20_γραμματοσειρά"><text:span text:style-name="T150">Total</text:span></text:span><text:span text:style-name="Προεπιλεγμένη_20_γραμματοσειρά"><text:span text:style-name="T158">,</text:span></text:span><text:span text:style-name="Προεπιλεγμένη_20_γραμματοσειρά"><text:span text:style-name="T150">Courts</text:span></text:span><text:span text:style-name="Προεπιλεγμένη_20_γραμματοσειρά"><text:span text:style-name="T158"> ή </text:span></text:span><text:span text:style-name="Προεπιλεγμένη_20_γραμματοσειρά"><text:span text:style-name="T150">Owners</text:span></text:span><text:span text:style-name="Προεπιλεγμένη_20_γραμματοσειρά"><text:span text:style-name="T158"> και τις ημερομηνίες που τον ενδιαφέρουν να δει τα συνολικά έσοδα όπου και τελειώνει η περίπτωση χρήσης.</text:span></text:span></text:p>
      <text:p text:style-name="P69"/>
      <text:p text:style-name="P59"><text:span text:style-name="Προεπιλεγμένη_20_γραμματοσειρά"><text:span text:style-name="T156">Βασική ροή:</text:span></text:span></text:p>
      <text:list xml:id="list725117031" text:style-name="WWNum2">
        <text:list-item text:start-value="1">
          <text:p text:style-name="P91"><text:span text:style-name="Προεπιλεγμένη_20_γραμματοσειρά"><text:span text:style-name="T158">Ο διαχειριστής πλοηγείται στην αρχική σελίδα της εφαρμογής και επιλέγει “</text:span></text:span><text:span text:style-name="Προεπιλεγμένη_20_γραμματοσειρά"><text:span text:style-name="T150">Show</text:span></text:span><text:span text:style-name="Προεπιλεγμένη_20_γραμματοσειρά"><text:span text:style-name="T158"> </text:span></text:span><text:span text:style-name="Προεπιλεγμένη_20_γραμματοσειρά"><text:span text:style-name="T150">incomes</text:span></text:span><text:span text:style-name="Προεπιλεγμένη_20_γραμματοσειρά"><text:span text:style-name="T158">”.</text:span></text:span></text:p>
        </text:list-item>
        <text:list-item>
          <text:p text:style-name="P91"><text:span text:style-name="Προεπιλεγμένη_20_γραμματοσειρά"><text:span text:style-name="T158">Το σύστημα δίνει την δυνατότητα στον διαχειριστή να επιλέξει μία από τις επιλογές </text:span></text:span><text:span text:style-name="Προεπιλεγμένη_20_γραμματοσειρά"><text:span text:style-name="T150">Total</text:span></text:span><text:span text:style-name="Προεπιλεγμένη_20_γραμματοσειρά"><text:span text:style-name="T158">, </text:span></text:span><text:span text:style-name="Προεπιλεγμένη_20_γραμματοσειρά"><text:span text:style-name="T150">Courts</text:span></text:span><text:span text:style-name="Προεπιλεγμένη_20_γραμματοσειρά"><text:span text:style-name="T158"> και </text:span></text:span><text:span text:style-name="Προεπιλεγμένη_20_γραμματοσειρά"><text:span text:style-name="T150">Owners</text:span></text:span><text:span text:style-name="Προεπιλεγμένη_20_γραμματοσειρά"><text:span text:style-name="T158">.</text:span></text:span></text:p>
        </text:list-item>
        <text:list-item>
          <text:p text:style-name="P91"><text:span text:style-name="Προεπιλεγμένη_20_γραμματοσειρά"><text:span text:style-name="T158"><text:s/>Ο διαχειριστής επιλέγει μια εκ των κατηγοριών </text:span></text:span><text:span text:style-name="Προεπιλεγμένη_20_γραμματοσειρά"><text:span text:style-name="T150">Total</text:span></text:span><text:span text:style-name="Προεπιλεγμένη_20_γραμματοσειρά"><text:span text:style-name="T158">, <text:s/></text:span></text:span><text:span text:style-name="Προεπιλεγμένη_20_γραμματοσειρά"><text:span text:style-name="T150">Courts</text:span></text:span><text:span text:style-name="Προεπιλεγμένη_20_γραμματοσειρά"><text:span text:style-name="T158">, </text:span></text:span><text:span text:style-name="Προεπιλεγμένη_20_γραμματοσειρά"><text:span text:style-name="T150">Owners</text:span></text:span><text:span text:style-name="Προεπιλεγμένη_20_γραμματοσειρά"><text:span text:style-name="T158"> και το διάστημα ημερομηνιών που θέλει να δει.</text:span></text:span></text:p>
        </text:list-item>
        <text:list-item>
          <text:p text:style-name="P91"><text:span text:style-name="Προεπιλεγμένη_20_γραμματοσειρά"><text:span text:style-name="T158">Το σύστημα αντλεί δεδομένα με βάση τις ημερομηνίες εισαγωγής του χρήστη και την επιλογή εσόδων.</text:span></text:span></text:p>
        </text:list-item>
        <text:list-item>
          <text:p text:style-name="P91"><text:span text:style-name="Προεπιλεγμένη_20_γραμματοσειρά"><text:span text:style-name="T158">Το σύστημα <text:s/>υπολογίζει τα έσοδα με βάση δεδομένα εισαγωγής.</text:span></text:span></text:p>
        </text:list-item>
        <text:list-item>
          <text:p text:style-name="P91"><text:span text:style-name="Προεπιλεγμένη_20_γραμματοσειρά"><text:span text:style-name="T158">Το σύστημα εμφανίζει στον διαχειριστή το σύνολο των εσόδων σύμφωνα με τις προηγούμενες επιλογές του.</text:span></text:span></text:p>
        </text:list-item>
      </text:list>
      <text:p text:style-name="P93"/>
      <text:p text:style-name="P62">Εναλλακτική ροή 1</text:p>
      <text:p text:style-name="P59"><text:span text:style-name="T158">4.1.1<text:tab/></text:span><text:span text:style-name="Προεπιλεγμένη_20_γραμματοσειρά"><text:span text:style-name="T158">Το σύστημα αντλεί δεδομένα με βάση τις επιλογές του χρήστη αλλά δεν υπάρχουν έσοδα.</text:span></text:span></text:p>
      <text:p text:style-name="P59"><text:span text:style-name="Προεπιλεγμένη_20_γραμματοσειρά"><text:span text:style-name="T150">4.1.2<text:tab/></text:span></text:span><text:span text:style-name="T158">Το</text:span><text:span text:style-name="Προεπιλεγμένη_20_γραμματοσειρά"><text:span text:style-name="T150"> </text:span></text:span><text:span text:style-name="T158">σύστημα</text:span><text:span text:style-name="Προεπιλεγμένη_20_γραμματοσειρά"><text:span text:style-name="T150"> </text:span></text:span><text:span text:style-name="T158">εμφανίζει</text:span><text:span text:style-name="Προεπιλεγμένη_20_γραμματοσειρά"><text:span text:style-name="T150"> </text:span></text:span><text:span text:style-name="T158">μήνυμα</text:span><text:span text:style-name="Προεπιλεγμένη_20_γραμματοσειρά"><text:span text:style-name="T167"> </text:span></text:span><text:span text:style-name="Προεπιλεγμένη_20_γραμματοσειρά"><text:span text:style-name="T150">“No incomes between the selected dates”.</text:span></text:span></text:p>
      <text:p text:style-name="P62">4.1.3<text:tab/>Η εναλλακτική ροή μεταβαίνει στο βήμα 3 της <text:s/>βασικής ροής της περίπτωσης χρήσης.</text:p>
      <text:p text:style-name="P62"/>
      <text:p text:style-name="P61"/>
      <text:p text:style-name="P59"><text:span text:style-name="Προεπιλεγμένη_20_γραμματοσειρά"><text:span text:style-name="T158"/></text:span></text:p>
      <text:p text:style-name="P62"/>
      <text:p text:style-name="P62"/>
      <text:p text:style-name="P59"><text:span text:style-name="Προεπιλεγμένη_20_γραμματοσειρά"><text:span text:style-name="T165">Τίτλος</text:span></text:span><text:span text:style-name="Προεπιλεγμένη_20_γραμματοσειρά"><text:span text:style-name="T158">: </text:span></text:span><text:span text:style-name="Προεπιλεγμένη_20_γραμματοσειρά"><text:span text:style-name="T159">Τροποποίηση Εφαρμογής (</text:span></text:span><text:span text:style-name="Προεπιλεγμένη_20_γραμματοσειρά"><text:span text:style-name="T150">Modify</text:span></text:span><text:span text:style-name="Προεπιλεγμένη_20_γραμματοσειρά"><text:span text:style-name="T158"> </text:span></text:span><text:span text:style-name="Προεπιλεγμένη_20_γραμματοσειρά"><text:span text:style-name="T150">application</text:span></text:span><text:span text:style-name="Προεπιλεγμένη_20_γραμματοσειρά"><text:span text:style-name="T143">)</text:span></text:span></text:p>
      <text:p text:style-name="P59"><text:span text:style-name="Προεπιλεγμένη_20_γραμματοσειρά"><text:span text:style-name="T165">Χειριστές</text:span></text:span><text:span text:style-name="Προεπιλεγμένη_20_γραμματοσειρά"><text:span text:style-name="T158">: Διαχειριστής</text:span></text:span></text:p>
      <text:p text:style-name="P59"><text:span text:style-name="Προεπιλεγμένη_20_γραμματοσειρά"><text:span text:style-name="T165">Περιγραφή</text:span></text:span><text:span text:style-name="Προεπιλεγμένη_20_γραμματοσειρά"><text:span text:style-name="T158">: Αυτή η περίπτωση χρήσης αρχίζει όταν ο διαχειριστής επιλέξει “</text:span></text:span><text:span text:style-name="Προεπιλεγμένη_20_γραμματοσειρά"><text:span text:style-name="T150">Modify</text:span></text:span><text:span text:style-name="Προεπιλεγμένη_20_γραμματοσειρά"><text:span text:style-name="T158"> </text:span></text:span><text:span text:style-name="Προεπιλεγμένη_20_γραμματοσειρά"><text:span text:style-name="T150">application</text:span></text:span><text:span text:style-name="Προεπιλεγμένη_20_γραμματοσειρά"><text:span text:style-name="T158">” και του δίνει την δυνατότητα να διαγράψει ή να προσθέσει σε μια από τις κατηγορίες </text:span></text:span><text:span text:style-name="Προεπιλεγμένη_20_γραμματοσειρά"><text:span text:style-name="T150">User</text:span></text:span><text:span text:style-name="Προεπιλεγμένη_20_γραμματοσειρά"><text:span text:style-name="T158">, </text:span></text:span><text:span text:style-name="Προεπιλεγμένη_20_γραμματοσειρά"><text:span text:style-name="T150">Court</text:span></text:span><text:span text:style-name="Προεπιλεγμένη_20_γραμματοσειρά"><text:span text:style-name="T158"> και </text:span></text:span><text:span text:style-name="Προεπιλεγμένη_20_γραμματοσειρά"><text:span text:style-name="T150">Group</text:span></text:span><text:span text:style-name="Προεπιλεγμένη_20_γραμματοσειρά"><text:span text:style-name="T158">. Η περίπτωση χρήσης τελειώνει όταν μετά από αυτές τις ενέργειες το σύστημα ενημερωθεί</text:span></text:span><text:span text:style-name="Προεπιλεγμένη_20_γραμματοσειρά"><text:span text:style-name="T158"> και εμφανίσει το κατάλληλο μήνυμα στην οθόνη του διαχειριστή.</text:span></text:span></text:p>
      <text:p text:style-name="P62"/>
      <text:p text:style-name="P59"><text:span text:style-name="Προεπιλεγμένη_20_γραμματοσειρά"><text:span text:style-name="T149">Βασική Ροή</text:span></text:span><text:span text:style-name="Προεπιλεγμένη_20_γραμματοσειρά"><text:span text:style-name="T156">:</text:span></text:span></text:p>
      <text:list xml:id="list3422447447" text:style-name="WWNum4">
        <text:list-item text:start-value="1">
          <text:p text:style-name="P92"><text:span text:style-name="Προεπιλεγμένη_20_γραμματοσειρά"><text:span text:style-name="T158">Ο διαχειριστής πλοηγείται στην αρχική σελίδα της εφαρμογής και </text:span></text:span><text:span text:style-name="Προεπιλεγμένη_20_γραμματοσειρά"><text:span text:style-name="T160">επιλέξει </text:span></text:span><text:span text:style-name="Προεπιλεγμένη_20_γραμματοσειρά"><text:span text:style-name="T158">“</text:span></text:span><text:span text:style-name="Προεπιλεγμένη_20_γραμματοσειρά"><text:span text:style-name="T150">Modify</text:span></text:span><text:span text:style-name="Προεπιλεγμένη_20_γραμματοσειρά"><text:span text:style-name="T158"> </text:span></text:span><text:span text:style-name="Προεπιλεγμένη_20_γραμματοσειρά"><text:span text:style-name="T150">application</text:span></text:span><text:span text:style-name="Προεπιλεγμένη_20_γραμματοσειρά"><text:span text:style-name="T158">”.</text:span></text:span></text:p>
        </text:list-item>
        <text:list-item>
          <text:p text:style-name="P92"><text:span text:style-name="Προεπιλεγμένη_20_γραμματοσειρά"><text:span text:style-name="T158">Το σύστημα μεταφέρει τον διαχειριστή σε οθόνη με τις επιλογές </text:span></text:span><text:span text:style-name="Προεπιλεγμένη_20_γραμματοσειρά"><text:span text:style-name="T150">Delete</text:span></text:span><text:span text:style-name="Προεπιλεγμένη_20_γραμματοσειρά"><text:span text:style-name="T158"> και </text:span></text:span><text:span text:style-name="Προεπιλεγμένη_20_γραμματοσειρά"><text:span text:style-name="T150">Add </text:span></text:span><text:span text:style-name="Προεπιλεγμένη_20_γραμματοσειρά"><text:span text:style-name="T144">και τις επιλογές </text:span></text:span><text:span text:style-name="Προεπιλεγμένη_20_γραμματοσειρά"><text:span text:style-name="T152">User </text:span></text:span><text:span text:style-name="Προεπιλεγμένη_20_γραμματοσειρά"><text:span text:style-name="T145">(μόνο για </text:span></text:span><text:span text:style-name="Προεπιλεγμένη_20_γραμματοσειρά"><text:span text:style-name="T153">delete</text:span></text:span><text:span text:style-name="Προεπιλεγμένη_20_γραμματοσειρά"><text:span text:style-name="T145">)</text:span></text:span><text:span text:style-name="Προεπιλεγμένη_20_γραμματοσειρά"><text:span text:style-name="T152"> </text:span></text:span><text:span text:style-name="Προεπιλεγμένη_20_γραμματοσειρά"><text:span text:style-name="T145">και </text:span></text:span><text:span text:style-name="Προεπιλεγμένη_20_γραμματοσειρά"><text:span text:style-name="T152">Court.</text:span></text:span></text:p>
        </text:list-item>
        <text:list-item>
          <text:p text:style-name="P60"><text:span text:style-name="Προεπιλεγμένη_20_γραμματοσειρά"><text:span text:style-name="T158">Ο διαχειριστής επιλέγει να </text:span></text:span><text:span text:style-name="Προεπιλεγμένη_20_γραμματοσειρά"><text:span text:style-name="T161">προσθέσει</text:span></text:span><text:span text:style-name="Προεπιλεγμένη_20_γραμματοσειρά"><text:span text:style-name="T158"> </text:span></text:span><text:span text:style-name="Προεπιλεγμένη_20_γραμματοσειρά"><text:span text:style-name="T162">ένα </text:span></text:span><text:span text:style-name="Προεπιλεγμένη_20_γραμματοσειρά"><text:span text:style-name="T161">γήπεδο</text:span></text:span><text:span text:style-name="Προεπιλεγμένη_20_γραμματοσειρά"><text:span text:style-name="T162">.</text:span></text:span></text:p>
        </text:list-item>
        <text:list-item>
          <text:p text:style-name="P60"><text:span text:style-name="Προεπιλεγμένη_20_γραμματοσειρά"><text:span text:style-name="T158">Το σύστημα δίνει την δυνατότητα να </text:span></text:span><text:span text:style-name="Προεπιλεγμένη_20_γραμματοσειρά"><text:span text:style-name="T161">αν</text:span></text:span><text:span text:style-name="Προεπιλεγμένη_20_γραμματοσειρά"><text:span text:style-name="T163">ε</text:span></text:span><text:span text:style-name="Προεπιλεγμένη_20_γραμματοσειρά"><text:span text:style-name="T161">β</text:span></text:span><text:span text:style-name="Προεπιλεγμένη_20_γραμματοσειρά"><text:span text:style-name="T163">ά</text:span></text:span><text:span text:style-name="Προεπιλεγμένη_20_γραμματοσειρά"><text:span text:style-name="T161">σει ένα αρχείο με τα στοιχεία του γηπέδου.</text:span></text:span></text:p>
        </text:list-item>
        <text:list-item>
          <text:p text:style-name="P60"><text:span text:style-name="Προεπιλεγμένη_20_γραμματοσειρά"><text:span text:style-name="T161">Τ</text:span></text:span><text:span text:style-name="Προεπιλεγμένη_20_γραμματοσειρά"><text:span text:style-name="T145">ο σύστημα ελέγχει αν το αρχείο είναι έγκυρο </text:span></text:span><text:span text:style-name="Προεπιλεγμένη_20_γραμματοσειρά"><text:span text:style-name="T146">(πληρεί συνθήκες </text:span></text:span><text:span text:style-name="Προεπιλεγμένη_20_γραμματοσειρά"><text:span text:style-name="T145">γηπέδου</text:span></text:span><text:span text:style-name="Προεπιλεγμένη_20_γραμματοσειρά"><text:span text:style-name="T146">).</text:span></text:span></text:p>
        </text:list-item>
        <text:list-item>
          <text:p text:style-name="P60"><text:span text:style-name="Προεπιλεγμένη_20_γραμματοσειρά"><text:span text:style-name="T142">Το σύστημα αποθηκεύει τις αλλαγές και ενημερώνεται.</text:span></text:span></text:p>
        </text:list-item>
        <text:list-item>
          <text:p text:style-name="P92"><text:span text:style-name="Προεπιλεγμένη_20_γραμματοσειρά"><text:span text:style-name="T142">Το σύστημα εμφανίζει μήνυμα “</text:span></text:span><text:span text:style-name="Προεπιλεγμένη_20_γραμματοσειρά"><text:span text:style-name="T151">Modify Completed!</text:span></text:span><text:span text:style-name="Προεπιλεγμένη_20_γραμματοσειρά"><text:span text:style-name="T142">” στην οθόνη του χρήστη.</text:span></text:span></text:p>
        </text:list-item>
        <text:list-item>
          <text:p text:style-name="P92"><text:span text:style-name="Προεπιλεγμένη_20_γραμματοσειρά"><text:span text:style-name="T158"><text:s/></text:span></text:span><text:span text:style-name="Προεπιλεγμένη_20_γραμματοσειρά"><text:span text:style-name="T112">Το σύστημα δίνει την δυνατότητα στον διαχειριστή είτε να συνεχίσει</text:span></text:span><text:span text:style-name="Προεπιλεγμένη_20_γραμματοσειρά"><text:span text:style-name="T114"> </text:span></text:span><text:span text:style-name="Προεπιλεγμένη_20_γραμματοσειρά"><text:span text:style-name="T115">τις αλλαγές</text:span></text:span><text:span text:style-name="Προεπιλεγμένη_20_γραμματοσειρά"><text:span text:style-name="T114"> </text:span></text:span><text:span text:style-name="Προεπιλεγμένη_20_γραμματοσειρά"><text:span text:style-name="T112">είτε να επιστρέψει στην αρχική σελίδα.</text:span></text:span></text:p>
        </text:list-item>
      </text:list>
      <text:p text:style-name="P93"><text:soft-page-break/></text:p>
      <text:p text:style-name="P59"><text:span text:style-name="Προεπιλεγμένη_20_γραμματοσειρά"><text:span text:style-name="T158">Εναλλακτική ροή </text:span></text:span><text:span text:style-name="Προεπιλεγμένη_20_γραμματοσειρά"><text:span text:style-name="T163">1</text:span></text:span></text:p>
      <text:p text:style-name="P59"><text:span text:style-name="Προεπιλεγμένη_20_γραμματοσειρά"><text:span text:style-name="T163">5.1.1<text:tab/></text:span></text:span><text:span text:style-name="Προεπιλεγμένη_20_γραμματοσειρά"><text:span text:style-name="T161">Τ</text:span></text:span><text:span text:style-name="Προεπιλεγμένη_20_γραμματοσειρά"><text:span text:style-name="T145">ο σύστημα ελέγχει αν το αρχείο είναι έγκυρο </text:span></text:span><text:span text:style-name="Προεπιλεγμένη_20_γραμματοσειρά"><text:span text:style-name="T146">(πληρεί συνθήκες </text:span></text:span><text:span text:style-name="Προεπιλεγμένη_20_γραμματοσειρά"><text:span text:style-name="T145">γηπέδου</text:span></text:span><text:span text:style-name="Προεπιλεγμένη_20_γραμματοσειρά"><text:span text:style-name="T146">) </text:span></text:span><text:span text:style-name="Προεπιλεγμένη_20_γραμματοσειρά"><text:span text:style-name="T147">αλλά δεν τις πληρεί</text:span></text:span><text:span text:style-name="Προεπιλεγμένη_20_γραμματοσειρά"><text:span text:style-name="T146">.</text:span></text:span></text:p>
      <text:p text:style-name="P59"><text:span text:style-name="Προεπιλεγμένη_20_γραμματοσειρά"><text:span text:style-name="T147">5.1.2<text:tab/></text:span></text:span><text:span text:style-name="Προεπιλεγμένη_20_γραμματοσειρά"><text:span text:style-name="T146">Το σύστημα </text:span></text:span><text:span text:style-name="Προεπιλεγμένη_20_γραμματοσειρά"><text:span text:style-name="T147">επιστρέφει μήνυμα “T</text:span></text:span><text:span text:style-name="Προεπιλεγμένη_20_γραμματοσειρά"><text:span text:style-name="T154">here has been an error with the uploaded file</text:span></text:span><text:span text:style-name="Προεπιλεγμένη_20_γραμματοσειρά"><text:span text:style-name="T147">” στην οθόνη του χρήστη.</text:span></text:span></text:p>
      <text:p text:style-name="P59"><text:span text:style-name="Προεπιλεγμένη_20_γραμματοσειρά"><text:span text:style-name="T154">5.1.3<text:tab/></text:span></text:span><text:span text:style-name="Προεπιλεγμένη_20_γραμματοσειρά"><text:span text:style-name="T148">Η εναλλακτική ροή μεταβαίνει στο </text:span></text:span><text:span text:style-name="Προεπιλεγμένη_20_γραμματοσειρά"><text:span text:style-name="T155">βήμα </text:span></text:span><text:span text:style-name="Προεπιλεγμένη_20_γραμματοσειρά"><text:span text:style-name="T154">4</text:span></text:span><text:span text:style-name="Προεπιλεγμένη_20_γραμματοσειρά"><text:span text:style-name="T148"> της βασικής ροής της περίπτωσης χρήσης.</text:span></text:span></text:p>
      <text:p text:style-name="P59"><text:span text:style-name="Προεπιλεγμένη_20_γραμματοσειρά"><text:span text:style-name="T163"/></text:span></text:p>
      <text:p text:style-name="P62"/>
      <text:p text:style-name="P62"/>
      <text:p text:style-name="P59"><text:span text:style-name="Προεπιλεγμένη_20_γραμματοσειρά"><text:span text:style-name="T158"/></text:span></text:p>
      <text:p text:style-name="P62"/>
      <text:p text:style-name="P62"/>
      <text:p text:style-name="P59"><text:span text:style-name="Προεπιλεγμένη_20_γραμματοσειρά"><text:span text:style-name="T158">.</text:span></text:span></text:p>
      <text:p text:style-name="P62"/>
      <text:p text:style-name="P59"><text:span text:style-name="Προεπιλεγμένη_20_γραμματοσειρά"><text:span text:style-name="T158">Εναλλακτική ροή </text:span></text:span><text:span text:style-name="Προεπιλεγμένη_20_γραμματοσειρά"><text:span text:style-name="T163">2</text:span></text:span><text:span text:style-name="Προεπιλεγμένη_20_γραμματοσειρά"><text:span text:style-name="T158">:</text:span></text:span></text:p>
      <text:p text:style-name="P59"><text:span text:style-name="Προεπιλεγμένη_20_γραμματοσειρά"><text:span text:style-name="T158"><text:s text:c="4"/>3.</text:span></text:span><text:span text:style-name="Προεπιλεγμένη_20_γραμματοσειρά"><text:span text:style-name="T163">2</text:span></text:span><text:span text:style-name="Προεπιλεγμένη_20_γραμματοσειρά"><text:span text:style-name="T158">.1<text:tab/><text:tab/>Ο διαχειριστής επιλέγει να διαγράψει </text:span></text:span><text:span text:style-name="Προεπιλεγμένη_20_γραμματοσειρά"><text:span text:style-name="T162">ένα αντικείμενο εκ των </text:span></text:span><text:span text:style-name="Προεπιλεγμένη_20_γραμματοσειρά"><text:span text:style-name="T161">2</text:span></text:span><text:span text:style-name="Προεπιλεγμένη_20_γραμματοσειρά"><text:span text:style-name="T162"> κατηγοριών (</text:span></text:span><text:span text:style-name="Προεπιλεγμένη_20_γραμματοσειρά"><text:span text:style-name="T152">User </text:span></text:span><text:span text:style-name="Προεπιλεγμένη_20_γραμματοσειρά"><text:span text:style-name="T145">και </text:span></text:span><text:span text:style-name="Προεπιλεγμένη_20_γραμματοσειρά"><text:span text:style-name="T152">Court</text:span></text:span><text:span text:style-name="Προεπιλεγμένη_20_γραμματοσειρά"><text:span text:style-name="T162">)</text:span></text:span><text:span text:style-name="Προεπιλεγμένη_20_γραμματοσειρά"><text:span text:style-name="T158">.</text:span></text:span></text:p>
      <text:p text:style-name="P59"><text:span text:style-name="Προεπιλεγμένη_20_γραμματοσειρά"><text:span text:style-name="T158"><text:s text:c="4"/>3.</text:span></text:span><text:span text:style-name="Προεπιλεγμένη_20_γραμματοσειρά"><text:span text:style-name="T163">2</text:span></text:span><text:span text:style-name="Προεπιλεγμένη_20_γραμματοσειρά"><text:span text:style-name="T158">.2<text:tab/><text:tab/></text:span></text:span><text:span text:style-name="Προεπιλεγμένη_20_γραμματοσειρά"><text:span text:style-name="T168">To </text:span></text:span><text:span text:style-name="Προεπιλεγμένη_20_γραμματοσειρά"><text:span text:style-name="T158"><text:s/>σύστημα αντλεί δεδομένα </text:span></text:span><text:span text:style-name="Προεπιλεγμένη_20_γραμματοσειρά"><text:span text:style-name="T162">ανάλογα με την επιλογή του διαχειριστή</text:span></text:span><text:span text:style-name="Προεπιλεγμένη_20_γραμματοσειρά"><text:span text:style-name="T158">.</text:span></text:span></text:p>
      <text:p text:style-name="P59"><text:span text:style-name="Προεπιλεγμένη_20_γραμματοσειρά"><text:span text:style-name="T158"><text:s text:c="4"/>3.</text:span></text:span><text:span text:style-name="Προεπιλεγμένη_20_γραμματοσειρά"><text:span text:style-name="T163">2</text:span></text:span><text:span text:style-name="Προεπιλεγμένη_20_γραμματοσειρά"><text:span text:style-name="T158">.3<text:tab/><text:tab/>Ο διαχειριστής </text:span></text:span><text:span text:style-name="Προεπιλεγμένη_20_γραμματοσειρά"><text:span text:style-name="T162">το αντικείμενο που θέλει να διαγράψει από την εφαρμογή</text:span></text:span><text:span text:style-name="Προεπιλεγμένη_20_γραμματοσειρά"><text:span text:style-name="T158">.</text:span></text:span></text:p>
      <text:p text:style-name="P59"><text:span text:style-name="Προεπιλεγμένη_20_γραμματοσειρά"><text:span text:style-name="T158"><text:s text:c="4"/>3.</text:span></text:span><text:span text:style-name="Προεπιλεγμένη_20_γραμματοσειρά"><text:span text:style-name="T163">2</text:span></text:span><text:span text:style-name="Προεπιλεγμένη_20_γραμματοσειρά"><text:span text:style-name="T158">.4<text:tab/><text:tab/>Το σύστημα οδηγεί τον διαχειριστή σε μια φόρμα εισαγωγής αγγελίας παρόμοια με αυτή του χρήστη.</text:span></text:span></text:p>
      <text:p text:style-name="P59"><text:span text:style-name="Προεπιλεγμένη_20_γραμματοσειρά"><text:span text:style-name="T158"><text:s text:c="4"/>3.</text:span></text:span><text:span text:style-name="Προεπιλεγμένη_20_γραμματοσειρά"><text:span text:style-name="T163">2</text:span></text:span><text:span text:style-name="Προεπιλεγμένη_20_γραμματοσειρά"><text:span text:style-name="T158">.5<text:tab/> <text:tab/></text:span></text:span><text:span text:style-name="Προεπιλεγμένη_20_γραμματοσειρά"><text:span text:style-name="T142">Το σύστημα αποθηκεύει τις αλλαγές και ενημερώνεται.</text:span></text:span></text:p>
      <text:p text:style-name="P59"><text:span text:style-name="Προεπιλεγμένη_20_γραμματοσειρά"><text:span text:style-name="T158"><text:s text:c="4"/>3.</text:span></text:span><text:span text:style-name="Προεπιλεγμένη_20_γραμματοσειρά"><text:span text:style-name="T163">2</text:span></text:span><text:span text:style-name="Προεπιλεγμένη_20_γραμματοσειρά"><text:span text:style-name="T158">.6<text:tab/><text:tab/></text:span></text:span><text:span text:style-name="Προεπιλεγμένη_20_γραμματοσειρά"><text:span text:style-name="T142">Το σύστημα εμφανίζει μήνυμα “</text:span></text:span><text:span text:style-name="Προεπιλεγμένη_20_γραμματοσειρά"><text:span text:style-name="T151">Modify Completed!</text:span></text:span><text:span text:style-name="Προεπιλεγμένη_20_γραμματοσειρά"><text:span text:style-name="T142">” στην οθόνη του χρήστη.</text:span></text:span></text:p>
      <text:p text:style-name="P70"><text:span text:style-name="Προεπιλεγμένη_20_γραμματοσειρά"><text:span text:style-name="T158">3.</text:span></text:span><text:span text:style-name="Προεπιλεγμένη_20_γραμματοσειρά"><text:span text:style-name="T163">2</text:span></text:span><text:span text:style-name="Προεπιλεγμένη_20_γραμματοσειρά"><text:span text:style-name="T158">.7<text:tab/><text:tab/></text:span></text:span><text:span text:style-name="Προεπιλεγμένη_20_γραμματοσειρά"><text:span text:style-name="T113">Το σύστημα δίνει την δυνατότητα στον διαχειριστή είτε να συνεχίσει</text:span></text:span><text:span text:style-name="Προεπιλεγμένη_20_γραμματοσειρά"><text:span text:style-name="T116"> </text:span></text:span><text:span text:style-name="Προεπιλεγμένη_20_γραμματοσειρά"><text:span text:style-name="T117">τις αλλαγές</text:span></text:span><text:span text:style-name="Προεπιλεγμένη_20_γραμματοσειρά"><text:span text:style-name="T116"> </text:span></text:span><text:span text:style-name="Προεπιλεγμένη_20_γραμματοσειρά"><text:span text:style-name="T113">είτε να επιστρέψει στην αρχική σελίδα.</text:span></text:span></text:p>
      <text:p text:style-name="P70"><text:span text:style-name="Προεπιλεγμένη_20_γραμματοσειρά"><text:span text:style-name="T113"/></text:span></text:p>
      <text:p text:style-name="P70"><text:span text:style-name="Προεπιλεγμένη_20_γραμματοσειρά"><text:span text:style-name="T113"/></text:span></text:p>
      <text:p text:style-name="P70"><text:span text:style-name="Προεπιλεγμένη_20_γραμματοσειρά"><text:span text:style-name="T113"/></text:span></text:p>
      <text:p text:style-name="P50"/>
      <table:table table:name="Πίνακας2" table:style-name="Πίνακας2">
        <table:table-column table:style-name="Πίνακας2.A"/>
        <table:table-column table:style-name="Πίνακας2.B"/>
        <table:table-column table:style-name="Πίνακας2.C"/>
        <table:table-column table:style-name="Πίνακας2.D" table:number-columns-repeated="3"/>
        <table:table-column table:style-name="Πίνακας2.B"/>
        <table:table-column table:style-name="Πίνακας2.D" table:number-columns-repeated="5"/>
        <table:table-column table:style-name="Πίνακας2.B"/>
        <table:table-column table:style-name="Πίνακας2.D" table:number-columns-repeated="5"/>
        <table:table-column table:style-name="Πίνακας2.B"/>
        <table:table-column table:style-name="Πίνακας2.D" table:number-columns-repeated="5"/>
        <table:table-column table:style-name="Πίνακας2.B"/>
        <table:table-column table:style-name="Πίνακας2.D" table:number-columns-repeated="5"/>
        <table:table-column table:style-name="Πίνακας2.B"/>
        <table:table-column table:style-name="Πίνακας2.D" table:number-columns-repeated="5"/>
        <table:table-column table:style-name="Πίνακας2.B"/>
        <table:table-column table:style-name="Πίνακας2.D" table:number-columns-repeated="5"/>
        <table:table-column table:style-name="Πίνακας2.B"/>
        <table:table-column table:style-name="Πίνακας2.D" table:number-columns-repeated="5"/>
        <table:table-column table:style-name="Πίνακας2.B"/>
        <table:table-column table:style-name="Πίνακας2.D" table:number-columns-repeated="5"/>
        <table:table-column table:style-name="Πίνακας2.B"/>
        <table:table-column table:style-name="Πίνακας2.D" table:number-columns-repeated="5"/>
        <table:table-column table:style-name="Πίνακας2.B"/>
        <table:table-column table:style-name="Πίνακας2.D" table:number-columns-repeated="5"/>
        <table:table-column table:style-name="Πίνακας2.B"/>
        <table:table-column table:style-name="Πίνακας2.D" table:number-columns-repeated="5"/>
        <table:table-column table:style-name="Πίνακας2.B"/>
        <table:table-column table:style-name="Πίνακας2.D" table:number-columns-repeated="5"/>
        <table:table-column table:style-name="Πίνακας2.B"/>
        <table:table-column table:style-name="Πίνακας2.D" table:number-columns-repeated="5"/>
        <table:table-column table:style-name="Πίνακας2.B"/>
        <table:table-column table:style-name="Πίνακας2.C"/>
        <table:table-header-rows>
          <table:table-row table:style-name="TableLine1951966802720">
            <table:table-cell table:style-name="Πίνακας2.A1" table:number-columns-spanned="2" office:value-type="string">
              <text:p text:style-name="P89"/>
            </table:table-cell>
            <table:covered-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1" office:value-type="string">
              <text:p text:style-name="P89"/>
            </table:table-cell>
            <table:table-cell table:style-name="Πίνακας2.Ah1" office:value-type="string">
              <text:p text:style-name="P89"/>
            </table:table-cell>
          </table:table-row>
        </table:table-header-rows>
      </table:table>
      <text:p text:style-name="P62"><text:span text:style-name="T6">Τίτλος</text:span>: <text:span text:style-name="T2">Προσθήκη</text:span> <text:span text:style-name="T2">φίλων</text:span> (Add Friends).</text:p>
      <text:p text:style-name="P62"><text:span text:style-name="T6">Χειριστές</text:span><text:span text:style-name="T2">: Χρήστης</text:span></text:p>
      <text:p text:style-name="P62"><text:span text:style-name="T6">Περιγραφή</text:span><text:span text:style-name="T2">: Αυτή η περίπτωση χρήσης αρχίζει όταν ο χρήστης επιλέξει “ </text:span>Add<text:span text:style-name="T2"> </text:span>Friends<text:span text:style-name="T2"> ”, του επιτρέπει <text:s/>να αναζητήσει άτομα τα οποία χρησιμοποιούν την εφαρμογή και να τους προσθέσει στους φίλους του αλλά και την δυνατότητα να <text:s/>προσθέσει στους φίλους του παίκτες με τους οποίους έχει πρόσφατα αγωνιστεί . Η περίπτωση χρήσης τελειώνει όταν ο χρήστης επιλέξει να γυρίσει στην αρχική σελίδα.</text:span></text:p>
      <text:p text:style-name="P65"/>
      <text:p text:style-name="P65"/>
      <text:p text:style-name="P62"><text:span text:style-name="T2">Βασική ροή:</text:span></text:p>
      <text:list xml:id="list233820862087866" text:continue-list="list233820685172465" text:style-name="WWNum1">
        <text:list-item>
          <text:p text:style-name="P14"><text:span text:style-name="T2">Ο χρήστης πλοηγείτε στην κύρια σελίδα της εφαρμογής και επιλέγει το “</text:span>Add<text:span text:style-name="T2"> </text:span>Friends<text:span text:style-name="T2">”.</text:span></text:p>
        </text:list-item>
        <text:list-item>
          <text:p text:style-name="P14"><text:span text:style-name="T2">Το σύστημα του εμφανίζει ένα </text:span>search<text:span text:style-name="T2"> </text:span>bar<text:span text:style-name="T2"> ώστε να αναζητήσει φίλους και την επιλογή “</text:span>View<text:span text:style-name="T2"> </text:span>Friends<text:span text:style-name="T2">”.</text:span></text:p>
        </text:list-item>
        <text:list-item>
          <text:p text:style-name="P14"><text:span text:style-name="T2">Το σύστημα αντλεί στοιχεία και προτείνει στον χρήστη άλλους χρήστες με τους οποίους έχει αγωνιστεί και δεν είναι ήδη φίλοι πριν εισάγει χαρακτήρες στο </text:span>search<text:span text:style-name="T2"> </text:span>bar<text:span text:style-name="T2">. </text:span></text:p>
        </text:list-item>
        <text:list-item>
          <text:p text:style-name="P14"><text:span text:style-name="T2">Ο χρήστης πληκτρολογεί το </text:span>username<text:span text:style-name="T2"> του χρήστη τον οποίο επιθυμεί να αναζητήσει.</text:span></text:p>
        </text:list-item>
        <text:list-item>
          <text:p text:style-name="P14"><text:soft-page-break/><text:span text:style-name="T2">Το σύστημα ελέγχει/αναζητεί ονόματα που περιέχουν τους χαρακτήρες τους οποίους πληκτρολόγησε ο χρήστης.</text:span></text:p>
        </text:list-item>
        <text:list-item>
          <text:p text:style-name="P14"><text:span text:style-name="T2">Το σύστημα εμφανίζει μία λίστα από ονόματα χρηστών τα οποία ταιριάζουν σε αυτό που πληκτρολόγησε ο χρήστης.</text:span></text:p>
        </text:list-item>
        <text:list-item>
          <text:p text:style-name="P14"><text:span text:style-name="T2">Το σύστημα ανανεώνει μέσω ελέγχου/αναζήτησης κάθε φορά που ο χρήστης πληκτρολογεί επιπλέον χαρακτήρες την λίστα κάτω από το </text:span>search<text:span text:style-name="T2"> </text:span>bar<text:span text:style-name="T2">. </text:span></text:p>
        </text:list-item>
        <text:list-item>
          <text:p text:style-name="P14"><text:span text:style-name="T2">Ο χρήστης επιλέγει το όνομα το οποίο επιθυμεί.</text:span></text:p>
        </text:list-item>
        <text:list-item>
          <text:p text:style-name="P14"><text:span text:style-name="T2">Το σύστημα του εμφανίζει μήνυμα επιβεβαίωσης.</text:span></text:p>
        </text:list-item>
        <text:list-item>
          <text:p text:style-name="P14"><text:span text:style-name="T2">Ο χρήστης το αποδέχεται.</text:span></text:p>
        </text:list-item>
        <text:list-item>
          <text:p text:style-name="P14"><text:span text:style-name="T2">Το σύστημα στέλνει αίτημα φιλίας στον χρήστη που επέλεξε ο αρχικός χρήστης και την επιλογή να γυρίσει στην αρχική σελίδα. <text:s/></text:span></text:p>
        </text:list-item>
      </text:list>
      <text:p text:style-name="P65"/>
      <text:p text:style-name="P62"><text:span text:style-name="T2">Εναλλακτική Ροή 1:</text:span></text:p>
      <text:p text:style-name="P62"><text:span text:style-name="T2">3.1.1<text:tab/>Ο χρήστης περιηγείται στους προτεινόμενους χρήστες του συστήματος και επιλέγει αυτόν της αρεσκείας του.</text:span></text:p>
      <text:list xml:id="list1624682948" text:style-name="WWNum32">
        <text:list-item>
          <text:list>
            <text:list-item>
              <text:list>
                <text:list-item>
                  <text:p text:style-name="P20"><text:span text:style-name="T2">Το σύστημα του εμφανίζει μήνυμα επιβεβαίωσης.</text:span></text:p>
                </text:list-item>
                <text:list-item>
                  <text:p text:style-name="P20"><text:span text:style-name="T2">Ο χρήστης το αποδέχεται .</text:span></text:p>
                </text:list-item>
                <text:list-item>
                  <text:p text:style-name="P20"><text:span text:style-name="T2">Το σύστημα στέλνει αίτημα φιλίας στον χρήστη που επέλεξε ο αρχικός χρήστης και την επιλογή να γυρίσει στην αρχική σελίδα.</text:span></text:p>
                </text:list-item>
              </text:list>
            </text:list-item>
          </text:list>
        </text:list-item>
      </text:list>
      <text:p text:style-name="P1"/>
      <text:p text:style-name="P62"><text:span text:style-name="T2">Εναλλακτική Ροή 2:</text:span></text:p>
      <text:list xml:id="list233819804894702" text:continue-list="list233819424563738" text:style-name="WWNum33">
        <text:list-item>
          <text:list>
            <text:list-item>
              <text:list>
                <text:list-item>
                  <text:p text:style-name="P21"><text:span text:style-name="T2">Το σύστημα δεν αναγνωρίζει κάποιον χρήστη με το όνομα που πληκτρολόγησε ο χρήστης </text:span></text:p>
                </text:list-item>
                <text:list-item>
                  <text:p text:style-name="P21"><text:span text:style-name="T2">Το σύστημα εμφανίζει μήνυμα “</text:span>no<text:span text:style-name="T2"> </text:span>players<text:span text:style-name="T2"> </text:span>found<text:span text:style-name="T2">” και την επιλογή να γυρίσει στην αρχική σελίδα.</text:span></text:p>
                </text:list-item>
              </text:list>
            </text:list-item>
          </text:list>
        </text:list-item>
      </text:list>
      <text:p text:style-name="P66"/>
      <text:p text:style-name="P63"><text:span text:style-name="T2">Εναλλακτική Ροή 3</text:span>:</text:p>
      <text:p text:style-name="P63"><text:span text:style-name="T2">2.3.1 Ο χρήστης επιλέγει “</text:span>View<text:span text:style-name="T2"> </text:span>Friends<text:span text:style-name="T2">” </text:span></text:p>
      <text:p text:style-name="P63"><text:span text:style-name="T2">2.3.2 Η εναλλακτική ροή 3 μεταβαίνει στην περίπτωση χρήσης προβολή και διαγραφή φίλων.</text:span></text:p>
      <text:p text:style-name="P65"/>
      <text:p text:style-name="P65"/>
      <text:p text:style-name="P64"><text:span text:style-name="T135">Use</text:span><text:span text:style-name="T6"> </text:span><text:span text:style-name="T135">cases</text:span></text:p>
      <text:p text:style-name="P62"><text:span text:style-name="T6">Τίτλος</text:span><text:span text:style-name="T2">: Αξιολόγηση χώρου &amp; παικτών (</text:span>Rate<text:span text:style-name="T2"> </text:span>Player<text:span text:style-name="T2"> &amp; </text:span>Court<text:span text:style-name="T2">).</text:span></text:p>
      <text:p text:style-name="P62"><text:span text:style-name="T6">Χειριστές</text:span><text:span text:style-name="T2">: Χρήστης</text:span></text:p>
      <text:p text:style-name="P62"><text:span text:style-name="T6">Περιγραφή</text:span><text:span text:style-name="T2">: Αυτή η περίπτωση χρήσης αρχίζει όταν ο χρήστης επιλέξει “ </text:span>Rate<text:span text:style-name="T2"> ”, του επιτρέπει <text:s/>να πλοηγηθεί στα άτομα τα οποία έχει αγωνιστεί είτε μαζί είτε εναντίον στην εφαρμογή και στα αθλητικά κέντρα όπου έχει παίξει έχοντας την δυνατότητα να τα αξιολογήσει με ένα σύστημα βαθμολογίας. Η περίπτωση χρήσης τελειώνει όταν ο χρήστης υποβάλει την αξιολόγηση του ή όταν <text:s/>επιλέξει να γυρίσει στην αρχική σελίδα.</text:span></text:p>
      <text:p text:style-name="P65"/>
      <text:p text:style-name="P62"><text:span text:style-name="T2">Βασική ροή:</text:span></text:p>
      <text:list xml:id="list3788164449" text:style-name="WWNum6">
        <text:list-item>
          <text:p text:style-name="P22"><text:span text:style-name="T2">Ο χρήστης πλοηγείτε στην κύρια σελίδα της εφαρμογής και επιλέγει το “</text:span>Rate<text:span text:style-name="T2">”.</text:span></text:p>
        </text:list-item>
        <text:list-item>
          <text:p text:style-name="P22"><text:span text:style-name="T2">Το σύστημα αντλεί στοιχεία και εμφανίζει μία λίστα με τους παίκτες τους οποίους αγωνίστηκε πρόσφατα ο χρήστης, καθώς και λίστα αθλητικών κέντρων στα οποία έχει αγωνιστεί, κάτω από την λίστα παικτών.</text:span></text:p>
        </text:list-item>
        <text:list-item>
          <text:p text:style-name="P22"><text:span text:style-name="T2">Ο χρήστης επιλέγει τον παίκτη ή τον χώρο τον οποίο θέλει να αξιολογήσει.</text:span></text:p>
        </text:list-item>
        <text:list-item>
          <text:p text:style-name="P22"><text:span text:style-name="T2">Το σύστημα του εμφανίζει μία επιλογή βαθμολόγησης (π.χ. αριθμό αστεριών 1-5) και ένα καινό πλαίσιο για την συμπλήρωση σχολίων .</text:span></text:p>
        </text:list-item>
        <text:list-item>
          <text:p text:style-name="P22"><text:soft-page-break/><text:span text:style-name="T2">Ο χρήστης επιλέγει την βαθμολογία με την οποία θα αξιολογήσει τον επιλεγμένο παίκτη ή αθλητικό κέντρο, αν επιθυμεί συμπληρώνει το σχόλιο που θέλει και επιβεβαιώνει.</text:span></text:p>
        </text:list-item>
        <text:list-item>
          <text:p text:style-name="P22"><text:span text:style-name="T2"><text:s/></text:span>To<text:span text:style-name="T2"> σύστημα εξετάζει την αξιολόγηση του χρήστη (απαραίτητη υποβολή βαθμολογίας από τον χρήστη).</text:span></text:p>
        </text:list-item>
        <text:list-item>
          <text:p text:style-name="P22"><text:span text:style-name="T2">Το σύστημα αποθηκεύει την αξιολόγηση του χρήστη και ενημερώνεται.</text:span></text:p>
        </text:list-item>
        <text:list-item>
          <text:p text:style-name="P22">To<text:span text:style-name="T2"> σύστημα εμφανίζει μήνυμα, “</text:span>your<text:span text:style-name="T2"> </text:span>rate<text:span text:style-name="T2"> </text:span>has<text:span text:style-name="T2"> </text:span>been<text:span text:style-name="T2"> </text:span>submitted<text:span text:style-name="T2">” στην οθόνη του χρήστη.</text:span></text:p>
        </text:list-item>
      </text:list>
      <text:p text:style-name="P1"/>
      <text:p text:style-name="P1"/>
      <text:p text:style-name="P62"><text:span text:style-name="T2">Εναλλακτική Ροή 1:</text:span></text:p>
      <text:list xml:id="list77377886" text:style-name="WWNum8">
        <text:list-item>
          <text:list>
            <text:list-item>
              <text:list>
                <text:list-item>
                  <text:p text:style-name="P23"><text:span text:style-name="T2">Ο χρήστης δεν επιλέγει την βαθμολογία με την οποία θα αξιολογήσει τον επιλεγμένο παίκτη ή αθλητικό κέντρο, αν επιθυμεί συμπληρώνει το σχόλιο που θέλει και επιβεβαιώνει.</text:span></text:p>
                </text:list-item>
                <text:list-item>
                  <text:p text:style-name="P23">To<text:span text:style-name="T2"> σύστημα εξετάζει την αξιολόγηση του χρήστη (απαραίτητη υποβολή βαθμολογίας από τον χρήστη).</text:span></text:p>
                </text:list-item>
                <text:list-item>
                  <text:p text:style-name="P23"><text:span text:style-name="T2">Το σύστημα δεν αποθηκεύει την αξιολόγηση και εμφανίζει μήνυμα, “</text:span>your<text:span text:style-name="T2"> </text:span>rate<text:span text:style-name="T2"> </text:span>has<text:span text:style-name="T2"> </text:span>not<text:span text:style-name="T2"> </text:span>been<text:span text:style-name="T2"> </text:span>submitted<text:span text:style-name="T2">”.</text:span></text:p>
                </text:list-item>
                <text:list-item>
                  <text:p text:style-name="P23"><text:span text:style-name="T2">Το σύστημα οδηγεί τον χρήστη στο βήμα 2 της βασικής ροής.</text:span></text:p>
                </text:list-item>
              </text:list>
            </text:list-item>
          </text:list>
        </text:list-item>
      </text:list>
      <text:p text:style-name="P53"/>
      <text:p text:style-name="P53"/>
      <text:p text:style-name="P53"/>
      <text:p text:style-name="P53"/>
      <text:p text:style-name="P53"/>
      <text:p text:style-name="P64"><text:span text:style-name="T135">Use</text:span><text:span text:style-name="T6"> </text:span><text:span text:style-name="T135">cases</text:span></text:p>
      <text:p text:style-name="P62"><text:span text:style-name="T6">Τίτλος</text:span><text:span text:style-name="T2">: Ενοικίαση γηπέδου (</text:span>Book<text:span text:style-name="T2"> </text:span>Court<text:span text:style-name="T2">).</text:span></text:p>
      <text:p text:style-name="P62"><text:span text:style-name="T6">Χειριστές</text:span><text:span text:style-name="T2">: Χρήστης</text:span></text:p>
      <text:p text:style-name="P62"><text:span text:style-name="T6">Περιγραφή</text:span><text:span text:style-name="T2">: Αυτή η περίπτωση χρήσης αρχίζει όταν ο χρήστης επιλέξει “ </text:span>Book<text:span text:style-name="T2"> </text:span>Court<text:span text:style-name="T2"> ”, του επιτρέπει <text:s/>να επιλέξει το άθλημα της αρεσκείας του και να κλείσει σε ποιο αθλητικό κέντρο κοντά στην περιοχή του θα πάει να το εξασκήσει την ώρα που ο ίδιος θα ορίσει. Τέλος ο χρήστης μέσω της εφαρμογής πληρώνει και το αντίτιμο της ενοικίασης του ιδιωτικού αθλητικού χώρου όπου επέλεξε.</text:span></text:p>
      <text:p text:style-name="P65"/>
      <text:p text:style-name="P65"/>
      <text:list xml:id="list2548692018" text:style-name="WWNum17">
        <text:list-item>
          <text:p text:style-name="P24"><text:span text:style-name="T2">Ο χρήστης πλοηγείτε στην κύρια σελίδα της εφαρμογής και επιλέγει “</text:span>Book<text:span text:style-name="T2"> </text:span>Court<text:span text:style-name="T2">”.</text:span></text:p>
        </text:list-item>
        <text:list-item>
          <text:p text:style-name="P24"><text:span text:style-name="T2">Το σύστημα εμφανίζει μία λίστα με τα αθλήματα όπου μπορεί να επιλέξει ο χρήστης και την επιλογή ακύρωσης κράτησης.</text:span></text:p>
        </text:list-item>
        <text:list-item>
          <text:p text:style-name="P24"><text:span text:style-name="T2">Ο χρήστης επιλέγει το άθλημα όπου επιθυμεί .</text:span></text:p>
        </text:list-item>
        <text:list-item>
          <text:p text:style-name="P24"><text:span text:style-name="T2">Το σύστημα αντλεί δεδομένα για την τοποθεσία του παίκτη και τα ωράρια των κοντινών γηπέδων του αθλήματος που επέλεξε.</text:span></text:p>
        </text:list-item>
        <text:list-item>
          <text:p text:style-name="P24"><text:span text:style-name="T2">Το σύστημα εμφανίζει μία φόρμα συμπλήρωσης, όπου εμφανίζει τα κοντινά ιδιωτικά γήπεδα τα οποία μπορεί να κλείσει ο χρήστης και φιλοξενούν το άθλημα που διάλεξε καθώς και τις διαθέσιμες ώρες που έχουν.</text:span></text:p>
        </text:list-item>
        <text:list-item>
          <text:p text:style-name="P24"><text:span text:style-name="T2">Ο χρήστης επιλέγει το ιδιωτικό γήπεδο της αρεσκείας του, την ημερομηνία και την ώρα που επιθυμεί.</text:span></text:p>
        </text:list-item>
        <text:list-item>
          <text:p text:style-name="P24"><text:span text:style-name="T2">Το σύστημα εμφανίζει στον χρήστη να επιβεβαιώσει τα στοιχεία που έχει εισάγει (αθλητικό κέντρο, ημερομηνία και ώρα).</text:span></text:p>
        </text:list-item>
        <text:list-item>
          <text:p text:style-name="P24"><text:span text:style-name="T2">Ο χρήστης επιβεβαιώνει τα στοιχεία.</text:span></text:p>
        </text:list-item>
        <text:list-item>
          <text:p text:style-name="P24"><text:span text:style-name="T2">Το σύστημα οδηγεί τον χρήστη στην σελίδα πληρωμής όπου του ζητάει να εισάγει τα στοιχεία πληρωμής. </text:span></text:p>
        </text:list-item>
        <text:list-item>
          <text:p text:style-name="P24"><text:soft-page-break/><text:span text:style-name="T2">Ο χρήστης εισάγει τα στοιχεία πληρωμής του και αποδέχεται.</text:span></text:p>
        </text:list-item>
        <text:list-item>
          <text:p text:style-name="P24"><text:span text:style-name="T2">Το σύστημα ελέγχει αν τα στοιχεία πληρωμής είναι έγκυρα <text:s/>(πληρούν συνθήκες στοιχείων κάρτας). </text:span></text:p>
        </text:list-item>
        <text:list-item>
          <text:p text:style-name="P24"><text:span text:style-name="T2">Αφού το σύστημα βεβαιωθεί ότι τα στοιχεία πληρωμής είναι έγκυρα εμφανίζει μήνυμα “</text:span>your<text:span text:style-name="T2"> </text:span>payment<text:span text:style-name="T2"> </text:span>has<text:span text:style-name="T2"> </text:span>been<text:span text:style-name="T2"> </text:span>successful<text:span text:style-name="T2">”.</text:span></text:p>
        </text:list-item>
        <text:list-item>
          <text:p text:style-name="P24"><text:span text:style-name="T2">Το σύστημα στέλνει ειδοποίηση στο συνεργαζόμενο γήπεδο. </text:span></text:p>
        </text:list-item>
        <text:list-item>
          <text:p text:style-name="P24"><text:span text:style-name="T2">Το σύστημα ενημερώνει τα ωράρια του επιλεγμένου γηπέδου και επιστρέφει τον χρήστη στην κύρια σελίδα της εφαρμογής.</text:span></text:p>
        </text:list-item>
      </text:list>
      <text:p text:style-name="P53"/>
      <text:p text:style-name="P53"/>
      <text:p text:style-name="P53"/>
      <text:p text:style-name="P53"/>
      <text:p text:style-name="P62"><text:span text:style-name="T2">Εναλλακτική Ροή 1:</text:span></text:p>
      <text:list xml:id="list1615126087" text:style-name="WWNum38">
        <text:list-item>
          <text:list>
            <text:list-item>
              <text:list>
                <text:list-item>
                  <text:p text:style-name="P25"><text:span text:style-name="T2">Το σύστημα αντιλαμβάνεται κάποιο λάθος στα στοιχεία πληρωμής του χρήστη .</text:span></text:p>
                </text:list-item>
                <text:list-item>
                  <text:p text:style-name="P25">To <text:span text:style-name="T2">σύστημα</text:span> <text:span text:style-name="T2">εμφανίζει</text:span> <text:span text:style-name="T2">μήνυμα</text:span>, “there has been an error with your payment details.</text:p>
                </text:list-item>
                <text:list-item>
                  <text:p text:style-name="P25"><text:span text:style-name="T2">Η εναλλακτική ροή μεταβαίνει στο βήμα 9 της βασικής ροής.</text:span></text:p>
                </text:list-item>
              </text:list>
            </text:list-item>
          </text:list>
        </text:list-item>
      </text:list>
      <text:p text:style-name="P65"/>
      <text:p text:style-name="P62"><text:span text:style-name="T2">Εναλλακτική Ροή 2:</text:span></text:p>
      <text:list xml:id="list550981987" text:style-name="WWNum36">
        <text:list-item>
          <text:list>
            <text:list-item>
              <text:list>
                <text:list-item>
                  <text:p text:style-name="P26"><text:span text:style-name="T2">Το σύστημα ανακαλύπτει ότι δεν υπάρχει διαθέσιμο συνεργαζόμενο γήπεδο του αθλήματος όπου επιλέχθηκε κοντά στον χρήστη.</text:span></text:p>
                </text:list-item>
                <text:list-item>
                  <text:p text:style-name="P26"><text:span text:style-name="T2">Το</text:span> <text:span text:style-name="T2">σύστημα</text:span> <text:span text:style-name="T2">εμφανίζει</text:span> <text:span text:style-name="T2">μήνυμα</text:span>, “there is not an available court near your area for this sport.</text:p>
                </text:list-item>
                <text:list-item>
                  <text:p text:style-name="P26"><text:span text:style-name="T2">Η εναλλακτική ροή μεταβαίνει στο βήμα 2 της βασικής ροής.</text:span></text:p>
                </text:list-item>
              </text:list>
            </text:list-item>
          </text:list>
        </text:list-item>
      </text:list>
      <text:p text:style-name="P65"/>
      <text:p text:style-name="P64"><text:span text:style-name="T135">Use cases</text:span></text:p>
      <text:p text:style-name="P62"><text:span text:style-name="T6">Τίτλος</text:span>: <text:span text:style-name="T2">Ακύρωση</text:span> <text:span text:style-name="T2">Κράτησης</text:span> (Cancel Reservation).</text:p>
      <text:p text:style-name="P62"><text:span text:style-name="T6">Χειριστές</text:span><text:span text:style-name="T2">: Χρήστης</text:span></text:p>
      <text:p text:style-name="P62"><text:span text:style-name="T6">Περιγραφή</text:span><text:span text:style-name="T2">: Αυτή η περίπτωση χρήσης αρχίζει όταν ο χρήστης επιλέξει “ </text:span>Cancel<text:span text:style-name="T2"> </text:span>Reservation<text:span text:style-name="T2"> ”, του επιτρέπει να ακυρώσει μία κράτηση αθλητικού κέντρου την οποία είχε κανονίσει και να πάρει τα χρήματα που δαπάνησε πίσω , αρκεί βέβαια η ακύρωση να πραγματοποιηθεί πριν από ένα επιθυμητό χρόνο όπου ορίζει ο κάθε αθλητικός χώρος. Τέλος μετά την ακύρωση το σύστημα επιστρέφει τον χρήστη στην αρχική σελίδα της εφαρμογής.</text:span></text:p>
      <text:p text:style-name="P65"/>
      <text:p text:style-name="P62"><text:span text:style-name="T2">Βασική Ροή :</text:span></text:p>
      <text:list xml:id="list315580754" text:style-name="WWNum28">
        <text:list-item>
          <text:p text:style-name="P27"><text:span text:style-name="T2">Ο χρήστης πλοηγείτε στην “</text:span>Book<text:span text:style-name="T2"> </text:span>court<text:span text:style-name="T2">” σελίδα της εφαρμογής και επιλέγει “</text:span>Cancel<text:span text:style-name="T2"> </text:span>Reservation<text:span text:style-name="T2">”.</text:span></text:p>
        </text:list-item>
        <text:list-item>
          <text:p text:style-name="P27"><text:span text:style-name="T2">Το σύστημα του εμφανίζει τις κρατήσεις όπου έχει κάνει ο χρήστης και είναι σε μελλοντική ημερομηνία.</text:span></text:p>
        </text:list-item>
        <text:list-item>
          <text:p text:style-name="P27"><text:span text:style-name="T2">Ο χρήστης επιλέγει την κράτηση την οποία επιθυμεί να ακυρώσει.</text:span></text:p>
        </text:list-item>
        <text:list-item>
          <text:p text:style-name="P27"><text:span text:style-name="T2">Το σύστημα εμφανίζει στην οθόνη μήνυμα επιβεβαίωσης.</text:span></text:p>
        </text:list-item>
        <text:list-item>
          <text:p text:style-name="P27"><text:span text:style-name="T2">Ο χρήστης επιβεβαιώνει. </text:span></text:p>
        </text:list-item>
        <text:list-item>
          <text:p text:style-name="P27"><text:span text:style-name="T2">Το σύστημα ελέγχει αν είναι μέσα στο χρονικό όριο ακύρωσης που επιβάλλει ο χώρος όπου είχε γίνει η κράτηση.</text:span></text:p>
        </text:list-item>
        <text:list-item>
          <text:p text:style-name="P27"><text:span text:style-name="T2">Το σύστημα εγκρίνει την ακύρωση κράτησης και την διαγράφει από το ωράριο του γηπέδου.</text:span></text:p>
        </text:list-item>
        <text:list-item>
          <text:p text:style-name="P27"><text:span text:style-name="T2">Το σύστημα επιστρέφει το ποσό της κράτησης στον χρήστη (μέσω των στοιχείων πληρωμής όπου είχε εισάγει ο χρήστης).</text:span></text:p>
        </text:list-item>
        <text:list-item>
          <text:p text:style-name="P27"><text:span text:style-name="T2">Το σύστημα εμφανίζει μήνυμα, “</text:span>successful<text:span text:style-name="T2"> </text:span>cancellation<text:span text:style-name="T2">”και επιστρέφει τον χρήστη στην αρχική σελίδα της εφαρμογής.</text:span></text:p>
        </text:list-item>
      </text:list>
      <text:p text:style-name="P53"><text:soft-page-break/></text:p>
      <text:p text:style-name="P62"><text:span text:style-name="T2">Εναλλακτική Ροή </text:span>1<text:span text:style-name="T2">:</text:span></text:p>
      <text:list xml:id="list3234327362" text:style-name="WWNum37">
        <text:list-item>
          <text:list>
            <text:list-item>
              <text:list>
                <text:list-item>
                  <text:p text:style-name="P28"><text:span text:style-name="T2">Το σύστημα αντιλαμβάνεται ότι η ακύρωση δεν είναι μέσα στο χρονικό όριο ακύρωσης του αθλητικού κέντρου και απορρίπτει την ακύρωση κράτησης.</text:span></text:p>
                </text:list-item>
                <text:list-item>
                  <text:p text:style-name="P28">To<text:span text:style-name="T2"> σύστημα εμφανίζει</text:span> <text:span text:style-name="T2">μήνυμα</text:span> “failed<text:span text:style-name="T2"> </text:span>cancelation”.</text:p>
                </text:list-item>
                <text:list-item>
                  <text:p text:style-name="P28"><text:span text:style-name="T2">Το σύστημα επιστρέφει τον χρήστη στην “</text:span>Book<text:span text:style-name="T2"> </text:span>court<text:span text:style-name="T2">” σελίδα της εφαρμογής.</text:span></text:p>
                </text:list-item>
              </text:list>
            </text:list-item>
          </text:list>
        </text:list-item>
      </text:list>
      <text:p text:style-name="P65"/>
      <text:p text:style-name="P65"/>
      <text:p text:style-name="P65"/>
      <text:p text:style-name="P64"><text:span text:style-name="T135">Use</text:span><text:span text:style-name="T6"> </text:span><text:span text:style-name="T135">cases</text:span></text:p>
      <text:p text:style-name="P62"><text:span text:style-name="T6">Τίτλος</text:span><text:span text:style-name="T2">: Τεχνική υποστήριξη χρήστης-ιδιοκτήτης γηπέδου (</text:span>Technical<text:span text:style-name="T2"> </text:span>Support<text:span text:style-name="T2"> </text:span>user<text:span text:style-name="T2"> - </text:span>owner<text:span text:style-name="T2">).</text:span></text:p>
      <text:p text:style-name="P62"><text:span text:style-name="T6">Χειριστές</text:span><text:span text:style-name="T2">: Χρήστης, Ιδιοκτήτης γηπέδου</text:span></text:p>
      <text:p text:style-name="P62"><text:span text:style-name="T6">Περιγραφή</text:span><text:span text:style-name="T2">: Αυτή η περίπτωση χρήσης αρχίζει όταν ο χρήστης-ιδιοκτήτης γηπέδου επιλέξει “ </text:span>Technical<text:span text:style-name="T2"> </text:span>Support<text:span text:style-name="T2"> ” . Τους επιτρέπει να επικοινωνήσουν με έναν διαχειριστή του συστήματος για οποιοδήποτε πρόβλημα τους προκύψει. Η περίπτωση χρήσης τελειώνει όταν ο χρήστης-ιδιοκτήτης γηπέδου επιλέξουν να γυρίσουν στην αρχική σελίδα.</text:span></text:p>
      <text:p text:style-name="P65"/>
      <text:p text:style-name="P62"><text:span text:style-name="T2">Βασική Ροή</text:span>:</text:p>
      <text:list xml:id="list966751088" text:style-name="WWNum41">
        <text:list-item text:start-value="1">
          <text:p text:style-name="P54"><text:span text:style-name="T2">Ο χρήστης-ιδιοκτήτης γηπέδου πλοηγείτε στην αρχική σελίδα της εφαρμογής και επιλέγει “</text:span>Technical<text:span text:style-name="T2"> </text:span>Support<text:span text:style-name="T2">”.</text:span></text:p>
        </text:list-item>
        <text:list-item>
          <text:p text:style-name="P54"><text:span text:style-name="T2">Το σύστημα αντλεί πληροφορίες για τα μηνύματα όπου έχουν σταλθεί μεταξύ του συγκεκριμένου χρήστη και του διαχειριστή.</text:span></text:p>
        </text:list-item>
        <text:list-item>
          <text:p text:style-name="P54"><text:span text:style-name="T2">Το σύστημα εμφανίζει το ιστορικό ανταλλαγής μηνυμάτων και χώρο για εισαγωγή νέων μηνυμάτων.</text:span></text:p>
        </text:list-item>
        <text:list-item>
          <text:p text:style-name="P54"><text:span text:style-name="T2">Ο χρήστης-ιδιοκτήτης γράφει το μήνυμα που επιθυμεί και επιλέγει να το στέλνει.</text:span></text:p>
        </text:list-item>
        <text:list-item>
          <text:p text:style-name="P54"><text:span text:style-name="T2">Το σύστημα αποθηκεύει το μήνυμα και ενημερώνεται.</text:span></text:p>
        </text:list-item>
        <text:list-item>
          <text:p text:style-name="P54"><text:span text:style-name="T2">Το σύστημα εμφανίζει στο ιστορικό ανταλλαγής μηνυμάτων το καινούριο μήνυμα του χρήστη-ιδιοκτήτη γηπέδου.</text:span></text:p>
        </text:list-item>
        <text:list-item>
          <text:p text:style-name="P54"><text:span text:style-name="T2">Το σύστημα δίνει την δυνατότητα στον χρήστη-ιδιοκτήτη γηπέδου είτε να συνεχίσει να ανταλλάσσει μηνύματα και να πλοηγείτε στο </text:span>Technical<text:span text:style-name="T2"> </text:span>Support<text:span text:style-name="T2"> είτε να επιστρέψει στην αρχική σελίδα.</text:span></text:p>
        </text:list-item>
      </text:list>
      <text:p text:style-name="P82"/>
      <text:p text:style-name="P82"/>
      <text:p text:style-name="P85"><text:span text:style-name="T135">Τίτλος</text:span>: Τεχνική Υποστήριξη διαχειριστή(<text:span text:style-name="T41">Technical</text:span> <text:span text:style-name="T41">Support</text:span> <text:span text:style-name="T41">Admin</text:span>) </text:p>
      <text:p text:style-name="P85"><text:span text:style-name="T135">Χειριστές</text:span>: Ιδιοκτήτης Γηπέδου, Διαχειριστής ,Χρήστης</text:p>
      <text:p text:style-name="P85"><text:span text:style-name="T135">Περιγραφή</text:span>: Αυτή η περίπτωση χρήσης αρχίζει όταν ο διαχειριστής επιλέξει “<text:span text:style-name="T41">Technical</text:span> <text:span text:style-name="T41">Support</text:span>” και του επιτρέπει να δει τα μηνύματα του από χρήστες ή ιδιοκτήτες, να απαντήσει η να τα <text:soft-page-break/>διαγράψει <text:s/>. Η περίπτωση χρήσης τελειώνει όταν ο διαχειριστής κλείσει το παράθυρο του μηνύματος, απαντήσει ή διαγράψει το μήνυμα.</text:p>
      <text:p text:style-name="P85"/>
      <text:p text:style-name="P85"><text:s text:c="11"/></text:p>
      <text:p text:style-name="P87"/>
      <text:p text:style-name="P85"><text:span text:style-name="T61">Βασική ροή:</text:span></text:p>
      <text:list xml:id="list233819568267219" text:continue-list="list966751088" text:style-name="WWNum42">
        <text:list-item text:start-value="1">
          <text:p text:style-name="P57"><text:span text:style-name="T2">Ο διαχειριστής πλοηγείτε στην αρχική σελίδα της εφαρμογής και επιλέγει “</text:span>Technical<text:span text:style-name="T2"> </text:span>Support<text:span text:style-name="T2">”.</text:span></text:p>
        </text:list-item>
        <text:list-item>
          <text:p text:style-name="P55"><text:span text:style-name="T2">Το σύστημα αντλεί πληροφορίες για τα μηνύματα όπου έχουν ανταλλαχθεί μεταξύ των χρηστών και του διαχειριστή.</text:span></text:p>
        </text:list-item>
        <text:list-item>
          <text:p text:style-name="P55"><text:span text:style-name="T2">Το σύστημα εμφανίζει τα ιστορικά ανταλλαγής μηνυμάτων μεταξύ του διαχειριστή και των χρηστών καθώς και χώρο για εισαγωγή νέων μηνυμάτων. Επίσης δίνει την δυνατότητα στον διαχειριστή να επιλέξει ποιο από αυτά θα ανοίξει.</text:span></text:p>
        </text:list-item>
        <text:list-item>
          <text:p text:style-name="P55"><text:span text:style-name="T2">Ο διαχειριστής επιλέγει μία συνομιλία και αφού την διαβάσει στέλνει την απάντηση του.</text:span></text:p>
        </text:list-item>
        <text:list-item>
          <text:p text:style-name="P55"><text:span text:style-name="T2">Το σύστημα αποθηκεύει την απάντηση και ενημερώνεται.</text:span></text:p>
        </text:list-item>
        <text:list-item>
          <text:p text:style-name="P55"><text:span text:style-name="T2">Το σύστημα εμφανίζει την απάντηση του διαχειριστή στον αρχικό αποστολέα του μηνύματος.</text:span></text:p>
        </text:list-item>
        <text:list-item>
          <text:p text:style-name="P55"><text:span text:style-name="T2">Το σύστημα εμφανίζει μήνυμα “</text:span>Send<text:span text:style-name="T2">!”.</text:span></text:p>
        </text:list-item>
        <text:list-item>
          <text:p text:style-name="P55"><text:span text:style-name="T2">Το σύστημα δίνει την δυνατότητα στον διαχειριστή να συνεχίσει να πλοηγείτε στα μηνύματα είτε να επιστρέψει στην αρχική σελίδα.</text:span></text:p>
        </text:list-item>
      </text:list>
      <text:p text:style-name="P1"/>
      <text:p text:style-name="P85"/>
      <text:p text:style-name="P85">Εναλλακτική ροή 1:</text:p>
      <text:list xml:id="list1337900399" text:style-name="WWNum44">
        <text:list-item>
          <text:list>
            <text:list-item>
              <text:list>
                <text:list-item>
                  <text:p text:style-name="P86"><text:s text:c="2"/>Ο διαχειριστής επιλέγει μία συνομιλία και αφού την διαβάσει επιλέγει να την διαγράψει.</text:p>
                </text:list-item>
                <text:list-item>
                  <text:p text:style-name="P86">Το σύστημα αποθηκεύει τις αλλαγές και ενημερώνεται.</text:p>
                </text:list-item>
                <text:list-item>
                  <text:p text:style-name="P86">Το σύστημα εμφανίζει μήνυμα “<text:span text:style-name="T41">This</text:span> <text:span text:style-name="T41">message</text:span> <text:span text:style-name="T41">has</text:span> <text:span text:style-name="T41">been</text:span> <text:span text:style-name="T41">deleted</text:span>!”.</text:p>
                </text:list-item>
                <text:list-item>
                  <text:p text:style-name="P86">Η εναλλακτική ροή μεταβαίνει στο βήμα 8 της <text:s/>βασικής ροής της περίπτωσης χρήσης.</text:p>
                </text:list-item>
              </text:list>
            </text:list-item>
          </text:list>
        </text:list-item>
      </text:list>
      <text:p text:style-name="P82"/>
      <text:p text:style-name="P82"/>
      <text:p text:style-name="P62"><text:span text:style-name="T6">Τίτλος</text:span><text:span text:style-name="T2">: Προβολή και Διαγραφή φίλων (</text:span>View<text:span text:style-name="T2"> &amp; </text:span>Delete<text:span text:style-name="T2"> </text:span>Friends<text:span text:style-name="T2">).</text:span></text:p>
      <text:p text:style-name="P62"><text:soft-page-break/><text:span text:style-name="T6">Χειριστές</text:span><text:span text:style-name="T2">: Χρήστης</text:span></text:p>
      <text:p text:style-name="P62"><text:span text:style-name="T6">Περιγραφή</text:span><text:span text:style-name="T2">: Αυτή η περίπτωση χρήσης αρχίζει όταν ο χρήστης επιλέξει “ </text:span>View<text:span text:style-name="T2"> </text:span>Friends<text:span text:style-name="T2"> ”, του επιτρέπει <text:s/>να περιηγηθεί στην λίστα των φίλων που έχει στην εφαρμογή και όποιον επιθυμεί να τον διαγράψει από αυτήν. Η περίπτωση χρήσης τελειώνει όταν ο χρήστης διαγράψει κάποιον φίλο του ή επιλέξει να γυρίσει στην αρχική σελίδα.</text:span></text:p>
      <text:p text:style-name="P82"/>
      <text:p text:style-name="P83"><text:span text:style-name="T2">Βασική Ροή :</text:span></text:p>
      <text:list xml:id="list525354257" text:style-name="WWNum45">
        <text:list-item>
          <text:p text:style-name="P29"><text:span text:style-name="T2">Ο χρήστης πλοηγείτε στην “</text:span>Add<text:span text:style-name="T2"> </text:span>Friends<text:span text:style-name="T2"> “ σελίδα της εφαρμογής και επιλέγει το “</text:span>View<text:span text:style-name="T2"> </text:span>Friends<text:span text:style-name="T2">”.</text:span></text:p>
        </text:list-item>
        <text:list-item>
          <text:p text:style-name="P29"><text:span text:style-name="T2">Το σύστημα αντλεί δεδομένα για τους φίλους του χρήστη.</text:span></text:p>
        </text:list-item>
        <text:list-item>
          <text:p text:style-name="P29"><text:span text:style-name="T2">Το σύστημα εμφανίζει όλους τους φίλους του χρήστη.</text:span></text:p>
        </text:list-item>
        <text:list-item>
          <text:p text:style-name="P29"><text:span text:style-name="T2">Ο χρήστης επιλέγει έναν εκ’ των φίλων του.</text:span></text:p>
        </text:list-item>
        <text:list-item>
          <text:p text:style-name="P29"><text:span text:style-name="T2">Το σύστημα του εμφανίζει επιλογή διαγραφής φίλου “</text:span>Delete<text:span text:style-name="T2"> </text:span>Friend<text:span text:style-name="T2">”</text:span></text:p>
        </text:list-item>
        <text:list-item>
          <text:p text:style-name="P29"><text:span text:style-name="T2">Ο χρήστης το επιλέγει και επιβεβαιώνει την διαγραφή του συγκεκριμένου φίλου.</text:span></text:p>
        </text:list-item>
        <text:list-item>
          <text:p text:style-name="P29"><text:span text:style-name="T2">Το σύστημα αποθηκεύει την αλλαγή στους φίλους και ενημερώνεται.</text:span></text:p>
        </text:list-item>
        <text:list-item>
          <text:p text:style-name="P56"><text:span text:style-name="T2">Το σύστημα δίνει την δυνατότητα στον χρήστη είτε να συνεχίσει να πλοηγείτε στην λίστα των φίλων του είτε να επιστρέψει στην αρχική σελίδα.</text:span></text:p>
        </text:list-item>
      </text:list>
      <text:p text:style-name="P82"/>
      <text:p text:style-name="P62"><text:span text:style-name="T2">Εναλλακτική Ροή 1:</text:span></text:p>
      <text:list xml:id="list4172048324" text:style-name="WWNum47">
        <text:list-item>
          <text:list>
            <text:list-item>
              <text:list>
                <text:list-item>
                  <text:p text:style-name="P58"><text:span text:style-name="T2">Το σύστημα αντλεί δεδομένα αλλά ο χρήστης δεν έχει κανέναν φίλο.</text:span></text:p>
                </text:list-item>
                <text:list-item>
                  <text:p text:style-name="P58"><text:span text:style-name="T2">Το σύστημα εμφανίζει μήνυμα “</text:span>No<text:span text:style-name="T2"> </text:span>friends<text:span text:style-name="T2"> </text:span>found<text:span text:style-name="T2">”.</text:span></text:p>
                </text:list-item>
                <text:list-item>
                  <text:p text:style-name="P52"><text:span text:style-name="Προεπιλεγμένη_20_γραμματοσειρά"><text:span text:style-name="T118">Το σύστημα επιστρέφει τον χρήστη στην αρχική σελίδα.</text:span></text:span></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F" svg:font-family="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Παράγραφος_20_λίστας" style:display-name="Παράγραφος λίστας" style:family="paragraph" style:parent-style-name="Standard">
      <style:paragraph-properties fo:margin-left="0.5in" fo:margin-right="0in" fo:hyphenation-ladder-count="no-limit" fo:text-indent="0in" style:auto-text-indent="false">
        <style:tab-stops/>
      </style:paragraph-properties>
      <style:text-properties fo:hyphenate="false" loext:hyphenation-no-caps="false"/>
    </style:style>
    <style:style style:name="Standard_20__28_user_29_" style:display-name="Standard (user)" style:family="paragraph" style:default-outline-level="">
      <style:paragraph-properties fo:margin-top="0in" fo:margin-bottom="0.139in" style:contextual-spacing="false" fo:line-height="115%" fo:text-align="start" style:justify-single-word="false" fo:orphans="2" fo:widows="2" fo:hyphenation-ladder-count="no-limit" style:writing-mode="lr-tb"/>
      <style:text-properties style:font-name="Calibri1" fo:font-family="Calibri" style:font-family-generic="roman" style:font-pitch="variable" fo:language="el" fo:country="GR" style:font-name-asian="Calibri2" style:font-family-asian="Calibri" style:font-family-generic-asian="system" style:font-pitch-asian="variable" style:font-name-complex="F" style:font-family-complex="F" style:font-family-generic-complex="system" style:font-pitch-complex="variable" fo:hyphenate="false" fo:hyphenation-remain-char-count="2" fo:hyphenation-push-char-count="2" loext:hyphenation-no-caps="false"/>
    </style:style>
    <style:style style:name="Προεπιλεγμένη_20_γραμματοσειρά" style:display-name="Προεπιλεγμένη γραμματοσειρά" style:family="text"/>
    <style:style style:name="ListLabel_20_1" style:display-name="ListLabel 1" style:family="text">
      <style:text-properties fo:font-size="12pt" style:font-size-asian="12pt"/>
    </style:style>
    <style:style style:name="ListLabel_20_2" style:display-name="ListLabel 2" style:family="text">
      <style:text-properties fo:font-size="12pt" style:font-size-asian="12pt"/>
    </style:style>
    <style:style style:name="ListLabel_20_3" style:display-name="ListLabel 3" style:family="text">
      <style:text-properties fo:font-size="12pt" style:font-size-asian="12pt"/>
    </style:style>
    <style:style style:name="ListLabel_20_4" style:display-name="ListLabel 4" style:family="text">
      <style:text-properties fo:font-size="12pt" style:font-size-asian="12pt"/>
    </style:style>
    <style:style style:name="ListLabel_20_5" style:display-name="ListLabel 5" style:family="text">
      <style:text-properties fo:font-size="12pt" style:font-size-asian="12pt"/>
    </style:style>
    <style:style style:name="ListLabel_20_6" style:display-name="ListLabel 6" style:family="text">
      <style:text-properties fo:font-size="12pt" style:font-size-asian="12pt"/>
    </style:style>
    <style:style style:name="ListLabel_20_7" style:display-name="ListLabel 7" style:family="text">
      <style:text-properties fo:font-size="12pt" style:font-size-asian="12pt"/>
    </style:style>
    <style:style style:name="ListLabel_20_8" style:display-name="ListLabel 8" style:family="text">
      <style:text-properties fo:font-size="12pt" style:font-size-asian="12pt"/>
    </style:style>
    <style:style style:name="ListLabel_20_9" style:display-name="ListLabel 9" style:family="tex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text:start-value="5">
        <style:list-level-properties text:list-level-position-and-space-mode="label-alignment">
          <style:list-level-label-alignment text:label-followed-by="listtab" fo:text-indent="-0.302in" fo:margin-left="0.302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302in" fo:margin-left="0.30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text:start-value="7">
        <style:list-level-properties text:list-level-position-and-space-mode="label-alignment">
          <style:list-level-label-alignment text:label-followed-by="listtab" fo:text-indent="-0.302in" fo:margin-left="0.302in"/>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302in" fo:margin-left="0.30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format="1" text:start-value="2">
        <style:list-level-properties text:list-level-position-and-space-mode="label-alignment">
          <style:list-level-label-alignment text:label-followed-by="listtab" fo:text-indent="-0.302in" fo:margin-left="0.302in"/>
        </style:list-level-properties>
      </text:list-level-style-number>
      <text:list-level-style-number text:level="2" style:num-format="1" text:display-levels="2">
        <style:list-level-properties text:list-level-position-and-space-mode="label-alignment">
          <style:list-level-label-alignment text:label-followed-by="listtab" fo:text-indent="-0.302in" fo:margin-left="0.30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text:start-value="3">
        <style:list-level-properties text:list-level-position-and-space-mode="label-alignment">
          <style:list-level-label-alignment text:label-followed-by="listtab" fo:text-indent="-0.3335in" fo:margin-left="0.3335in"/>
        </style:list-level-properties>
      </text:list-level-style-number>
      <text:list-level-style-number text:level="2" style:num-format="1"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text:start-value="12">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text:start-value="4">
        <style:list-level-properties text:list-level-position-and-space-mode="label-alignment">
          <style:list-level-label-alignment text:label-followed-by="listtab" fo:text-indent="-0.3335in" fo:margin-left="0.333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text:start-value="6">
        <style:list-level-properties text:list-level-position-and-space-mode="label-alignment">
          <style:list-level-label-alignment text:label-followed-by="listtab" fo:text-indent="-0.3335in" fo:margin-left="0.3335in"/>
        </style:list-level-properties>
      </text:list-level-style-number>
      <text:list-level-style-number text:level="2" style:num-format="1"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 style:num-format="1" text:start-value="4">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335in" fo:margin-left="0.333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6T23:29:38.093000000</meta:creation-date>
    <dc:date>2023-03-26T23:38:04.691000000</dc:date>
    <meta:editing-duration>PT8M26S</meta:editing-duration>
    <meta:editing-cycles>3</meta:editing-cycles>
    <meta:generator>LibreOffice/7.0.2.2$Windows_X86_64 LibreOffice_project/8349ace3c3162073abd90d81fd06dcfb6b36b994</meta:generator>
    <meta:document-statistic meta:table-count="2" meta:image-count="0" meta:object-count="0" meta:page-count="18" meta:paragraph-count="355" meta:word-count="4946" meta:character-count="31250" meta:non-whitespace-character-count="26707"/>
  </office:meta>
</office:document-meta>
</file>